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r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98156" calcext:value-type="float">
            <text:p>398156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2">
          <table:table-cell office:value-type="float" office:value="398157" calcext:value-type="float">
            <text:p>398157</text:p>
          </table:table-cell>
          <table:table-cell office:value-type="float" office:value="1633220" calcext:value-type="float">
            <text:p>1633220</text:p>
          </table:table-cell>
          <table:table-cell office:value-type="float" office:value="1235064" calcext:value-type="float">
            <text:p>1235064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float" office:value="1633221" calcext:value-type="float">
            <text:p>1633221</text:p>
          </table:table-cell>
          <table:table-cell office:value-type="float" office:value="1645658" calcext:value-type="float">
            <text:p>1645658</text:p>
          </table:table-cell>
          <table:table-cell office:value-type="float" office:value="12438" calcext:value-type="float">
            <text:p>12438</text:p>
          </table:table-cell>
          <table:table-cell office:value-type="float" office:value="44.94" calcext:value-type="float">
            <text:p>44.94</text:p>
          </table:table-cell>
        </table:table-row>
        <table:table-row table:style-name="ro2">
          <table:table-cell office:value-type="float" office:value="1645659" calcext:value-type="float">
            <text:p>1645659</text:p>
          </table:table-cell>
          <table:table-cell office:value-type="float" office:value="1788025" calcext:value-type="float">
            <text:p>1788025</text:p>
          </table:table-cell>
          <table:table-cell office:value-type="float" office:value="142367" calcext:value-type="float">
            <text:p>142367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2">
          <table:table-cell office:value-type="float" office:value="1788026" calcext:value-type="float">
            <text:p>1788026</text:p>
          </table:table-cell>
          <table:table-cell office:value-type="float" office:value="1968540" calcext:value-type="float">
            <text:p>1968540</text:p>
          </table:table-cell>
          <table:table-cell office:value-type="float" office:value="180515" calcext:value-type="float">
            <text:p>180515</text:p>
          </table:table-cell>
          <table:table-cell office:value-type="float" office:value="39.88" calcext:value-type="float">
            <text:p>39.88</text:p>
          </table:table-cell>
        </table:table-row>
        <table:table-row table:style-name="ro2">
          <table:table-cell office:value-type="float" office:value="1968541" calcext:value-type="float">
            <text:p>1968541</text:p>
          </table:table-cell>
          <table:table-cell office:value-type="float" office:value="1975917" calcext:value-type="float">
            <text:p>1975917</text:p>
          </table:table-cell>
          <table:table-cell office:value-type="float" office:value="7377" calcext:value-type="float">
            <text:p>7377</text:p>
          </table:table-cell>
          <table:table-cell office:value-type="float" office:value="30.2" calcext:value-type="float">
            <text:p>30.2</text:p>
          </table:table-cell>
        </table:table-row>
        <table:table-row table:style-name="ro2">
          <table:table-cell office:value-type="float" office:value="1975918" calcext:value-type="float">
            <text:p>1975918</text:p>
          </table:table-cell>
          <table:table-cell office:value-type="float" office:value="1986970" calcext:value-type="float">
            <text:p>1986970</text:p>
          </table:table-cell>
          <table:table-cell office:value-type="float" office:value="11053" calcext:value-type="float">
            <text:p>11053</text:p>
          </table:table-cell>
          <table:table-cell office:value-type="float" office:value="52.39" calcext:value-type="float">
            <text:p>52.39</text:p>
          </table:table-cell>
        </table:table-row>
        <table:table-row table:style-name="ro2">
          <table:table-cell office:value-type="float" office:value="1986971" calcext:value-type="float">
            <text:p>1986971</text:p>
          </table:table-cell>
          <table:table-cell office:value-type="float" office:value="2003418" calcext:value-type="float">
            <text:p>2003418</text:p>
          </table:table-cell>
          <table:table-cell office:value-type="float" office:value="16448" calcext:value-type="float">
            <text:p>16448</text:p>
          </table:table-cell>
          <table:table-cell office:value-type="float" office:value="40.19" calcext:value-type="float">
            <text:p>40.19</text:p>
          </table:table-cell>
        </table:table-row>
        <table:table-row table:style-name="ro2">
          <table:table-cell office:value-type="float" office:value="2003419" calcext:value-type="float">
            <text:p>2003419</text:p>
          </table:table-cell>
          <table:table-cell office:value-type="float" office:value="2044271" calcext:value-type="float">
            <text:p>2044271</text:p>
          </table:table-cell>
          <table:table-cell office:value-type="float" office:value="40853" calcext:value-type="float">
            <text:p>40853</text:p>
          </table:table-cell>
          <table:table-cell office:value-type="float" office:value="34.58" calcext:value-type="float">
            <text:p>34.58</text:p>
          </table:table-cell>
        </table:table-row>
        <table:table-row table:style-name="ro2">
          <table:table-cell office:value-type="float" office:value="2044272" calcext:value-type="float">
            <text:p>2044272</text:p>
          </table:table-cell>
          <table:table-cell office:value-type="float" office:value="2081887" calcext:value-type="float">
            <text:p>2081887</text:p>
          </table:table-cell>
          <table:table-cell office:value-type="float" office:value="37616" calcext:value-type="float">
            <text:p>37616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2">
          <table:table-cell office:value-type="float" office:value="2081888" calcext:value-type="float">
            <text:p>2081888</text:p>
          </table:table-cell>
          <table:table-cell office:value-type="float" office:value="2129056" calcext:value-type="float">
            <text:p>2129056</text:p>
          </table:table-cell>
          <table:table-cell office:value-type="float" office:value="47169" calcext:value-type="float">
            <text:p>47169</text:p>
          </table:table-cell>
          <table:table-cell office:value-type="float" office:value="49.05" calcext:value-type="float">
            <text:p>49.05</text:p>
          </table:table-cell>
        </table:table-row>
        <table:table-row table:style-name="ro2">
          <table:table-cell office:value-type="float" office:value="2129057" calcext:value-type="float">
            <text:p>2129057</text:p>
          </table:table-cell>
          <table:table-cell office:value-type="float" office:value="2393205" calcext:value-type="float">
            <text:p>2393205</text:p>
          </table:table-cell>
          <table:table-cell office:value-type="float" office:value="264149" calcext:value-type="float">
            <text:p>264149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2">
          <table:table-cell office:value-type="float" office:value="2393206" calcext:value-type="float">
            <text:p>2393206</text:p>
          </table:table-cell>
          <table:table-cell office:value-type="float" office:value="2732003" calcext:value-type="float">
            <text:p>2732003</text:p>
          </table:table-cell>
          <table:table-cell office:value-type="float" office:value="338798" calcext:value-type="float">
            <text:p>338798</text:p>
          </table:table-cell>
          <table:table-cell office:value-type="float" office:value="37.22" calcext:value-type="float">
            <text:p>37.22</text:p>
          </table:table-cell>
        </table:table-row>
        <table:table-row table:style-name="ro2">
          <table:table-cell office:value-type="float" office:value="2732004" calcext:value-type="float">
            <text:p>2732004</text:p>
          </table:table-cell>
          <table:table-cell office:value-type="float" office:value="2741385" calcext:value-type="float">
            <text:p>2741385</text:p>
          </table:table-cell>
          <table:table-cell office:value-type="float" office:value="9382" calcext:value-type="float">
            <text:p>9382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2">
          <table:table-cell office:value-type="float" office:value="2741386" calcext:value-type="float">
            <text:p>2741386</text:p>
          </table:table-cell>
          <table:table-cell office:value-type="float" office:value="2754028" calcext:value-type="float">
            <text:p>2754028</text:p>
          </table:table-cell>
          <table:table-cell office:value-type="float" office:value="12643" calcext:value-type="float">
            <text:p>12643</text:p>
          </table:table-cell>
          <table:table-cell office:value-type="float" office:value="37.63" calcext:value-type="float">
            <text:p>37.63</text:p>
          </table:table-cell>
        </table:table-row>
        <table:table-row table:style-name="ro2">
          <table:table-cell office:value-type="float" office:value="2754029" calcext:value-type="float">
            <text:p>2754029</text:p>
          </table:table-cell>
          <table:table-cell office:value-type="float" office:value="3263748" calcext:value-type="float">
            <text:p>3263748</text:p>
          </table:table-cell>
          <table:table-cell office:value-type="float" office:value="509720" calcext:value-type="float">
            <text:p>509720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2">
          <table:table-cell office:value-type="float" office:value="3263749" calcext:value-type="float">
            <text:p>3263749</text:p>
          </table:table-cell>
          <table:table-cell office:value-type="float" office:value="3277230" calcext:value-type="float">
            <text:p>3277230</text:p>
          </table:table-cell>
          <table:table-cell office:value-type="float" office:value="13482" calcext:value-type="float">
            <text:p>13482</text:p>
          </table:table-cell>
          <table:table-cell office:value-type="float" office:value="41.95" calcext:value-type="float">
            <text:p>41.95</text:p>
          </table:table-cell>
        </table:table-row>
        <table:table-row table:style-name="ro2">
          <table:table-cell office:value-type="float" office:value="3277231" calcext:value-type="float">
            <text:p>3277231</text:p>
          </table:table-cell>
          <table:table-cell office:value-type="float" office:value="3385659" calcext:value-type="float">
            <text:p>3385659</text:p>
          </table:table-cell>
          <table:table-cell office:value-type="float" office:value="108429" calcext:value-type="float">
            <text:p>108429</text:p>
          </table:table-cell>
          <table:table-cell office:value-type="float" office:value="35.45" calcext:value-type="float">
            <text:p>35.45</text:p>
          </table:table-cell>
        </table:table-row>
        <table:table-row table:style-name="ro2">
          <table:table-cell office:value-type="float" office:value="3385660" calcext:value-type="float">
            <text:p>3385660</text:p>
          </table:table-cell>
          <table:table-cell office:value-type="float" office:value="3425765" calcext:value-type="float">
            <text:p>3425765</text:p>
          </table:table-cell>
          <table:table-cell office:value-type="float" office:value="40106" calcext:value-type="float">
            <text:p>40106</text:p>
          </table:table-cell>
          <table:table-cell office:value-type="float" office:value="43.29" calcext:value-type="float">
            <text:p>43.29</text:p>
          </table:table-cell>
        </table:table-row>
        <table:table-row table:style-name="ro2">
          <table:table-cell office:value-type="float" office:value="3425766" calcext:value-type="float">
            <text:p>3425766</text:p>
          </table:table-cell>
          <table:table-cell office:value-type="float" office:value="3510960" calcext:value-type="float">
            <text:p>3510960</text:p>
          </table:table-cell>
          <table:table-cell office:value-type="float" office:value="85195" calcext:value-type="float">
            <text:p>85195</text:p>
          </table:table-cell>
          <table:table-cell office:value-type="float" office:value="34.77" calcext:value-type="float">
            <text:p>34.77</text:p>
          </table:table-cell>
        </table:table-row>
        <table:table-row table:style-name="ro2">
          <table:table-cell office:value-type="float" office:value="3510961" calcext:value-type="float">
            <text:p>3510961</text:p>
          </table:table-cell>
          <table:table-cell office:value-type="float" office:value="3547009" calcext:value-type="float">
            <text:p>3547009</text:p>
          </table:table-cell>
          <table:table-cell office:value-type="float" office:value="36049" calcext:value-type="float">
            <text:p>36049</text:p>
          </table:table-cell>
          <table:table-cell office:value-type="float" office:value="43.06" calcext:value-type="float">
            <text:p>43.06</text:p>
          </table:table-cell>
        </table:table-row>
        <table:table-row table:style-name="ro2">
          <table:table-cell office:value-type="float" office:value="3547010" calcext:value-type="float">
            <text:p>3547010</text:p>
          </table:table-cell>
          <table:table-cell office:value-type="float" office:value="4412694" calcext:value-type="float">
            <text:p>4412694</text:p>
          </table:table-cell>
          <table:table-cell office:value-type="float" office:value="865685" calcext:value-type="float">
            <text:p>865685</text:p>
          </table:table-cell>
          <table:table-cell office:value-type="float" office:value="34.59" calcext:value-type="float">
            <text:p>34.59</text:p>
          </table:table-cell>
        </table:table-row>
        <table:table-row table:style-name="ro2">
          <table:table-cell office:value-type="float" office:value="4412695" calcext:value-type="float">
            <text:p>4412695</text:p>
          </table:table-cell>
          <table:table-cell office:value-type="float" office:value="4606468" calcext:value-type="float">
            <text:p>4606468</text:p>
          </table:table-cell>
          <table:table-cell office:value-type="float" office:value="193774" calcext:value-type="float">
            <text:p>193774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4606469" calcext:value-type="float">
            <text:p>4606469</text:p>
          </table:table-cell>
          <table:table-cell office:value-type="float" office:value="4974082" calcext:value-type="float">
            <text:p>4974082</text:p>
          </table:table-cell>
          <table:table-cell office:value-type="float" office:value="367614" calcext:value-type="float">
            <text:p>367614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2">
          <table:table-cell office:value-type="float" office:value="4974083" calcext:value-type="float">
            <text:p>4974083</text:p>
          </table:table-cell>
          <table:table-cell office:value-type="float" office:value="4978950" calcext:value-type="float">
            <text:p>4978950</text:p>
          </table:table-cell>
          <table:table-cell office:value-type="float" office:value="4868" calcext:value-type="float">
            <text:p>4868</text:p>
          </table:table-cell>
          <table:table-cell office:value-type="float" office:value="46.82" calcext:value-type="float">
            <text:p>46.82</text:p>
          </table:table-cell>
        </table:table-row>
        <table:table-row table:style-name="ro2">
          <table:table-cell office:value-type="float" office:value="4978951" calcext:value-type="float">
            <text:p>4978951</text:p>
          </table:table-cell>
          <table:table-cell office:value-type="float" office:value="5823730" calcext:value-type="float">
            <text:p>5823730</text:p>
          </table:table-cell>
          <table:table-cell office:value-type="float" office:value="844780" calcext:value-type="float">
            <text:p>844780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2">
          <table:table-cell office:value-type="float" office:value="5823731" calcext:value-type="float">
            <text:p>5823731</text:p>
          </table:table-cell>
          <table:table-cell office:value-type="float" office:value="5832827" calcext:value-type="float">
            <text:p>5832827</text:p>
          </table:table-cell>
          <table:table-cell office:value-type="float" office:value="9097" calcext:value-type="float">
            <text:p>9097</text:p>
          </table:table-cell>
          <table:table-cell office:value-type="float" office:value="46.62" calcext:value-type="float">
            <text:p>46.62</text:p>
          </table:table-cell>
        </table:table-row>
        <table:table-row table:style-name="ro2">
          <table:table-cell office:value-type="float" office:value="5832828" calcext:value-type="float">
            <text:p>5832828</text:p>
          </table:table-cell>
          <table:table-cell office:value-type="float" office:value="5987978" calcext:value-type="float">
            <text:p>5987978</text:p>
          </table:table-cell>
          <table:table-cell office:value-type="float" office:value="155151" calcext:value-type="float">
            <text:p>155151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2">
          <table:table-cell office:value-type="float" office:value="5987979" calcext:value-type="float">
            <text:p>5987979</text:p>
          </table:table-cell>
          <table:table-cell office:value-type="float" office:value="6010367" calcext:value-type="float">
            <text:p>6010367</text:p>
          </table:table-cell>
          <table:table-cell office:value-type="float" office:value="22389" calcext:value-type="float">
            <text:p>22389</text:p>
          </table:table-cell>
          <table:table-cell office:value-type="float" office:value="50.61" calcext:value-type="float">
            <text:p>50.61</text:p>
          </table:table-cell>
        </table:table-row>
        <table:table-row table:style-name="ro2">
          <table:table-cell office:value-type="float" office:value="6010368" calcext:value-type="float">
            <text:p>6010368</text:p>
          </table:table-cell>
          <table:table-cell office:value-type="float" office:value="6094611" calcext:value-type="float">
            <text:p>6094611</text:p>
          </table:table-cell>
          <table:table-cell office:value-type="float" office:value="84244" calcext:value-type="float">
            <text:p>84244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2">
          <table:table-cell office:value-type="float" office:value="6094612" calcext:value-type="float">
            <text:p>6094612</text:p>
          </table:table-cell>
          <table:table-cell office:value-type="float" office:value="6112729" calcext:value-type="float">
            <text:p>6112729</text:p>
          </table:table-cell>
          <table:table-cell office:value-type="float" office:value="18118" calcext:value-type="float">
            <text:p>18118</text:p>
          </table:table-cell>
          <table:table-cell office:value-type="float" office:value="50.96" calcext:value-type="float">
            <text:p>50.96</text:p>
          </table:table-cell>
        </table:table-row>
        <table:table-row table:style-name="ro2">
          <table:table-cell office:value-type="float" office:value="6112730" calcext:value-type="float">
            <text:p>6112730</text:p>
          </table:table-cell>
          <table:table-cell office:value-type="float" office:value="6208768" calcext:value-type="float">
            <text:p>6208768</text:p>
          </table:table-cell>
          <table:table-cell office:value-type="float" office:value="96039" calcext:value-type="float">
            <text:p>96039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2">
          <table:table-cell office:value-type="float" office:value="6208769" calcext:value-type="float">
            <text:p>6208769</text:p>
          </table:table-cell>
          <table:table-cell office:value-type="float" office:value="6225849" calcext:value-type="float">
            <text:p>6225849</text:p>
          </table:table-cell>
          <table:table-cell office:value-type="float" office:value="17081" calcext:value-type="float">
            <text:p>17081</text:p>
          </table:table-cell>
          <table:table-cell office:value-type="float" office:value="45.54" calcext:value-type="float">
            <text:p>45.54</text:p>
          </table:table-cell>
        </table:table-row>
        <table:table-row table:style-name="ro2">
          <table:table-cell office:value-type="float" office:value="6225850" calcext:value-type="float">
            <text:p>6225850</text:p>
          </table:table-cell>
          <table:table-cell office:value-type="float" office:value="6346479" calcext:value-type="float">
            <text:p>6346479</text:p>
          </table:table-cell>
          <table:table-cell office:value-type="float" office:value="120630" calcext:value-type="float">
            <text:p>120630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2">
          <table:table-cell office:value-type="float" office:value="6346480" calcext:value-type="float">
            <text:p>6346480</text:p>
          </table:table-cell>
          <table:table-cell office:value-type="float" office:value="6354504" calcext:value-type="float">
            <text:p>6354504</text:p>
          </table:table-cell>
          <table:table-cell office:value-type="float" office:value="8025" calcext:value-type="float">
            <text:p>8025</text:p>
          </table:table-cell>
          <table:table-cell office:value-type="float" office:value="49.89" calcext:value-type="float">
            <text:p>49.89</text:p>
          </table:table-cell>
        </table:table-row>
        <table:table-row table:style-name="ro2">
          <table:table-cell office:value-type="float" office:value="6354505" calcext:value-type="float">
            <text:p>6354505</text:p>
          </table:table-cell>
          <table:table-cell office:value-type="float" office:value="6532981" calcext:value-type="float">
            <text:p>6532981</text:p>
          </table:table-cell>
          <table:table-cell office:value-type="float" office:value="178477" calcext:value-type="float">
            <text:p>178477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2">
          <table:table-cell office:value-type="float" office:value="6532982" calcext:value-type="float">
            <text:p>6532982</text:p>
          </table:table-cell>
          <table:table-cell office:value-type="float" office:value="6556642" calcext:value-type="float">
            <text:p>6556642</text:p>
          </table:table-cell>
          <table:table-cell office:value-type="float" office:value="23661" calcext:value-type="float">
            <text:p>23661</text:p>
          </table:table-cell>
          <table:table-cell office:value-type="float" office:value="47.03" calcext:value-type="float">
            <text:p>47.03</text:p>
          </table:table-cell>
        </table:table-row>
        <table:table-row table:style-name="ro2">
          <table:table-cell office:value-type="float" office:value="6556643" calcext:value-type="float">
            <text:p>6556643</text:p>
          </table:table-cell>
          <table:table-cell office:value-type="float" office:value="6574896" calcext:value-type="float">
            <text:p>6574896</text:p>
          </table:table-cell>
          <table:table-cell office:value-type="float" office:value="18254" calcext:value-type="float">
            <text:p>18254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2">
          <table:table-cell office:value-type="float" office:value="6574897" calcext:value-type="float">
            <text:p>6574897</text:p>
          </table:table-cell>
          <table:table-cell office:value-type="float" office:value="6580017" calcext:value-type="float">
            <text:p>6580017</text:p>
          </table:table-cell>
          <table:table-cell office:value-type="float" office:value="5121" calcext:value-type="float">
            <text:p>5121</text:p>
          </table:table-cell>
          <table:table-cell office:value-type="float" office:value="49.91" calcext:value-type="float">
            <text:p>49.91</text:p>
          </table:table-cell>
        </table:table-row>
        <table:table-row table:style-name="ro2">
          <table:table-cell office:value-type="float" office:value="6580018" calcext:value-type="float">
            <text:p>6580018</text:p>
          </table:table-cell>
          <table:table-cell office:value-type="float" office:value="6587654" calcext:value-type="float">
            <text:p>6587654</text:p>
          </table:table-cell>
          <table:table-cell office:value-type="float" office:value="7637" calcext:value-type="float">
            <text:p>7637</text:p>
          </table:table-cell>
          <table:table-cell office:value-type="float" office:value="36.48" calcext:value-type="float">
            <text:p>36.48</text:p>
          </table:table-cell>
        </table:table-row>
        <table:table-row table:style-name="ro2">
          <table:table-cell office:value-type="float" office:value="6587655" calcext:value-type="float">
            <text:p>6587655</text:p>
          </table:table-cell>
          <table:table-cell office:value-type="float" office:value="6629169" calcext:value-type="float">
            <text:p>6629169</text:p>
          </table:table-cell>
          <table:table-cell office:value-type="float" office:value="41515" calcext:value-type="float">
            <text:p>41515</text:p>
          </table:table-cell>
          <table:table-cell office:value-type="float" office:value="31.07" calcext:value-type="float">
            <text:p>31.07</text:p>
          </table:table-cell>
        </table:table-row>
        <table:table-row table:style-name="ro2">
          <table:table-cell office:value-type="float" office:value="6629170" calcext:value-type="float">
            <text:p>6629170</text:p>
          </table:table-cell>
          <table:table-cell office:value-type="float" office:value="7090450" calcext:value-type="float">
            <text:p>7090450</text:p>
          </table:table-cell>
          <table:table-cell office:value-type="float" office:value="461281" calcext:value-type="float">
            <text:p>461281</text:p>
          </table:table-cell>
          <table:table-cell office:value-type="float" office:value="37.53" calcext:value-type="float">
            <text:p>37.53</text:p>
          </table:table-cell>
        </table:table-row>
        <table:table-row table:style-name="ro2">
          <table:table-cell office:value-type="float" office:value="7090451" calcext:value-type="float">
            <text:p>7090451</text:p>
          </table:table-cell>
          <table:table-cell office:value-type="float" office:value="7329587" calcext:value-type="float">
            <text:p>7329587</text:p>
          </table:table-cell>
          <table:table-cell office:value-type="float" office:value="239137" calcext:value-type="float">
            <text:p>239137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2">
          <table:table-cell office:value-type="float" office:value="7329588" calcext:value-type="float">
            <text:p>7329588</text:p>
          </table:table-cell>
          <table:table-cell office:value-type="float" office:value="7342887" calcext:value-type="float">
            <text:p>7342887</text:p>
          </table:table-cell>
          <table:table-cell office:value-type="float" office:value="13300" calcext:value-type="float">
            <text:p>13300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2">
          <table:table-cell office:value-type="float" office:value="7342888" calcext:value-type="float">
            <text:p>7342888</text:p>
          </table:table-cell>
          <table:table-cell office:value-type="float" office:value="7523411" calcext:value-type="float">
            <text:p>7523411</text:p>
          </table:table-cell>
          <table:table-cell office:value-type="float" office:value="180524" calcext:value-type="float">
            <text:p>180524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2">
          <table:table-cell office:value-type="float" office:value="7523412" calcext:value-type="float">
            <text:p>7523412</text:p>
          </table:table-cell>
          <table:table-cell office:value-type="float" office:value="7539777" calcext:value-type="float">
            <text:p>7539777</text:p>
          </table:table-cell>
          <table:table-cell office:value-type="float" office:value="16366" calcext:value-type="float">
            <text:p>16366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float" office:value="7539778" calcext:value-type="float">
            <text:p>7539778</text:p>
          </table:table-cell>
          <table:table-cell office:value-type="float" office:value="9822846" calcext:value-type="float">
            <text:p>9822846</text:p>
          </table:table-cell>
          <table:table-cell office:value-type="float" office:value="2283069" calcext:value-type="float">
            <text:p>2283069</text:p>
          </table:table-cell>
          <table:table-cell office:value-type="float" office:value="34.82" calcext:value-type="float">
            <text:p>34.82</text:p>
          </table:table-cell>
        </table:table-row>
        <table:table-row table:style-name="ro2">
          <table:table-cell office:value-type="float" office:value="9822847" calcext:value-type="float">
            <text:p>9822847</text:p>
          </table:table-cell>
          <table:table-cell office:value-type="float" office:value="9914140" calcext:value-type="float">
            <text:p>9914140</text:p>
          </table:table-cell>
          <table:table-cell office:value-type="float" office:value="91294" calcext:value-type="float">
            <text:p>91294</text:p>
          </table:table-cell>
          <table:table-cell office:value-type="float" office:value="31.43" calcext:value-type="float">
            <text:p>31.43</text:p>
          </table:table-cell>
        </table:table-row>
        <table:table-row table:style-name="ro2">
          <table:table-cell office:value-type="float" office:value="9914141" calcext:value-type="float">
            <text:p>9914141</text:p>
          </table:table-cell>
          <table:table-cell office:value-type="float" office:value="9919686" calcext:value-type="float">
            <text:p>9919686</text:p>
          </table:table-cell>
          <table:table-cell office:value-type="float" office:value="5546" calcext:value-type="float">
            <text:p>554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9919687" calcext:value-type="float">
            <text:p>9919687</text:p>
          </table:table-cell>
          <table:table-cell office:value-type="float" office:value="9934353" calcext:value-type="float">
            <text:p>9934353</text:p>
          </table:table-cell>
          <table:table-cell office:value-type="float" office:value="14667" calcext:value-type="float">
            <text:p>14667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2">
          <table:table-cell office:value-type="float" office:value="9934354" calcext:value-type="float">
            <text:p>9934354</text:p>
          </table:table-cell>
          <table:table-cell office:value-type="float" office:value="9947576" calcext:value-type="float">
            <text:p>9947576</text:p>
          </table:table-cell>
          <table:table-cell office:value-type="float" office:value="13223" calcext:value-type="float">
            <text:p>13223</text:p>
          </table:table-cell>
          <table:table-cell office:value-type="float" office:value="50.64" calcext:value-type="float">
            <text:p>50.64</text:p>
          </table:table-cell>
        </table:table-row>
        <table:table-row table:style-name="ro2">
          <table:table-cell office:value-type="float" office:value="9947577" calcext:value-type="float">
            <text:p>9947577</text:p>
          </table:table-cell>
          <table:table-cell office:value-type="float" office:value="10113824" calcext:value-type="float">
            <text:p>10113824</text:p>
          </table:table-cell>
          <table:table-cell office:value-type="float" office:value="166248" calcext:value-type="float">
            <text:p>166248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2">
          <table:table-cell office:value-type="float" office:value="10113825" calcext:value-type="float">
            <text:p>10113825</text:p>
          </table:table-cell>
          <table:table-cell office:value-type="float" office:value="10169984" calcext:value-type="float">
            <text:p>10169984</text:p>
          </table:table-cell>
          <table:table-cell office:value-type="float" office:value="56160" calcext:value-type="float">
            <text:p>56160</text:p>
          </table:table-cell>
          <table:table-cell office:value-type="float" office:value="40.59" calcext:value-type="float">
            <text:p>40.59</text:p>
          </table:table-cell>
        </table:table-row>
        <table:table-row table:style-name="ro2">
          <table:table-cell office:value-type="float" office:value="10169985" calcext:value-type="float">
            <text:p>10169985</text:p>
          </table:table-cell>
          <table:table-cell office:value-type="float" office:value="10603740" calcext:value-type="float">
            <text:p>10603740</text:p>
          </table:table-cell>
          <table:table-cell office:value-type="float" office:value="433756" calcext:value-type="float">
            <text:p>433756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2">
          <table:table-cell office:value-type="float" office:value="10603741" calcext:value-type="float">
            <text:p>10603741</text:p>
          </table:table-cell>
          <table:table-cell office:value-type="float" office:value="10650433" calcext:value-type="float">
            <text:p>10650433</text:p>
          </table:table-cell>
          <table:table-cell office:value-type="float" office:value="46693" calcext:value-type="float">
            <text:p>46693</text:p>
          </table:table-cell>
          <table:table-cell office:value-type="float" office:value="41.83" calcext:value-type="float">
            <text:p>41.83</text:p>
          </table:table-cell>
        </table:table-row>
        <table:table-row table:style-name="ro2">
          <table:table-cell office:value-type="float" office:value="10650434" calcext:value-type="float">
            <text:p>10650434</text:p>
          </table:table-cell>
          <table:table-cell office:value-type="float" office:value="10799478" calcext:value-type="float">
            <text:p>10799478</text:p>
          </table:table-cell>
          <table:table-cell office:value-type="float" office:value="149045" calcext:value-type="float">
            <text:p>149045</text:p>
          </table:table-cell>
          <table:table-cell office:value-type="float" office:value="37.17" calcext:value-type="float">
            <text:p>37.17</text:p>
          </table:table-cell>
        </table:table-row>
        <table:table-row table:style-name="ro2">
          <table:table-cell office:value-type="float" office:value="10799479" calcext:value-type="float">
            <text:p>10799479</text:p>
          </table:table-cell>
          <table:table-cell office:value-type="float" office:value="11133499" calcext:value-type="float">
            <text:p>11133499</text:p>
          </table:table-cell>
          <table:table-cell office:value-type="float" office:value="334021" calcext:value-type="float">
            <text:p>334021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2">
          <table:table-cell office:value-type="float" office:value="11133500" calcext:value-type="float">
            <text:p>11133500</text:p>
          </table:table-cell>
          <table:table-cell office:value-type="float" office:value="11273062" calcext:value-type="float">
            <text:p>11273062</text:p>
          </table:table-cell>
          <table:table-cell office:value-type="float" office:value="139563" calcext:value-type="float">
            <text:p>139563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2">
          <table:table-cell office:value-type="float" office:value="11273063" calcext:value-type="float">
            <text:p>11273063</text:p>
          </table:table-cell>
          <table:table-cell office:value-type="float" office:value="11285900" calcext:value-type="float">
            <text:p>11285900</text:p>
          </table:table-cell>
          <table:table-cell office:value-type="float" office:value="12838" calcext:value-type="float">
            <text:p>12838</text:p>
          </table:table-cell>
          <table:table-cell office:value-type="float" office:value="48.36" calcext:value-type="float">
            <text:p>48.36</text:p>
          </table:table-cell>
        </table:table-row>
        <table:table-row table:style-name="ro2">
          <table:table-cell office:value-type="float" office:value="11285901" calcext:value-type="float">
            <text:p>11285901</text:p>
          </table:table-cell>
          <table:table-cell office:value-type="float" office:value="11415723" calcext:value-type="float">
            <text:p>11415723</text:p>
          </table:table-cell>
          <table:table-cell office:value-type="float" office:value="129823" calcext:value-type="float">
            <text:p>129823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2">
          <table:table-cell office:value-type="float" office:value="11415724" calcext:value-type="float">
            <text:p>11415724</text:p>
          </table:table-cell>
          <table:table-cell office:value-type="float" office:value="11578865" calcext:value-type="float">
            <text:p>11578865</text:p>
          </table:table-cell>
          <table:table-cell office:value-type="float" office:value="163142" calcext:value-type="float">
            <text:p>163142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2">
          <table:table-cell office:value-type="float" office:value="11578866" calcext:value-type="float">
            <text:p>11578866</text:p>
          </table:table-cell>
          <table:table-cell office:value-type="float" office:value="11947207" calcext:value-type="float">
            <text:p>11947207</text:p>
          </table:table-cell>
          <table:table-cell office:value-type="float" office:value="368342" calcext:value-type="float">
            <text:p>368342</text:p>
          </table:table-cell>
          <table:table-cell office:value-type="float" office:value="33.07" calcext:value-type="float">
            <text:p>33.07</text:p>
          </table:table-cell>
        </table:table-row>
        <table:table-row table:style-name="ro2">
          <table:table-cell office:value-type="float" office:value="11947208" calcext:value-type="float">
            <text:p>11947208</text:p>
          </table:table-cell>
          <table:table-cell office:value-type="float" office:value="11949611" calcext:value-type="float">
            <text:p>11949611</text:p>
          </table:table-cell>
          <table:table-cell office:value-type="float" office:value="2404" calcext:value-type="float">
            <text:p>2404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2">
          <table:table-cell office:value-type="float" office:value="11949612" calcext:value-type="float">
            <text:p>11949612</text:p>
          </table:table-cell>
          <table:table-cell office:value-type="float" office:value="11962172" calcext:value-type="float">
            <text:p>11962172</text:p>
          </table:table-cell>
          <table:table-cell office:value-type="float" office:value="12561" calcext:value-type="float">
            <text:p>12561</text:p>
          </table:table-cell>
          <table:table-cell office:value-type="float" office:value="46.07" calcext:value-type="float">
            <text:p>46.07</text:p>
          </table:table-cell>
        </table:table-row>
        <table:table-row table:style-name="ro2">
          <table:table-cell office:value-type="float" office:value="11962173" calcext:value-type="float">
            <text:p>11962173</text:p>
          </table:table-cell>
          <table:table-cell office:value-type="float" office:value="12226169" calcext:value-type="float">
            <text:p>12226169</text:p>
          </table:table-cell>
          <table:table-cell office:value-type="float" office:value="263997" calcext:value-type="float">
            <text:p>263997</text:p>
          </table:table-cell>
          <table:table-cell office:value-type="float" office:value="35.45" calcext:value-type="float">
            <text:p>35.45</text:p>
          </table:table-cell>
        </table:table-row>
        <table:table-row table:style-name="ro2">
          <table:table-cell office:value-type="float" office:value="12226170" calcext:value-type="float">
            <text:p>12226170</text:p>
          </table:table-cell>
          <table:table-cell office:value-type="float" office:value="12510950" calcext:value-type="float">
            <text:p>12510950</text:p>
          </table:table-cell>
          <table:table-cell office:value-type="float" office:value="284781" calcext:value-type="float">
            <text:p>284781</text:p>
          </table:table-cell>
          <table:table-cell office:value-type="float" office:value="32.09" calcext:value-type="float">
            <text:p>32.09</text:p>
          </table:table-cell>
        </table:table-row>
        <table:table-row table:style-name="ro2">
          <table:table-cell office:value-type="float" office:value="12510951" calcext:value-type="float">
            <text:p>12510951</text:p>
          </table:table-cell>
          <table:table-cell office:value-type="float" office:value="13607809" calcext:value-type="float">
            <text:p>13607809</text:p>
          </table:table-cell>
          <table:table-cell office:value-type="float" office:value="1096859" calcext:value-type="float">
            <text:p>1096859</text:p>
          </table:table-cell>
          <table:table-cell office:value-type="float" office:value="36.26" calcext:value-type="float">
            <text:p>36.26</text:p>
          </table:table-cell>
        </table:table-row>
        <table:table-row table:style-name="ro2">
          <table:table-cell office:value-type="float" office:value="13607810" calcext:value-type="float">
            <text:p>13607810</text:p>
          </table:table-cell>
          <table:table-cell office:value-type="float" office:value="13625840" calcext:value-type="float">
            <text:p>13625840</text:p>
          </table:table-cell>
          <table:table-cell office:value-type="float" office:value="18031" calcext:value-type="float">
            <text:p>18031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float" office:value="13625841" calcext:value-type="float">
            <text:p>13625841</text:p>
          </table:table-cell>
          <table:table-cell office:value-type="float" office:value="13849604" calcext:value-type="float">
            <text:p>13849604</text:p>
          </table:table-cell>
          <table:table-cell office:value-type="float" office:value="223764" calcext:value-type="float">
            <text:p>223764</text:p>
          </table:table-cell>
          <table:table-cell office:value-type="float" office:value="33.21" calcext:value-type="float">
            <text:p>33.21</text:p>
          </table:table-cell>
        </table:table-row>
        <table:table-row table:style-name="ro2">
          <table:table-cell office:value-type="float" office:value="13849605" calcext:value-type="float">
            <text:p>13849605</text:p>
          </table:table-cell>
          <table:table-cell office:value-type="float" office:value="14178238" calcext:value-type="float">
            <text:p>14178238</text:p>
          </table:table-cell>
          <table:table-cell office:value-type="float" office:value="328634" calcext:value-type="float">
            <text:p>328634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2">
          <table:table-cell office:value-type="float" office:value="14178239" calcext:value-type="float">
            <text:p>14178239</text:p>
          </table:table-cell>
          <table:table-cell office:value-type="float" office:value="14362517" calcext:value-type="float">
            <text:p>14362517</text:p>
          </table:table-cell>
          <table:table-cell office:value-type="float" office:value="184279" calcext:value-type="float">
            <text:p>184279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2">
          <table:table-cell office:value-type="float" office:value="14362518" calcext:value-type="float">
            <text:p>14362518</text:p>
          </table:table-cell>
          <table:table-cell office:value-type="float" office:value="15268667" calcext:value-type="float">
            <text:p>15268667</text:p>
          </table:table-cell>
          <table:table-cell office:value-type="float" office:value="906150" calcext:value-type="float">
            <text:p>906150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2">
          <table:table-cell office:value-type="float" office:value="15268668" calcext:value-type="float">
            <text:p>15268668</text:p>
          </table:table-cell>
          <table:table-cell office:value-type="float" office:value="16293331" calcext:value-type="float">
            <text:p>16293331</text:p>
          </table:table-cell>
          <table:table-cell office:value-type="float" office:value="1024664" calcext:value-type="float">
            <text:p>1024664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2">
          <table:table-cell office:value-type="float" office:value="16293332" calcext:value-type="float">
            <text:p>16293332</text:p>
          </table:table-cell>
          <table:table-cell office:value-type="float" office:value="17590882" calcext:value-type="float">
            <text:p>17590882</text:p>
          </table:table-cell>
          <table:table-cell office:value-type="float" office:value="1297551" calcext:value-type="float">
            <text:p>1297551</text:p>
          </table:table-cell>
          <table:table-cell office:value-type="float" office:value="35.29" calcext:value-type="float">
            <text:p>35.29</text:p>
          </table:table-cell>
        </table:table-row>
        <table:table-row table:style-name="ro2">
          <table:table-cell office:value-type="float" office:value="17590883" calcext:value-type="float">
            <text:p>17590883</text:p>
          </table:table-cell>
          <table:table-cell office:value-type="float" office:value="17770062" calcext:value-type="float">
            <text:p>17770062</text:p>
          </table:table-cell>
          <table:table-cell office:value-type="float" office:value="179180" calcext:value-type="float">
            <text:p>179180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2">
          <table:table-cell office:value-type="float" office:value="17770063" calcext:value-type="float">
            <text:p>17770063</text:p>
          </table:table-cell>
          <table:table-cell office:value-type="float" office:value="19268234" calcext:value-type="float">
            <text:p>19268234</text:p>
          </table:table-cell>
          <table:table-cell office:value-type="float" office:value="1498172" calcext:value-type="float">
            <text:p>1498172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2">
          <table:table-cell office:value-type="float" office:value="19268235" calcext:value-type="float">
            <text:p>19268235</text:p>
          </table:table-cell>
          <table:table-cell office:value-type="float" office:value="19300910" calcext:value-type="float">
            <text:p>19300910</text:p>
          </table:table-cell>
          <table:table-cell office:value-type="float" office:value="32676" calcext:value-type="float">
            <text:p>32676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float" office:value="19300911" calcext:value-type="float">
            <text:p>19300911</text:p>
          </table:table-cell>
          <table:table-cell office:value-type="float" office:value="19314891" calcext:value-type="float">
            <text:p>19314891</text:p>
          </table:table-cell>
          <table:table-cell office:value-type="float" office:value="13981" calcext:value-type="float">
            <text:p>13981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2">
          <table:table-cell office:value-type="float" office:value="19314892" calcext:value-type="float">
            <text:p>19314892</text:p>
          </table:table-cell>
          <table:table-cell office:value-type="float" office:value="19336537" calcext:value-type="float">
            <text:p>19336537</text:p>
          </table:table-cell>
          <table:table-cell office:value-type="float" office:value="21646" calcext:value-type="float">
            <text:p>21646</text:p>
          </table:table-cell>
          <table:table-cell office:value-type="float" office:value="56.26" calcext:value-type="float">
            <text:p>56.26</text:p>
          </table:table-cell>
        </table:table-row>
        <table:table-row table:style-name="ro2">
          <table:table-cell office:value-type="float" office:value="19336538" calcext:value-type="float">
            <text:p>19336538</text:p>
          </table:table-cell>
          <table:table-cell office:value-type="float" office:value="19673786" calcext:value-type="float">
            <text:p>19673786</text:p>
          </table:table-cell>
          <table:table-cell office:value-type="float" office:value="337249" calcext:value-type="float">
            <text:p>337249</text:p>
          </table:table-cell>
          <table:table-cell office:value-type="float" office:value="38.44" calcext:value-type="float">
            <text:p>38.44</text:p>
          </table:table-cell>
        </table:table-row>
      </table:table>
      <table:table table:name="chr3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7343" calcext:value-type="float">
            <text:p>47343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2">
          <table:table-cell office:value-type="float" office:value="47344" calcext:value-type="float">
            <text:p>47344</text:p>
          </table:table-cell>
          <table:table-cell office:value-type="float" office:value="70102" calcext:value-type="float">
            <text:p>70102</text:p>
          </table:table-cell>
          <table:table-cell office:value-type="float" office:value="22759" calcext:value-type="float">
            <text:p>22759</text:p>
          </table:table-cell>
          <table:table-cell office:value-type="float" office:value="41.66" calcext:value-type="float">
            <text:p>41.66</text:p>
          </table:table-cell>
        </table:table-row>
        <table:table-row table:style-name="ro2">
          <table:table-cell office:value-type="float" office:value="70103" calcext:value-type="float">
            <text:p>70103</text:p>
          </table:table-cell>
          <table:table-cell office:value-type="float" office:value="84777" calcext:value-type="float">
            <text:p>84777</text:p>
          </table:table-cell>
          <table:table-cell office:value-type="float" office:value="14675" calcext:value-type="float">
            <text:p>14675</text:p>
          </table:table-cell>
          <table:table-cell office:value-type="float" office:value="56.73" calcext:value-type="float">
            <text:p>56.73</text:p>
          </table:table-cell>
        </table:table-row>
        <table:table-row table:style-name="ro2">
          <table:table-cell office:value-type="float" office:value="84778" calcext:value-type="float">
            <text:p>84778</text:p>
          </table:table-cell>
          <table:table-cell office:value-type="float" office:value="104893" calcext:value-type="float">
            <text:p>104893</text:p>
          </table:table-cell>
          <table:table-cell office:value-type="float" office:value="20116" calcext:value-type="float">
            <text:p>20116</text:p>
          </table:table-cell>
          <table:table-cell office:value-type="float" office:value="48.23" calcext:value-type="float">
            <text:p>48.23</text:p>
          </table:table-cell>
        </table:table-row>
        <table:table-row table:style-name="ro2">
          <table:table-cell office:value-type="float" office:value="104894" calcext:value-type="float">
            <text:p>104894</text:p>
          </table:table-cell>
          <table:table-cell office:value-type="float" office:value="147825" calcext:value-type="float">
            <text:p>147825</text:p>
          </table:table-cell>
          <table:table-cell office:value-type="float" office:value="42932" calcext:value-type="float">
            <text:p>42932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2">
          <table:table-cell office:value-type="float" office:value="147826" calcext:value-type="float">
            <text:p>147826</text:p>
          </table:table-cell>
          <table:table-cell office:value-type="float" office:value="8324997" calcext:value-type="float">
            <text:p>8324997</text:p>
          </table:table-cell>
          <table:table-cell office:value-type="float" office:value="8177172" calcext:value-type="float">
            <text:p>8177172</text:p>
          </table:table-cell>
          <table:table-cell office:value-type="float" office:value="35.34" calcext:value-type="float">
            <text:p>35.34</text:p>
          </table:table-cell>
        </table:table-row>
        <table:table-row table:style-name="ro2">
          <table:table-cell office:value-type="float" office:value="8324998" calcext:value-type="float">
            <text:p>8324998</text:p>
          </table:table-cell>
          <table:table-cell office:value-type="float" office:value="8327190" calcext:value-type="float">
            <text:p>8327190</text:p>
          </table:table-cell>
          <table:table-cell office:value-type="float" office:value="2193" calcext:value-type="float">
            <text:p>2193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2">
          <table:table-cell office:value-type="float" office:value="8327191" calcext:value-type="float">
            <text:p>8327191</text:p>
          </table:table-cell>
          <table:table-cell office:value-type="float" office:value="8359812" calcext:value-type="float">
            <text:p>8359812</text:p>
          </table:table-cell>
          <table:table-cell office:value-type="float" office:value="32622" calcext:value-type="float">
            <text:p>32622</text:p>
          </table:table-cell>
          <table:table-cell office:value-type="float" office:value="43.53" calcext:value-type="float">
            <text:p>43.53</text:p>
          </table:table-cell>
        </table:table-row>
        <table:table-row table:style-name="ro2">
          <table:table-cell office:value-type="float" office:value="8359813" calcext:value-type="float">
            <text:p>8359813</text:p>
          </table:table-cell>
          <table:table-cell office:value-type="float" office:value="8378367" calcext:value-type="float">
            <text:p>8378367</text:p>
          </table:table-cell>
          <table:table-cell office:value-type="float" office:value="18555" calcext:value-type="float">
            <text:p>18555</text:p>
          </table:table-cell>
          <table:table-cell office:value-type="float" office:value="33.11" calcext:value-type="float">
            <text:p>33.11</text:p>
          </table:table-cell>
        </table:table-row>
        <table:table-row table:style-name="ro2">
          <table:table-cell office:value-type="float" office:value="8378368" calcext:value-type="float">
            <text:p>8378368</text:p>
          </table:table-cell>
          <table:table-cell office:value-type="float" office:value="8396611" calcext:value-type="float">
            <text:p>8396611</text:p>
          </table:table-cell>
          <table:table-cell office:value-type="float" office:value="18244" calcext:value-type="float">
            <text:p>18244</text:p>
          </table:table-cell>
          <table:table-cell office:value-type="float" office:value="29.66" calcext:value-type="float">
            <text:p>29.66</text:p>
          </table:table-cell>
        </table:table-row>
        <table:table-row table:style-name="ro2">
          <table:table-cell office:value-type="float" office:value="8396612" calcext:value-type="float">
            <text:p>8396612</text:p>
          </table:table-cell>
          <table:table-cell office:value-type="float" office:value="8416625" calcext:value-type="float">
            <text:p>8416625</text:p>
          </table:table-cell>
          <table:table-cell office:value-type="float" office:value="20014" calcext:value-type="float">
            <text:p>20014</text:p>
          </table:table-cell>
          <table:table-cell office:value-type="float" office:value="42.55" calcext:value-type="float">
            <text:p>42.55</text:p>
          </table:table-cell>
        </table:table-row>
        <table:table-row table:style-name="ro2">
          <table:table-cell office:value-type="float" office:value="8416626" calcext:value-type="float">
            <text:p>8416626</text:p>
          </table:table-cell>
          <table:table-cell office:value-type="float" office:value="8570832" calcext:value-type="float">
            <text:p>8570832</text:p>
          </table:table-cell>
          <table:table-cell office:value-type="float" office:value="154207" calcext:value-type="float">
            <text:p>154207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2">
          <table:table-cell office:value-type="float" office:value="8570833" calcext:value-type="float">
            <text:p>8570833</text:p>
          </table:table-cell>
          <table:table-cell office:value-type="float" office:value="8618112" calcext:value-type="float">
            <text:p>8618112</text:p>
          </table:table-cell>
          <table:table-cell office:value-type="float" office:value="47280" calcext:value-type="float">
            <text:p>47280</text:p>
          </table:table-cell>
          <table:table-cell office:value-type="float" office:value="37.58" calcext:value-type="float">
            <text:p>37.58</text:p>
          </table:table-cell>
        </table:table-row>
        <table:table-row table:style-name="ro2">
          <table:table-cell office:value-type="float" office:value="8618113" calcext:value-type="float">
            <text:p>8618113</text:p>
          </table:table-cell>
          <table:table-cell office:value-type="float" office:value="8624706" calcext:value-type="float">
            <text:p>8624706</text:p>
          </table:table-cell>
          <table:table-cell office:value-type="float" office:value="6594" calcext:value-type="float">
            <text:p>6594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2">
          <table:table-cell office:value-type="float" office:value="8624707" calcext:value-type="float">
            <text:p>8624707</text:p>
          </table:table-cell>
          <table:table-cell office:value-type="float" office:value="8778593" calcext:value-type="float">
            <text:p>8778593</text:p>
          </table:table-cell>
          <table:table-cell office:value-type="float" office:value="153887" calcext:value-type="float">
            <text:p>153887</text:p>
          </table:table-cell>
          <table:table-cell office:value-type="float" office:value="32.99" calcext:value-type="float">
            <text:p>32.99</text:p>
          </table:table-cell>
        </table:table-row>
        <table:table-row table:style-name="ro2">
          <table:table-cell office:value-type="float" office:value="8778594" calcext:value-type="float">
            <text:p>8778594</text:p>
          </table:table-cell>
          <table:table-cell office:value-type="float" office:value="10350763" calcext:value-type="float">
            <text:p>10350763</text:p>
          </table:table-cell>
          <table:table-cell office:value-type="float" office:value="1572170" calcext:value-type="float">
            <text:p>1572170</text:p>
          </table:table-cell>
          <table:table-cell office:value-type="float" office:value="35.06" calcext:value-type="float">
            <text:p>35.06</text:p>
          </table:table-cell>
        </table:table-row>
        <table:table-row table:style-name="ro2">
          <table:table-cell office:value-type="float" office:value="10350764" calcext:value-type="float">
            <text:p>10350764</text:p>
          </table:table-cell>
          <table:table-cell office:value-type="float" office:value="10459001" calcext:value-type="float">
            <text:p>10459001</text:p>
          </table:table-cell>
          <table:table-cell office:value-type="float" office:value="108238" calcext:value-type="float">
            <text:p>108238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2">
          <table:table-cell office:value-type="float" office:value="10459002" calcext:value-type="float">
            <text:p>10459002</text:p>
          </table:table-cell>
          <table:table-cell office:value-type="float" office:value="10462508" calcext:value-type="float">
            <text:p>10462508</text:p>
          </table:table-cell>
          <table:table-cell office:value-type="float" office:value="3507" calcext:value-type="float">
            <text:p>3507</text:p>
          </table:table-cell>
          <table:table-cell office:value-type="float" office:value="37.1" calcext:value-type="float">
            <text:p>37.1</text:p>
          </table:table-cell>
        </table:table-row>
        <table:table-row table:style-name="ro2">
          <table:table-cell office:value-type="float" office:value="10462509" calcext:value-type="float">
            <text:p>10462509</text:p>
          </table:table-cell>
          <table:table-cell office:value-type="float" office:value="10480107" calcext:value-type="float">
            <text:p>10480107</text:p>
          </table:table-cell>
          <table:table-cell office:value-type="float" office:value="17599" calcext:value-type="float">
            <text:p>17599</text:p>
          </table:table-cell>
          <table:table-cell office:value-type="float" office:value="52.17" calcext:value-type="float">
            <text:p>52.17</text:p>
          </table:table-cell>
        </table:table-row>
        <table:table-row table:style-name="ro2">
          <table:table-cell office:value-type="float" office:value="10480108" calcext:value-type="float">
            <text:p>10480108</text:p>
          </table:table-cell>
          <table:table-cell office:value-type="float" office:value="10607541" calcext:value-type="float">
            <text:p>10607541</text:p>
          </table:table-cell>
          <table:table-cell office:value-type="float" office:value="127434" calcext:value-type="float">
            <text:p>127434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2">
          <table:table-cell office:value-type="float" office:value="10607542" calcext:value-type="float">
            <text:p>10607542</text:p>
          </table:table-cell>
          <table:table-cell office:value-type="float" office:value="10615808" calcext:value-type="float">
            <text:p>10615808</text:p>
          </table:table-cell>
          <table:table-cell office:value-type="float" office:value="8267" calcext:value-type="float">
            <text:p>8267</text:p>
          </table:table-cell>
          <table:table-cell office:value-type="float" office:value="49.2" calcext:value-type="float">
            <text:p>49.2</text:p>
          </table:table-cell>
        </table:table-row>
        <table:table-row table:style-name="ro2">
          <table:table-cell office:value-type="float" office:value="10615809" calcext:value-type="float">
            <text:p>10615809</text:p>
          </table:table-cell>
          <table:table-cell office:value-type="float" office:value="10726548" calcext:value-type="float">
            <text:p>10726548</text:p>
          </table:table-cell>
          <table:table-cell office:value-type="float" office:value="110740" calcext:value-type="float">
            <text:p>110740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2">
          <table:table-cell office:value-type="float" office:value="10726549" calcext:value-type="float">
            <text:p>10726549</text:p>
          </table:table-cell>
          <table:table-cell office:value-type="float" office:value="11086969" calcext:value-type="float">
            <text:p>11086969</text:p>
          </table:table-cell>
          <table:table-cell office:value-type="float" office:value="360421" calcext:value-type="float">
            <text:p>360421</text:p>
          </table:table-cell>
          <table:table-cell office:value-type="float" office:value="33.83" calcext:value-type="float">
            <text:p>33.83</text:p>
          </table:table-cell>
        </table:table-row>
        <table:table-row table:style-name="ro2">
          <table:table-cell office:value-type="float" office:value="11086970" calcext:value-type="float">
            <text:p>11086970</text:p>
          </table:table-cell>
          <table:table-cell office:value-type="float" office:value="11092918" calcext:value-type="float">
            <text:p>11092918</text:p>
          </table:table-cell>
          <table:table-cell office:value-type="float" office:value="5949" calcext:value-type="float">
            <text:p>5949</text:p>
          </table:table-cell>
          <table:table-cell office:value-type="float" office:value="50.24" calcext:value-type="float">
            <text:p>50.24</text:p>
          </table:table-cell>
        </table:table-row>
        <table:table-row table:style-name="ro2">
          <table:table-cell office:value-type="float" office:value="11092919" calcext:value-type="float">
            <text:p>11092919</text:p>
          </table:table-cell>
          <table:table-cell office:value-type="float" office:value="16346769" calcext:value-type="float">
            <text:p>16346769</text:p>
          </table:table-cell>
          <table:table-cell office:value-type="float" office:value="5253851" calcext:value-type="float">
            <text:p>5253851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2">
          <table:table-cell office:value-type="float" office:value="16346770" calcext:value-type="float">
            <text:p>16346770</text:p>
          </table:table-cell>
          <table:table-cell office:value-type="float" office:value="16362207" calcext:value-type="float">
            <text:p>16362207</text:p>
          </table:table-cell>
          <table:table-cell office:value-type="float" office:value="15438" calcext:value-type="float">
            <text:p>15438</text:p>
          </table:table-cell>
          <table:table-cell office:value-type="float" office:value="52.88" calcext:value-type="float">
            <text:p>52.88</text:p>
          </table:table-cell>
        </table:table-row>
        <table:table-row table:style-name="ro2">
          <table:table-cell office:value-type="float" office:value="16362208" calcext:value-type="float">
            <text:p>16362208</text:p>
          </table:table-cell>
          <table:table-cell office:value-type="float" office:value="16365346" calcext:value-type="float">
            <text:p>16365346</text:p>
          </table:table-cell>
          <table:table-cell office:value-type="float" office:value="3139" calcext:value-type="float">
            <text:p>3139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2">
          <table:table-cell office:value-type="float" office:value="16365347" calcext:value-type="float">
            <text:p>16365347</text:p>
          </table:table-cell>
          <table:table-cell office:value-type="float" office:value="16368066" calcext:value-type="float">
            <text:p>16368066</text:p>
          </table:table-cell>
          <table:table-cell office:value-type="float" office:value="2720" calcext:value-type="float">
            <text:p>2720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2">
          <table:table-cell office:value-type="float" office:value="16368067" calcext:value-type="float">
            <text:p>16368067</text:p>
          </table:table-cell>
          <table:table-cell office:value-type="float" office:value="16436186" calcext:value-type="float">
            <text:p>16436186</text:p>
          </table:table-cell>
          <table:table-cell office:value-type="float" office:value="68120" calcext:value-type="float">
            <text:p>68120</text:p>
          </table:table-cell>
          <table:table-cell office:value-type="float" office:value="31.6" calcext:value-type="float">
            <text:p>31.6</text:p>
          </table:table-cell>
        </table:table-row>
        <table:table-row table:style-name="ro2">
          <table:table-cell office:value-type="float" office:value="16436187" calcext:value-type="float">
            <text:p>16436187</text:p>
          </table:table-cell>
          <table:table-cell office:value-type="float" office:value="17028626" calcext:value-type="float">
            <text:p>17028626</text:p>
          </table:table-cell>
          <table:table-cell office:value-type="float" office:value="592440" calcext:value-type="float">
            <text:p>592440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2">
          <table:table-cell office:value-type="float" office:value="17028627" calcext:value-type="float">
            <text:p>17028627</text:p>
          </table:table-cell>
          <table:table-cell office:value-type="float" office:value="17045381" calcext:value-type="float">
            <text:p>17045381</text:p>
          </table:table-cell>
          <table:table-cell office:value-type="float" office:value="16755" calcext:value-type="float">
            <text:p>16755</text:p>
          </table:table-cell>
          <table:table-cell office:value-type="float" office:value="42.15" calcext:value-type="float">
            <text:p>42.15</text:p>
          </table:table-cell>
        </table:table-row>
      </table:table>
      <table:table table:name="chr2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7738" calcext:value-type="float">
            <text:p>17738</text:p>
          </table:table-cell>
          <table:table-cell office:value-type="float" office:value="48.06" calcext:value-type="float">
            <text:p>48.06</text:p>
          </table:table-cell>
        </table:table-row>
        <table:table-row table:style-name="ro2">
          <table:table-cell office:value-type="float" office:value="17739" calcext:value-type="float">
            <text:p>17739</text:p>
          </table:table-cell>
          <table:table-cell office:value-type="float" office:value="120184" calcext:value-type="float">
            <text:p>120184</text:p>
          </table:table-cell>
          <table:table-cell office:value-type="float" office:value="102446" calcext:value-type="float">
            <text:p>102446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2">
          <table:table-cell office:value-type="float" office:value="120185" calcext:value-type="float">
            <text:p>120185</text:p>
          </table:table-cell>
          <table:table-cell office:value-type="float" office:value="138738" calcext:value-type="float">
            <text:p>138738</text:p>
          </table:table-cell>
          <table:table-cell office:value-type="float" office:value="18554" calcext:value-type="float">
            <text:p>18554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138739" calcext:value-type="float">
            <text:p>138739</text:p>
          </table:table-cell>
          <table:table-cell office:value-type="float" office:value="147114" calcext:value-type="float">
            <text:p>147114</text:p>
          </table:table-cell>
          <table:table-cell office:value-type="float" office:value="8376" calcext:value-type="float">
            <text:p>8376</text:p>
          </table:table-cell>
          <table:table-cell office:value-type="float" office:value="42.37" calcext:value-type="float">
            <text:p>42.37</text:p>
          </table:table-cell>
        </table:table-row>
        <table:table-row table:style-name="ro2">
          <table:table-cell office:value-type="float" office:value="147115" calcext:value-type="float">
            <text:p>147115</text:p>
          </table:table-cell>
          <table:table-cell office:value-type="float" office:value="4186592" calcext:value-type="float">
            <text:p>4186592</text:p>
          </table:table-cell>
          <table:table-cell office:value-type="float" office:value="4039478" calcext:value-type="float">
            <text:p>4039478</text:p>
          </table:table-cell>
          <table:table-cell office:value-type="float" office:value="36.1" calcext:value-type="float">
            <text:p>36.1</text:p>
          </table:table-cell>
        </table:table-row>
        <table:table-row table:style-name="ro2">
          <table:table-cell office:value-type="float" office:value="4186593" calcext:value-type="float">
            <text:p>4186593</text:p>
          </table:table-cell>
          <table:table-cell office:value-type="float" office:value="5210954" calcext:value-type="float">
            <text:p>5210954</text:p>
          </table:table-cell>
          <table:table-cell office:value-type="float" office:value="1024362" calcext:value-type="float">
            <text:p>1024362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2">
          <table:table-cell office:value-type="float" office:value="5210955" calcext:value-type="float">
            <text:p>5210955</text:p>
          </table:table-cell>
          <table:table-cell office:value-type="float" office:value="5559062" calcext:value-type="float">
            <text:p>5559062</text:p>
          </table:table-cell>
          <table:table-cell office:value-type="float" office:value="348108" calcext:value-type="float">
            <text:p>348108</text:p>
          </table:table-cell>
          <table:table-cell office:value-type="float" office:value="36.87" calcext:value-type="float">
            <text:p>36.87</text:p>
          </table:table-cell>
        </table:table-row>
        <table:table-row table:style-name="ro2">
          <table:table-cell office:value-type="float" office:value="5559063" calcext:value-type="float">
            <text:p>5559063</text:p>
          </table:table-cell>
          <table:table-cell office:value-type="float" office:value="7579082" calcext:value-type="float">
            <text:p>7579082</text:p>
          </table:table-cell>
          <table:table-cell office:value-type="float" office:value="2020020" calcext:value-type="float">
            <text:p>2020020</text:p>
          </table:table-cell>
          <table:table-cell office:value-type="float" office:value="34.9" calcext:value-type="float">
            <text:p>34.9</text:p>
          </table:table-cell>
        </table:table-row>
        <table:table-row table:style-name="ro2">
          <table:table-cell office:value-type="float" office:value="7579083" calcext:value-type="float">
            <text:p>7579083</text:p>
          </table:table-cell>
          <table:table-cell office:value-type="float" office:value="7585370" calcext:value-type="float">
            <text:p>7585370</text:p>
          </table:table-cell>
          <table:table-cell office:value-type="float" office:value="6288" calcext:value-type="float">
            <text:p>6288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2">
          <table:table-cell office:value-type="float" office:value="7585371" calcext:value-type="float">
            <text:p>7585371</text:p>
          </table:table-cell>
          <table:table-cell office:value-type="float" office:value="7748453" calcext:value-type="float">
            <text:p>7748453</text:p>
          </table:table-cell>
          <table:table-cell office:value-type="float" office:value="163083" calcext:value-type="float">
            <text:p>163083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2">
          <table:table-cell office:value-type="float" office:value="7748454" calcext:value-type="float">
            <text:p>7748454</text:p>
          </table:table-cell>
          <table:table-cell office:value-type="float" office:value="7985648" calcext:value-type="float">
            <text:p>7985648</text:p>
          </table:table-cell>
          <table:table-cell office:value-type="float" office:value="237195" calcext:value-type="float">
            <text:p>237195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2">
          <table:table-cell office:value-type="float" office:value="7985649" calcext:value-type="float">
            <text:p>7985649</text:p>
          </table:table-cell>
          <table:table-cell office:value-type="float" office:value="8459278" calcext:value-type="float">
            <text:p>8459278</text:p>
          </table:table-cell>
          <table:table-cell office:value-type="float" office:value="473630" calcext:value-type="float">
            <text:p>473630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2">
          <table:table-cell office:value-type="float" office:value="8459279" calcext:value-type="float">
            <text:p>8459279</text:p>
          </table:table-cell>
          <table:table-cell office:value-type="float" office:value="8493817" calcext:value-type="float">
            <text:p>8493817</text:p>
          </table:table-cell>
          <table:table-cell office:value-type="float" office:value="34539" calcext:value-type="float">
            <text:p>34539</text:p>
          </table:table-cell>
          <table:table-cell office:value-type="float" office:value="37.45" calcext:value-type="float">
            <text:p>37.45</text:p>
          </table:table-cell>
        </table:table-row>
        <table:table-row table:style-name="ro2">
          <table:table-cell office:value-type="float" office:value="8493818" calcext:value-type="float">
            <text:p>8493818</text:p>
          </table:table-cell>
          <table:table-cell office:value-type="float" office:value="8499439" calcext:value-type="float">
            <text:p>8499439</text:p>
          </table:table-cell>
          <table:table-cell office:value-type="float" office:value="5622" calcext:value-type="float">
            <text:p>5622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float" office:value="8499440" calcext:value-type="float">
            <text:p>8499440</text:p>
          </table:table-cell>
          <table:table-cell office:value-type="float" office:value="9882917" calcext:value-type="float">
            <text:p>9882917</text:p>
          </table:table-cell>
          <table:table-cell office:value-type="float" office:value="1383478" calcext:value-type="float">
            <text:p>1383478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office:value-type="float" office:value="9882918" calcext:value-type="float">
            <text:p>9882918</text:p>
          </table:table-cell>
          <table:table-cell office:value-type="float" office:value="9966419" calcext:value-type="float">
            <text:p>9966419</text:p>
          </table:table-cell>
          <table:table-cell office:value-type="float" office:value="83502" calcext:value-type="float">
            <text:p>83502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2">
          <table:table-cell office:value-type="float" office:value="9966420" calcext:value-type="float">
            <text:p>9966420</text:p>
          </table:table-cell>
          <table:table-cell office:value-type="float" office:value="11365494" calcext:value-type="float">
            <text:p>11365494</text:p>
          </table:table-cell>
          <table:table-cell office:value-type="float" office:value="1399075" calcext:value-type="float">
            <text:p>1399075</text:p>
          </table:table-cell>
          <table:table-cell office:value-type="float" office:value="34.5" calcext:value-type="float">
            <text:p>34.5</text:p>
          </table:table-cell>
        </table:table-row>
        <table:table-row table:style-name="ro2">
          <table:table-cell office:value-type="float" office:value="11365495" calcext:value-type="float">
            <text:p>11365495</text:p>
          </table:table-cell>
          <table:table-cell office:value-type="float" office:value="11399219" calcext:value-type="float">
            <text:p>11399219</text:p>
          </table:table-cell>
          <table:table-cell office:value-type="float" office:value="33725" calcext:value-type="float">
            <text:p>33725</text:p>
          </table:table-cell>
          <table:table-cell office:value-type="float" office:value="36.74" calcext:value-type="float">
            <text:p>36.74</text:p>
          </table:table-cell>
        </table:table-row>
        <table:table-row table:style-name="ro2">
          <table:table-cell office:value-type="float" office:value="11399220" calcext:value-type="float">
            <text:p>11399220</text:p>
          </table:table-cell>
          <table:table-cell office:value-type="float" office:value="11408074" calcext:value-type="float">
            <text:p>11408074</text:p>
          </table:table-cell>
          <table:table-cell office:value-type="float" office:value="8855" calcext:value-type="float">
            <text:p>8855</text:p>
          </table:table-cell>
          <table:table-cell office:value-type="float" office:value="54.66" calcext:value-type="float">
            <text:p>54.66</text:p>
          </table:table-cell>
        </table:table-row>
        <table:table-row table:style-name="ro2">
          <table:table-cell office:value-type="float" office:value="11408075" calcext:value-type="float">
            <text:p>11408075</text:p>
          </table:table-cell>
          <table:table-cell office:value-type="float" office:value="11416578" calcext:value-type="float">
            <text:p>11416578</text:p>
          </table:table-cell>
          <table:table-cell office:value-type="float" office:value="8504" calcext:value-type="float">
            <text:p>8504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2">
          <table:table-cell office:value-type="float" office:value="11416579" calcext:value-type="float">
            <text:p>11416579</text:p>
          </table:table-cell>
          <table:table-cell office:value-type="float" office:value="17436321" calcext:value-type="float">
            <text:p>17436321</text:p>
          </table:table-cell>
          <table:table-cell office:value-type="float" office:value="6019743" calcext:value-type="float">
            <text:p>6019743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2">
          <table:table-cell office:value-type="float" office:value="17436322" calcext:value-type="float">
            <text:p>17436322</text:p>
          </table:table-cell>
          <table:table-cell office:value-type="float" office:value="18275386" calcext:value-type="float">
            <text:p>18275386</text:p>
          </table:table-cell>
          <table:table-cell office:value-type="float" office:value="839065" calcext:value-type="float">
            <text:p>839065</text:p>
          </table:table-cell>
          <table:table-cell office:value-type="float" office:value="37.93" calcext:value-type="float">
            <text:p>37.93</text:p>
          </table:table-cell>
        </table:table-row>
      </table:table>
      <table:table table:name="chr4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8644" calcext:value-type="float">
            <text:p>18644</text:p>
          </table:table-cell>
          <table:table-cell office:value-type="float" office:value="46.97" calcext:value-type="float">
            <text:p>46.97</text:p>
          </table:table-cell>
        </table:table-row>
        <table:table-row table:style-name="ro2">
          <table:table-cell office:value-type="float" office:value="18645" calcext:value-type="float">
            <text:p>18645</text:p>
          </table:table-cell>
          <table:table-cell office:value-type="float" office:value="74720" calcext:value-type="float">
            <text:p>74720</text:p>
          </table:table-cell>
          <table:table-cell office:value-type="float" office:value="56076" calcext:value-type="float">
            <text:p>56076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2">
          <table:table-cell office:value-type="float" office:value="74721" calcext:value-type="float">
            <text:p>74721</text:p>
          </table:table-cell>
          <table:table-cell office:value-type="float" office:value="292917" calcext:value-type="float">
            <text:p>292917</text:p>
          </table:table-cell>
          <table:table-cell office:value-type="float" office:value="218197" calcext:value-type="float">
            <text:p>218197</text:p>
          </table:table-cell>
          <table:table-cell office:value-type="float" office:value="34.09" calcext:value-type="float">
            <text:p>34.09</text:p>
          </table:table-cell>
        </table:table-row>
        <table:table-row table:style-name="ro2">
          <table:table-cell office:value-type="float" office:value="292918" calcext:value-type="float">
            <text:p>292918</text:p>
          </table:table-cell>
          <table:table-cell office:value-type="float" office:value="308700" calcext:value-type="float">
            <text:p>308700</text:p>
          </table:table-cell>
          <table:table-cell office:value-type="float" office:value="15783" calcext:value-type="float">
            <text:p>15783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2">
          <table:table-cell office:value-type="float" office:value="308701" calcext:value-type="float">
            <text:p>308701</text:p>
          </table:table-cell>
          <table:table-cell office:value-type="float" office:value="339178" calcext:value-type="float">
            <text:p>339178</text:p>
          </table:table-cell>
          <table:table-cell office:value-type="float" office:value="30478" calcext:value-type="float">
            <text:p>30478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2">
          <table:table-cell office:value-type="float" office:value="339179" calcext:value-type="float">
            <text:p>339179</text:p>
          </table:table-cell>
          <table:table-cell office:value-type="float" office:value="361638" calcext:value-type="float">
            <text:p>361638</text:p>
          </table:table-cell>
          <table:table-cell office:value-type="float" office:value="22460" calcext:value-type="float">
            <text:p>22460</text:p>
          </table:table-cell>
          <table:table-cell office:value-type="float" office:value="29.62" calcext:value-type="float">
            <text:p>29.62</text:p>
          </table:table-cell>
        </table:table-row>
        <table:table-row table:style-name="ro2">
          <table:table-cell office:value-type="float" office:value="361639" calcext:value-type="float">
            <text:p>361639</text:p>
          </table:table-cell>
          <table:table-cell office:value-type="float" office:value="381950" calcext:value-type="float">
            <text:p>381950</text:p>
          </table:table-cell>
          <table:table-cell office:value-type="float" office:value="20312" calcext:value-type="float">
            <text:p>20312</text:p>
          </table:table-cell>
          <table:table-cell office:value-type="float" office:value="40.11" calcext:value-type="float">
            <text:p>40.11</text:p>
          </table:table-cell>
        </table:table-row>
        <table:table-row table:style-name="ro2">
          <table:table-cell office:value-type="float" office:value="381951" calcext:value-type="float">
            <text:p>381951</text:p>
          </table:table-cell>
          <table:table-cell office:value-type="float" office:value="522922" calcext:value-type="float">
            <text:p>522922</text:p>
          </table:table-cell>
          <table:table-cell office:value-type="float" office:value="140972" calcext:value-type="float">
            <text:p>140972</text:p>
          </table:table-cell>
          <table:table-cell office:value-type="float" office:value="31.07" calcext:value-type="float">
            <text:p>31.07</text:p>
          </table:table-cell>
        </table:table-row>
        <table:table-row table:style-name="ro2">
          <table:table-cell office:value-type="float" office:value="522923" calcext:value-type="float">
            <text:p>522923</text:p>
          </table:table-cell>
          <table:table-cell office:value-type="float" office:value="1014815" calcext:value-type="float">
            <text:p>1014815</text:p>
          </table:table-cell>
          <table:table-cell office:value-type="float" office:value="491893" calcext:value-type="float">
            <text:p>491893</text:p>
          </table:table-cell>
          <table:table-cell office:value-type="float" office:value="34.64" calcext:value-type="float">
            <text:p>34.64</text:p>
          </table:table-cell>
        </table:table-row>
        <table:table-row table:style-name="ro2">
          <table:table-cell office:value-type="float" office:value="1014816" calcext:value-type="float">
            <text:p>1014816</text:p>
          </table:table-cell>
          <table:table-cell office:value-type="float" office:value="1041995" calcext:value-type="float">
            <text:p>1041995</text:p>
          </table:table-cell>
          <table:table-cell office:value-type="float" office:value="27180" calcext:value-type="float">
            <text:p>27180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2">
          <table:table-cell office:value-type="float" office:value="1041996" calcext:value-type="float">
            <text:p>1041996</text:p>
          </table:table-cell>
          <table:table-cell office:value-type="float" office:value="1336487" calcext:value-type="float">
            <text:p>1336487</text:p>
          </table:table-cell>
          <table:table-cell office:value-type="float" office:value="294492" calcext:value-type="float">
            <text:p>294492</text:p>
          </table:table-cell>
          <table:table-cell office:value-type="float" office:value="32.93" calcext:value-type="float">
            <text:p>32.93</text:p>
          </table:table-cell>
        </table:table-row>
        <table:table-row table:style-name="ro2">
          <table:table-cell office:value-type="float" office:value="1336488" calcext:value-type="float">
            <text:p>1336488</text:p>
          </table:table-cell>
          <table:table-cell office:value-type="float" office:value="1486676" calcext:value-type="float">
            <text:p>1486676</text:p>
          </table:table-cell>
          <table:table-cell office:value-type="float" office:value="150189" calcext:value-type="float">
            <text:p>150189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2">
          <table:table-cell office:value-type="float" office:value="1486677" calcext:value-type="float">
            <text:p>1486677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3354" calcext:value-type="float">
            <text:p>113354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2">
          <table:table-cell office:value-type="float" office:value="1600031" calcext:value-type="float">
            <text:p>1600031</text:p>
          </table:table-cell>
          <table:table-cell office:value-type="float" office:value="1831910" calcext:value-type="float">
            <text:p>1831910</text:p>
          </table:table-cell>
          <table:table-cell office:value-type="float" office:value="231880" calcext:value-type="float">
            <text:p>231880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1831911" calcext:value-type="float">
            <text:p>1831911</text:p>
          </table:table-cell>
          <table:table-cell office:value-type="float" office:value="2097644" calcext:value-type="float">
            <text:p>2097644</text:p>
          </table:table-cell>
          <table:table-cell office:value-type="float" office:value="265734" calcext:value-type="float">
            <text:p>265734</text:p>
          </table:table-cell>
          <table:table-cell office:value-type="float" office:value="37.97" calcext:value-type="float">
            <text:p>37.97</text:p>
          </table:table-cell>
        </table:table-row>
        <table:table-row table:style-name="ro2">
          <table:table-cell office:value-type="float" office:value="2097645" calcext:value-type="float">
            <text:p>2097645</text:p>
          </table:table-cell>
          <table:table-cell office:value-type="float" office:value="2121670" calcext:value-type="float">
            <text:p>2121670</text:p>
          </table:table-cell>
          <table:table-cell office:value-type="float" office:value="24026" calcext:value-type="float">
            <text:p>24026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2">
          <table:table-cell office:value-type="float" office:value="2121671" calcext:value-type="float">
            <text:p>2121671</text:p>
          </table:table-cell>
          <table:table-cell office:value-type="float" office:value="2137089" calcext:value-type="float">
            <text:p>2137089</text:p>
          </table:table-cell>
          <table:table-cell office:value-type="float" office:value="15419" calcext:value-type="float">
            <text:p>15419</text:p>
          </table:table-cell>
          <table:table-cell office:value-type="float" office:value="45.81" calcext:value-type="float">
            <text:p>45.81</text:p>
          </table:table-cell>
        </table:table-row>
        <table:table-row table:style-name="ro2">
          <table:table-cell office:value-type="float" office:value="2137090" calcext:value-type="float">
            <text:p>2137090</text:p>
          </table:table-cell>
          <table:table-cell office:value-type="float" office:value="2409290" calcext:value-type="float">
            <text:p>2409290</text:p>
          </table:table-cell>
          <table:table-cell office:value-type="float" office:value="272201" calcext:value-type="float">
            <text:p>272201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2">
          <table:table-cell office:value-type="float" office:value="2409291" calcext:value-type="float">
            <text:p>2409291</text:p>
          </table:table-cell>
          <table:table-cell office:value-type="float" office:value="10553621" calcext:value-type="float">
            <text:p>10553621</text:p>
          </table:table-cell>
          <table:table-cell office:value-type="float" office:value="8144331" calcext:value-type="float">
            <text:p>8144331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2">
          <table:table-cell office:value-type="float" office:value="10553622" calcext:value-type="float">
            <text:p>10553622</text:p>
          </table:table-cell>
          <table:table-cell office:value-type="float" office:value="10567539" calcext:value-type="float">
            <text:p>10567539</text:p>
          </table:table-cell>
          <table:table-cell office:value-type="float" office:value="13918" calcext:value-type="float">
            <text:p>13918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float" office:value="10567540" calcext:value-type="float">
            <text:p>10567540</text:p>
          </table:table-cell>
          <table:table-cell office:value-type="float" office:value="10803530" calcext:value-type="float">
            <text:p>10803530</text:p>
          </table:table-cell>
          <table:table-cell office:value-type="float" office:value="235991" calcext:value-type="float">
            <text:p>235991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2">
          <table:table-cell office:value-type="float" office:value="10803531" calcext:value-type="float">
            <text:p>10803531</text:p>
          </table:table-cell>
          <table:table-cell office:value-type="float" office:value="10846354" calcext:value-type="float">
            <text:p>10846354</text:p>
          </table:table-cell>
          <table:table-cell office:value-type="float" office:value="42824" calcext:value-type="float">
            <text:p>42824</text:p>
          </table:table-cell>
          <table:table-cell office:value-type="float" office:value="47.04" calcext:value-type="float">
            <text:p>47.04</text:p>
          </table:table-cell>
        </table:table-row>
        <table:table-row table:style-name="ro2">
          <table:table-cell office:value-type="float" office:value="10846355" calcext:value-type="float">
            <text:p>10846355</text:p>
          </table:table-cell>
          <table:table-cell office:value-type="float" office:value="10880755" calcext:value-type="float">
            <text:p>10880755</text:p>
          </table:table-cell>
          <table:table-cell office:value-type="float" office:value="34401" calcext:value-type="float">
            <text:p>34401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2">
          <table:table-cell office:value-type="float" office:value="10880756" calcext:value-type="float">
            <text:p>10880756</text:p>
          </table:table-cell>
          <table:table-cell office:value-type="float" office:value="10928485" calcext:value-type="float">
            <text:p>10928485</text:p>
          </table:table-cell>
          <table:table-cell office:value-type="float" office:value="47730" calcext:value-type="float">
            <text:p>47730</text:p>
          </table:table-cell>
          <table:table-cell office:value-type="float" office:value="39.63" calcext:value-type="float">
            <text:p>39.63</text:p>
          </table:table-cell>
        </table:table-row>
        <table:table-row table:style-name="ro2">
          <table:table-cell office:value-type="float" office:value="10928486" calcext:value-type="float">
            <text:p>10928486</text:p>
          </table:table-cell>
          <table:table-cell office:value-type="float" office:value="10937708" calcext:value-type="float">
            <text:p>10937708</text:p>
          </table:table-cell>
          <table:table-cell office:value-type="float" office:value="9223" calcext:value-type="float">
            <text:p>922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2">
          <table:table-cell office:value-type="float" office:value="10937709" calcext:value-type="float">
            <text:p>10937709</text:p>
          </table:table-cell>
          <table:table-cell office:value-type="float" office:value="14959340" calcext:value-type="float">
            <text:p>14959340</text:p>
          </table:table-cell>
          <table:table-cell office:value-type="float" office:value="4021632" calcext:value-type="float">
            <text:p>4021632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14959341" calcext:value-type="float">
            <text:p>14959341</text:p>
          </table:table-cell>
          <table:table-cell office:value-type="float" office:value="15036506" calcext:value-type="float">
            <text:p>15036506</text:p>
          </table:table-cell>
          <table:table-cell office:value-type="float" office:value="77166" calcext:value-type="float">
            <text:p>77166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2">
          <table:table-cell office:value-type="float" office:value="15036507" calcext:value-type="float">
            <text:p>15036507</text:p>
          </table:table-cell>
          <table:table-cell office:value-type="float" office:value="16378336" calcext:value-type="float">
            <text:p>16378336</text:p>
          </table:table-cell>
          <table:table-cell office:value-type="float" office:value="1341830" calcext:value-type="float">
            <text:p>1341830</text:p>
          </table:table-cell>
          <table:table-cell office:value-type="float" office:value="34.51" calcext:value-type="float">
            <text:p>34.51</text:p>
          </table:table-cell>
        </table:table-row>
        <table:table-row table:style-name="ro2">
          <table:table-cell office:value-type="float" office:value="16378337" calcext:value-type="float">
            <text:p>16378337</text:p>
          </table:table-cell>
          <table:table-cell office:value-type="float" office:value="16548474" calcext:value-type="float">
            <text:p>16548474</text:p>
          </table:table-cell>
          <table:table-cell office:value-type="float" office:value="170138" calcext:value-type="float">
            <text:p>170138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2">
          <table:table-cell office:value-type="float" office:value="16548475" calcext:value-type="float">
            <text:p>16548475</text:p>
          </table:table-cell>
          <table:table-cell office:value-type="float" office:value="16955925" calcext:value-type="float">
            <text:p>16955925</text:p>
          </table:table-cell>
          <table:table-cell office:value-type="float" office:value="407451" calcext:value-type="float">
            <text:p>407451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2">
          <table:table-cell office:value-type="float" office:value="16955926" calcext:value-type="float">
            <text:p>16955926</text:p>
          </table:table-cell>
          <table:table-cell office:value-type="float" office:value="17017937" calcext:value-type="float">
            <text:p>17017937</text:p>
          </table:table-cell>
          <table:table-cell office:value-type="float" office:value="62012" calcext:value-type="float">
            <text:p>62012</text:p>
          </table:table-cell>
          <table:table-cell office:value-type="float" office:value="39.6" calcext:value-type="float">
            <text:p>39.6</text:p>
          </table:table-cell>
        </table:table-row>
      </table:table>
      <table:table table:name="chr5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28448" calcext:value-type="float">
            <text:p>228448</text:p>
          </table:table-cell>
          <table:table-cell office:value-type="float" office:value="37.53" calcext:value-type="float">
            <text:p>37.53</text:p>
          </table:table-cell>
        </table:table-row>
        <table:table-row table:style-name="ro2">
          <table:table-cell office:value-type="float" office:value="228449" calcext:value-type="float">
            <text:p>228449</text:p>
          </table:table-cell>
          <table:table-cell office:value-type="float" office:value="243954" calcext:value-type="float">
            <text:p>243954</text:p>
          </table:table-cell>
          <table:table-cell office:value-type="float" office:value="15506" calcext:value-type="float">
            <text:p>15506</text:p>
          </table:table-cell>
          <table:table-cell office:value-type="float" office:value="45.93" calcext:value-type="float">
            <text:p>45.93</text:p>
          </table:table-cell>
        </table:table-row>
        <table:table-row table:style-name="ro2">
          <table:table-cell office:value-type="float" office:value="243955" calcext:value-type="float">
            <text:p>243955</text:p>
          </table:table-cell>
          <table:table-cell office:value-type="float" office:value="280303" calcext:value-type="float">
            <text:p>280303</text:p>
          </table:table-cell>
          <table:table-cell office:value-type="float" office:value="36349" calcext:value-type="float">
            <text:p>36349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2">
          <table:table-cell office:value-type="float" office:value="280304" calcext:value-type="float">
            <text:p>280304</text:p>
          </table:table-cell>
          <table:table-cell office:value-type="float" office:value="1234159" calcext:value-type="float">
            <text:p>1234159</text:p>
          </table:table-cell>
          <table:table-cell office:value-type="float" office:value="953856" calcext:value-type="float">
            <text:p>953856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2">
          <table:table-cell office:value-type="float" office:value="1234160" calcext:value-type="float">
            <text:p>1234160</text:p>
          </table:table-cell>
          <table:table-cell office:value-type="float" office:value="1243368" calcext:value-type="float">
            <text:p>1243368</text:p>
          </table:table-cell>
          <table:table-cell office:value-type="float" office:value="9209" calcext:value-type="float">
            <text:p>9209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float" office:value="1243369" calcext:value-type="float">
            <text:p>1243369</text:p>
          </table:table-cell>
          <table:table-cell office:value-type="float" office:value="1588542" calcext:value-type="float">
            <text:p>1588542</text:p>
          </table:table-cell>
          <table:table-cell office:value-type="float" office:value="345174" calcext:value-type="float">
            <text:p>345174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2">
          <table:table-cell office:value-type="float" office:value="1588543" calcext:value-type="float">
            <text:p>1588543</text:p>
          </table:table-cell>
          <table:table-cell office:value-type="float" office:value="1625274" calcext:value-type="float">
            <text:p>1625274</text:p>
          </table:table-cell>
          <table:table-cell office:value-type="float" office:value="36732" calcext:value-type="float">
            <text:p>36732</text:p>
          </table:table-cell>
          <table:table-cell office:value-type="float" office:value="43.06" calcext:value-type="float">
            <text:p>43.06</text:p>
          </table:table-cell>
        </table:table-row>
        <table:table-row table:style-name="ro2">
          <table:table-cell office:value-type="float" office:value="1625275" calcext:value-type="float">
            <text:p>1625275</text:p>
          </table:table-cell>
          <table:table-cell office:value-type="float" office:value="1672145" calcext:value-type="float">
            <text:p>1672145</text:p>
          </table:table-cell>
          <table:table-cell office:value-type="float" office:value="46871" calcext:value-type="float">
            <text:p>46871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2">
          <table:table-cell office:value-type="float" office:value="1672146" calcext:value-type="float">
            <text:p>1672146</text:p>
          </table:table-cell>
          <table:table-cell office:value-type="float" office:value="3219158" calcext:value-type="float">
            <text:p>3219158</text:p>
          </table:table-cell>
          <table:table-cell office:value-type="float" office:value="1547013" calcext:value-type="float">
            <text:p>1547013</text:p>
          </table:table-cell>
          <table:table-cell office:value-type="float" office:value="34.03" calcext:value-type="float">
            <text:p>34.03</text:p>
          </table:table-cell>
        </table:table-row>
        <table:table-row table:style-name="ro2">
          <table:table-cell office:value-type="float" office:value="3219159" calcext:value-type="float">
            <text:p>3219159</text:p>
          </table:table-cell>
          <table:table-cell office:value-type="float" office:value="3224310" calcext:value-type="float">
            <text:p>3224310</text:p>
          </table:table-cell>
          <table:table-cell office:value-type="float" office:value="5152" calcext:value-type="float">
            <text:p>5152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2">
          <table:table-cell office:value-type="float" office:value="3224311" calcext:value-type="float">
            <text:p>3224311</text:p>
          </table:table-cell>
          <table:table-cell office:value-type="float" office:value="3332828" calcext:value-type="float">
            <text:p>3332828</text:p>
          </table:table-cell>
          <table:table-cell office:value-type="float" office:value="108518" calcext:value-type="float">
            <text:p>108518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2">
          <table:table-cell office:value-type="float" office:value="3332829" calcext:value-type="float">
            <text:p>3332829</text:p>
          </table:table-cell>
          <table:table-cell office:value-type="float" office:value="15662436" calcext:value-type="float">
            <text:p>15662436</text:p>
          </table:table-cell>
          <table:table-cell office:value-type="float" office:value="12329608" calcext:value-type="float">
            <text:p>1232960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2">
          <table:table-cell office:value-type="float" office:value="15662437" calcext:value-type="float">
            <text:p>15662437</text:p>
          </table:table-cell>
          <table:table-cell office:value-type="float" office:value="15681645" calcext:value-type="float">
            <text:p>15681645</text:p>
          </table:table-cell>
          <table:table-cell office:value-type="float" office:value="19209" calcext:value-type="float">
            <text:p>19209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2">
          <table:table-cell office:value-type="float" office:value="15681646" calcext:value-type="float">
            <text:p>15681646</text:p>
          </table:table-cell>
          <table:table-cell office:value-type="float" office:value="15688081" calcext:value-type="float">
            <text:p>15688081</text:p>
          </table:table-cell>
          <table:table-cell office:value-type="float" office:value="6436" calcext:value-type="float">
            <text:p>6436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2">
          <table:table-cell office:value-type="float" office:value="15688082" calcext:value-type="float">
            <text:p>15688082</text:p>
          </table:table-cell>
          <table:table-cell office:value-type="float" office:value="15806981" calcext:value-type="float">
            <text:p>15806981</text:p>
          </table:table-cell>
          <table:table-cell office:value-type="float" office:value="118900" calcext:value-type="float">
            <text:p>118900</text:p>
          </table:table-cell>
          <table:table-cell office:value-type="float" office:value="31.7" calcext:value-type="float">
            <text:p>31.7</text:p>
          </table:table-cell>
        </table:table-row>
        <table:table-row table:style-name="ro2">
          <table:table-cell office:value-type="float" office:value="15806982" calcext:value-type="float">
            <text:p>15806982</text:p>
          </table:table-cell>
          <table:table-cell office:value-type="float" office:value="15822156" calcext:value-type="float">
            <text:p>15822156</text:p>
          </table:table-cell>
          <table:table-cell office:value-type="float" office:value="15175" calcext:value-type="float">
            <text:p>15175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2">
          <table:table-cell office:value-type="float" office:value="15822157" calcext:value-type="float">
            <text:p>15822157</text:p>
          </table:table-cell>
          <table:table-cell office:value-type="float" office:value="16246175" calcext:value-type="float">
            <text:p>16246175</text:p>
          </table:table-cell>
          <table:table-cell office:value-type="float" office:value="424019" calcext:value-type="float">
            <text:p>424019</text:p>
          </table:table-cell>
          <table:table-cell office:value-type="float" office:value="33.99" calcext:value-type="float">
            <text:p>33.99</text:p>
          </table:table-cell>
        </table:table-row>
        <table:table-row table:style-name="ro2">
          <table:table-cell office:value-type="float" office:value="16246176" calcext:value-type="float">
            <text:p>16246176</text:p>
          </table:table-cell>
          <table:table-cell office:value-type="float" office:value="16275435" calcext:value-type="float">
            <text:p>16275435</text:p>
          </table:table-cell>
          <table:table-cell office:value-type="float" office:value="29260" calcext:value-type="float">
            <text:p>29260</text:p>
          </table:table-cell>
          <table:table-cell office:value-type="float" office:value="40.65" calcext:value-type="float">
            <text:p>40.65</text:p>
          </table:table-cell>
        </table:table-row>
      </table:table>
      <table:table table:name="chr6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34655" calcext:value-type="float">
            <text:p>134655</text:p>
          </table:table-cell>
          <table:table-cell office:value-type="float" office:value="36.51" calcext:value-type="float">
            <text:p>36.51</text:p>
          </table:table-cell>
        </table:table-row>
        <table:table-row table:style-name="ro2">
          <table:table-cell office:value-type="float" office:value="134656" calcext:value-type="float">
            <text:p>134656</text:p>
          </table:table-cell>
          <table:table-cell office:value-type="float" office:value="152454" calcext:value-type="float">
            <text:p>152454</text:p>
          </table:table-cell>
          <table:table-cell office:value-type="float" office:value="17799" calcext:value-type="float">
            <text:p>17799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float" office:value="152455" calcext:value-type="float">
            <text:p>152455</text:p>
          </table:table-cell>
          <table:table-cell office:value-type="float" office:value="997000" calcext:value-type="float">
            <text:p>997000</text:p>
          </table:table-cell>
          <table:table-cell office:value-type="float" office:value="844546" calcext:value-type="float">
            <text:p>844546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2">
          <table:table-cell office:value-type="float" office:value="997001" calcext:value-type="float">
            <text:p>997001</text:p>
          </table:table-cell>
          <table:table-cell office:value-type="float" office:value="1001570" calcext:value-type="float">
            <text:p>1001570</text:p>
          </table:table-cell>
          <table:table-cell office:value-type="float" office:value="4570" calcext:value-type="float">
            <text:p>4570</text:p>
          </table:table-cell>
          <table:table-cell office:value-type="float" office:value="49.39" calcext:value-type="float">
            <text:p>49.39</text:p>
          </table:table-cell>
        </table:table-row>
        <table:table-row table:style-name="ro2">
          <table:table-cell office:value-type="float" office:value="1001571" calcext:value-type="float">
            <text:p>1001571</text:p>
          </table:table-cell>
          <table:table-cell office:value-type="float" office:value="1009553" calcext:value-type="float">
            <text:p>1009553</text:p>
          </table:table-cell>
          <table:table-cell office:value-type="float" office:value="7983" calcext:value-type="float">
            <text:p>7983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2">
          <table:table-cell office:value-type="float" office:value="1009554" calcext:value-type="float">
            <text:p>1009554</text:p>
          </table:table-cell>
          <table:table-cell office:value-type="float" office:value="1019999" calcext:value-type="float">
            <text:p>1019999</text:p>
          </table:table-cell>
          <table:table-cell office:value-type="float" office:value="10446" calcext:value-type="float">
            <text:p>10446</text:p>
          </table:table-cell>
          <table:table-cell office:value-type="float" office:value="52.51" calcext:value-type="float">
            <text:p>52.51</text:p>
          </table:table-cell>
        </table:table-row>
        <table:table-row table:style-name="ro2">
          <table:table-cell office:value-type="float" office:value="1020000" calcext:value-type="float">
            <text:p>1020000</text:p>
          </table:table-cell>
          <table:table-cell office:value-type="float" office:value="1082825" calcext:value-type="float">
            <text:p>1082825</text:p>
          </table:table-cell>
          <table:table-cell office:value-type="float" office:value="62826" calcext:value-type="float">
            <text:p>62826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2">
          <table:table-cell office:value-type="float" office:value="1082826" calcext:value-type="float">
            <text:p>1082826</text:p>
          </table:table-cell>
          <table:table-cell office:value-type="float" office:value="1906841" calcext:value-type="float">
            <text:p>1906841</text:p>
          </table:table-cell>
          <table:table-cell office:value-type="float" office:value="824016" calcext:value-type="float">
            <text:p>824016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2">
          <table:table-cell office:value-type="float" office:value="1906842" calcext:value-type="float">
            <text:p>1906842</text:p>
          </table:table-cell>
          <table:table-cell office:value-type="float" office:value="1918142" calcext:value-type="float">
            <text:p>1918142</text:p>
          </table:table-cell>
          <table:table-cell office:value-type="float" office:value="11301" calcext:value-type="float">
            <text:p>11301</text:p>
          </table:table-cell>
          <table:table-cell office:value-type="float" office:value="48.05" calcext:value-type="float">
            <text:p>48.05</text:p>
          </table:table-cell>
        </table:table-row>
        <table:table-row table:style-name="ro2">
          <table:table-cell office:value-type="float" office:value="1918143" calcext:value-type="float">
            <text:p>1918143</text:p>
          </table:table-cell>
          <table:table-cell office:value-type="float" office:value="1969550" calcext:value-type="float">
            <text:p>1969550</text:p>
          </table:table-cell>
          <table:table-cell office:value-type="float" office:value="51408" calcext:value-type="float">
            <text:p>51408</text:p>
          </table:table-cell>
          <table:table-cell office:value-type="float" office:value="35.04" calcext:value-type="float">
            <text:p>35.04</text:p>
          </table:table-cell>
        </table:table-row>
        <table:table-row table:style-name="ro2">
          <table:table-cell office:value-type="float" office:value="1969551" calcext:value-type="float">
            <text:p>1969551</text:p>
          </table:table-cell>
          <table:table-cell office:value-type="float" office:value="1978306" calcext:value-type="float">
            <text:p>1978306</text:p>
          </table:table-cell>
          <table:table-cell office:value-type="float" office:value="8756" calcext:value-type="float">
            <text:p>8756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2">
          <table:table-cell office:value-type="float" office:value="1978307" calcext:value-type="float">
            <text:p>1978307</text:p>
          </table:table-cell>
          <table:table-cell office:value-type="float" office:value="2002012" calcext:value-type="float">
            <text:p>2002012</text:p>
          </table:table-cell>
          <table:table-cell office:value-type="float" office:value="23706" calcext:value-type="float">
            <text:p>23706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2">
          <table:table-cell office:value-type="float" office:value="2002013" calcext:value-type="float">
            <text:p>2002013</text:p>
          </table:table-cell>
          <table:table-cell office:value-type="float" office:value="2037753" calcext:value-type="float">
            <text:p>2037753</text:p>
          </table:table-cell>
          <table:table-cell office:value-type="float" office:value="35741" calcext:value-type="float">
            <text:p>35741</text:p>
          </table:table-cell>
          <table:table-cell office:value-type="float" office:value="34.26" calcext:value-type="float">
            <text:p>34.26</text:p>
          </table:table-cell>
        </table:table-row>
        <table:table-row table:style-name="ro2">
          <table:table-cell office:value-type="float" office:value="2037754" calcext:value-type="float">
            <text:p>2037754</text:p>
          </table:table-cell>
          <table:table-cell office:value-type="float" office:value="2064458" calcext:value-type="float">
            <text:p>2064458</text:p>
          </table:table-cell>
          <table:table-cell office:value-type="float" office:value="26705" calcext:value-type="float">
            <text:p>26705</text:p>
          </table:table-cell>
          <table:table-cell office:value-type="float" office:value="40.42" calcext:value-type="float">
            <text:p>40.42</text:p>
          </table:table-cell>
        </table:table-row>
        <table:table-row table:style-name="ro2">
          <table:table-cell office:value-type="float" office:value="2064459" calcext:value-type="float">
            <text:p>2064459</text:p>
          </table:table-cell>
          <table:table-cell office:value-type="float" office:value="4931076" calcext:value-type="float">
            <text:p>4931076</text:p>
          </table:table-cell>
          <table:table-cell office:value-type="float" office:value="2866618" calcext:value-type="float">
            <text:p>2866618</text:p>
          </table:table-cell>
          <table:table-cell office:value-type="float" office:value="34.53" calcext:value-type="float">
            <text:p>34.53</text:p>
          </table:table-cell>
        </table:table-row>
        <table:table-row table:style-name="ro2">
          <table:table-cell office:value-type="float" office:value="4931077" calcext:value-type="float">
            <text:p>4931077</text:p>
          </table:table-cell>
          <table:table-cell office:value-type="float" office:value="4940785" calcext:value-type="float">
            <text:p>4940785</text:p>
          </table:table-cell>
          <table:table-cell office:value-type="float" office:value="9709" calcext:value-type="float">
            <text:p>9709</text:p>
          </table:table-cell>
          <table:table-cell office:value-type="float" office:value="50.76" calcext:value-type="float">
            <text:p>50.76</text:p>
          </table:table-cell>
        </table:table-row>
        <table:table-row table:style-name="ro2">
          <table:table-cell office:value-type="float" office:value="4940786" calcext:value-type="float">
            <text:p>4940786</text:p>
          </table:table-cell>
          <table:table-cell office:value-type="float" office:value="5005925" calcext:value-type="float">
            <text:p>5005925</text:p>
          </table:table-cell>
          <table:table-cell office:value-type="float" office:value="65140" calcext:value-type="float">
            <text:p>65140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2">
          <table:table-cell office:value-type="float" office:value="5005926" calcext:value-type="float">
            <text:p>5005926</text:p>
          </table:table-cell>
          <table:table-cell office:value-type="float" office:value="5037279" calcext:value-type="float">
            <text:p>5037279</text:p>
          </table:table-cell>
          <table:table-cell office:value-type="float" office:value="31354" calcext:value-type="float">
            <text:p>31354</text:p>
          </table:table-cell>
          <table:table-cell office:value-type="float" office:value="44.37" calcext:value-type="float">
            <text:p>44.37</text:p>
          </table:table-cell>
        </table:table-row>
        <table:table-row table:style-name="ro2">
          <table:table-cell office:value-type="float" office:value="5037280" calcext:value-type="float">
            <text:p>5037280</text:p>
          </table:table-cell>
          <table:table-cell office:value-type="float" office:value="5116107" calcext:value-type="float">
            <text:p>5116107</text:p>
          </table:table-cell>
          <table:table-cell office:value-type="float" office:value="78828" calcext:value-type="float">
            <text:p>78828</text:p>
          </table:table-cell>
          <table:table-cell office:value-type="float" office:value="33.51" calcext:value-type="float">
            <text:p>33.51</text:p>
          </table:table-cell>
        </table:table-row>
        <table:table-row table:style-name="ro2">
          <table:table-cell office:value-type="float" office:value="5116108" calcext:value-type="float">
            <text:p>5116108</text:p>
          </table:table-cell>
          <table:table-cell office:value-type="float" office:value="5133707" calcext:value-type="float">
            <text:p>5133707</text:p>
          </table:table-cell>
          <table:table-cell office:value-type="float" office:value="17600" calcext:value-type="float">
            <text:p>17600</text:p>
          </table:table-cell>
          <table:table-cell office:value-type="float" office:value="52.69" calcext:value-type="float">
            <text:p>52.69</text:p>
          </table:table-cell>
        </table:table-row>
        <table:table-row table:style-name="ro2">
          <table:table-cell office:value-type="float" office:value="5133708" calcext:value-type="float">
            <text:p>5133708</text:p>
          </table:table-cell>
          <table:table-cell office:value-type="float" office:value="5424949" calcext:value-type="float">
            <text:p>5424949</text:p>
          </table:table-cell>
          <table:table-cell office:value-type="float" office:value="291242" calcext:value-type="float">
            <text:p>291242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2">
          <table:table-cell office:value-type="float" office:value="5424950" calcext:value-type="float">
            <text:p>5424950</text:p>
          </table:table-cell>
          <table:table-cell office:value-type="float" office:value="5430557" calcext:value-type="float">
            <text:p>5430557</text:p>
          </table:table-cell>
          <table:table-cell office:value-type="float" office:value="5608" calcext:value-type="float">
            <text:p>5608</text:p>
          </table:table-cell>
          <table:table-cell office:value-type="float" office:value="51.69" calcext:value-type="float">
            <text:p>51.69</text:p>
          </table:table-cell>
        </table:table-row>
        <table:table-row table:style-name="ro2">
          <table:table-cell office:value-type="float" office:value="5430558" calcext:value-type="float">
            <text:p>5430558</text:p>
          </table:table-cell>
          <table:table-cell office:value-type="float" office:value="5877450" calcext:value-type="float">
            <text:p>5877450</text:p>
          </table:table-cell>
          <table:table-cell office:value-type="float" office:value="446893" calcext:value-type="float">
            <text:p>446893</text:p>
          </table:table-cell>
          <table:table-cell office:value-type="float" office:value="33.28" calcext:value-type="float">
            <text:p>33.28</text:p>
          </table:table-cell>
        </table:table-row>
        <table:table-row table:style-name="ro2">
          <table:table-cell office:value-type="float" office:value="5877451" calcext:value-type="float">
            <text:p>5877451</text:p>
          </table:table-cell>
          <table:table-cell office:value-type="float" office:value="7971228" calcext:value-type="float">
            <text:p>7971228</text:p>
          </table:table-cell>
          <table:table-cell office:value-type="float" office:value="2093778" calcext:value-type="float">
            <text:p>2093778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2">
          <table:table-cell office:value-type="float" office:value="7971229" calcext:value-type="float">
            <text:p>7971229</text:p>
          </table:table-cell>
          <table:table-cell office:value-type="float" office:value="8259265" calcext:value-type="float">
            <text:p>8259265</text:p>
          </table:table-cell>
          <table:table-cell office:value-type="float" office:value="288037" calcext:value-type="float">
            <text:p>288037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2">
          <table:table-cell office:value-type="float" office:value="8259266" calcext:value-type="float">
            <text:p>8259266</text:p>
          </table:table-cell>
          <table:table-cell office:value-type="float" office:value="8270857" calcext:value-type="float">
            <text:p>8270857</text:p>
          </table:table-cell>
          <table:table-cell office:value-type="float" office:value="11592" calcext:value-type="float">
            <text:p>11592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2">
          <table:table-cell office:value-type="float" office:value="8270858" calcext:value-type="float">
            <text:p>8270858</text:p>
          </table:table-cell>
          <table:table-cell office:value-type="float" office:value="8281166" calcext:value-type="float">
            <text:p>8281166</text:p>
          </table:table-cell>
          <table:table-cell office:value-type="float" office:value="10309" calcext:value-type="float">
            <text:p>10309</text:p>
          </table:table-cell>
          <table:table-cell office:value-type="float" office:value="52.87" calcext:value-type="float">
            <text:p>52.87</text:p>
          </table:table-cell>
        </table:table-row>
        <table:table-row table:style-name="ro2">
          <table:table-cell office:value-type="float" office:value="8281167" calcext:value-type="float">
            <text:p>8281167</text:p>
          </table:table-cell>
          <table:table-cell office:value-type="float" office:value="8282641" calcext:value-type="float">
            <text:p>8282641</text:p>
          </table:table-cell>
          <table:table-cell office:value-type="float" office:value="1475" calcext:value-type="float">
            <text:p>147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8282642" calcext:value-type="float">
            <text:p>8282642</text:p>
          </table:table-cell>
          <table:table-cell office:value-type="float" office:value="8290454" calcext:value-type="float">
            <text:p>8290454</text:p>
          </table:table-cell>
          <table:table-cell office:value-type="float" office:value="7813" calcext:value-type="float">
            <text:p>7813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2">
          <table:table-cell office:value-type="float" office:value="8290455" calcext:value-type="float">
            <text:p>8290455</text:p>
          </table:table-cell>
          <table:table-cell office:value-type="float" office:value="8315015" calcext:value-type="float">
            <text:p>8315015</text:p>
          </table:table-cell>
          <table:table-cell office:value-type="float" office:value="24561" calcext:value-type="float">
            <text:p>24561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2">
          <table:table-cell office:value-type="float" office:value="8315016" calcext:value-type="float">
            <text:p>8315016</text:p>
          </table:table-cell>
          <table:table-cell office:value-type="float" office:value="8465555" calcext:value-type="float">
            <text:p>8465555</text:p>
          </table:table-cell>
          <table:table-cell office:value-type="float" office:value="150540" calcext:value-type="float">
            <text:p>150540</text:p>
          </table:table-cell>
          <table:table-cell office:value-type="float" office:value="37.54" calcext:value-type="float">
            <text:p>37.54</text:p>
          </table:table-cell>
        </table:table-row>
        <table:table-row table:style-name="ro2">
          <table:table-cell office:value-type="float" office:value="8465556" calcext:value-type="float">
            <text:p>8465556</text:p>
          </table:table-cell>
          <table:table-cell office:value-type="float" office:value="8554437" calcext:value-type="float">
            <text:p>8554437</text:p>
          </table:table-cell>
          <table:table-cell office:value-type="float" office:value="88882" calcext:value-type="float">
            <text:p>88882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float" office:value="8554438" calcext:value-type="float">
            <text:p>8554438</text:p>
          </table:table-cell>
          <table:table-cell office:value-type="float" office:value="8561355" calcext:value-type="float">
            <text:p>8561355</text:p>
          </table:table-cell>
          <table:table-cell office:value-type="float" office:value="6918" calcext:value-type="float">
            <text:p>6918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2">
          <table:table-cell office:value-type="float" office:value="8561356" calcext:value-type="float">
            <text:p>8561356</text:p>
          </table:table-cell>
          <table:table-cell office:value-type="float" office:value="8570512" calcext:value-type="float">
            <text:p>8570512</text:p>
          </table:table-cell>
          <table:table-cell office:value-type="float" office:value="9157" calcext:value-type="float">
            <text:p>9157</text:p>
          </table:table-cell>
          <table:table-cell office:value-type="float" office:value="44.05" calcext:value-type="float">
            <text:p>44.05</text:p>
          </table:table-cell>
        </table:table-row>
        <table:table-row table:style-name="ro2">
          <table:table-cell office:value-type="float" office:value="8570513" calcext:value-type="float">
            <text:p>8570513</text:p>
          </table:table-cell>
          <table:table-cell office:value-type="float" office:value="8584828" calcext:value-type="float">
            <text:p>8584828</text:p>
          </table:table-cell>
          <table:table-cell office:value-type="float" office:value="14316" calcext:value-type="float">
            <text:p>14316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2">
          <table:table-cell office:value-type="float" office:value="8584829" calcext:value-type="float">
            <text:p>8584829</text:p>
          </table:table-cell>
          <table:table-cell office:value-type="float" office:value="8620642" calcext:value-type="float">
            <text:p>8620642</text:p>
          </table:table-cell>
          <table:table-cell office:value-type="float" office:value="35814" calcext:value-type="float">
            <text:p>35814</text:p>
          </table:table-cell>
          <table:table-cell office:value-type="float" office:value="40.27" calcext:value-type="float">
            <text:p>40.27</text:p>
          </table:table-cell>
        </table:table-row>
        <table:table-row table:style-name="ro2">
          <table:table-cell office:value-type="float" office:value="8620643" calcext:value-type="float">
            <text:p>8620643</text:p>
          </table:table-cell>
          <table:table-cell office:value-type="float" office:value="8636917" calcext:value-type="float">
            <text:p>8636917</text:p>
          </table:table-cell>
          <table:table-cell office:value-type="float" office:value="16275" calcext:value-type="float">
            <text:p>16275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2">
          <table:table-cell office:value-type="float" office:value="8636918" calcext:value-type="float">
            <text:p>8636918</text:p>
          </table:table-cell>
          <table:table-cell office:value-type="float" office:value="8645801" calcext:value-type="float">
            <text:p>8645801</text:p>
          </table:table-cell>
          <table:table-cell office:value-type="float" office:value="8884" calcext:value-type="float">
            <text:p>8884</text:p>
          </table:table-cell>
          <table:table-cell office:value-type="float" office:value="44.03" calcext:value-type="float">
            <text:p>44.03</text:p>
          </table:table-cell>
        </table:table-row>
        <table:table-row table:style-name="ro2">
          <table:table-cell office:value-type="float" office:value="8645802" calcext:value-type="float">
            <text:p>8645802</text:p>
          </table:table-cell>
          <table:table-cell office:value-type="float" office:value="12652819" calcext:value-type="float">
            <text:p>12652819</text:p>
          </table:table-cell>
          <table:table-cell office:value-type="float" office:value="4007018" calcext:value-type="float">
            <text:p>4007018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2">
          <table:table-cell office:value-type="float" office:value="12652820" calcext:value-type="float">
            <text:p>12652820</text:p>
          </table:table-cell>
          <table:table-cell office:value-type="float" office:value="12681815" calcext:value-type="float">
            <text:p>12681815</text:p>
          </table:table-cell>
          <table:table-cell office:value-type="float" office:value="28996" calcext:value-type="float">
            <text:p>28996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2">
          <table:table-cell office:value-type="float" office:value="12681816" calcext:value-type="float">
            <text:p>12681816</text:p>
          </table:table-cell>
          <table:table-cell office:value-type="float" office:value="12697730" calcext:value-type="float">
            <text:p>12697730</text:p>
          </table:table-cell>
          <table:table-cell office:value-type="float" office:value="15915" calcext:value-type="float">
            <text:p>15915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2">
          <table:table-cell office:value-type="float" office:value="12697731" calcext:value-type="float">
            <text:p>12697731</text:p>
          </table:table-cell>
          <table:table-cell office:value-type="float" office:value="12721900" calcext:value-type="float">
            <text:p>12721900</text:p>
          </table:table-cell>
          <table:table-cell office:value-type="float" office:value="24170" calcext:value-type="float">
            <text:p>24170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2">
          <table:table-cell office:value-type="float" office:value="12721901" calcext:value-type="float">
            <text:p>12721901</text:p>
          </table:table-cell>
          <table:table-cell office:value-type="float" office:value="12731181" calcext:value-type="float">
            <text:p>12731181</text:p>
          </table:table-cell>
          <table:table-cell office:value-type="float" office:value="9281" calcext:value-type="float">
            <text:p>9281</text:p>
          </table:table-cell>
          <table:table-cell office:value-type="float" office:value="48.17" calcext:value-type="float">
            <text:p>48.17</text:p>
          </table:table-cell>
        </table:table-row>
        <table:table-row table:style-name="ro2">
          <table:table-cell office:value-type="float" office:value="12731182" calcext:value-type="float">
            <text:p>12731182</text:p>
          </table:table-cell>
          <table:table-cell office:value-type="float" office:value="12756047" calcext:value-type="float">
            <text:p>12756047</text:p>
          </table:table-cell>
          <table:table-cell office:value-type="float" office:value="24866" calcext:value-type="float">
            <text:p>24866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2">
          <table:table-cell office:value-type="float" office:value="12756048" calcext:value-type="float">
            <text:p>12756048</text:p>
          </table:table-cell>
          <table:table-cell office:value-type="float" office:value="12772187" calcext:value-type="float">
            <text:p>12772187</text:p>
          </table:table-cell>
          <table:table-cell office:value-type="float" office:value="16140" calcext:value-type="float">
            <text:p>16140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2">
          <table:table-cell office:value-type="float" office:value="12772188" calcext:value-type="float">
            <text:p>12772188</text:p>
          </table:table-cell>
          <table:table-cell office:value-type="float" office:value="15783893" calcext:value-type="float">
            <text:p>15783893</text:p>
          </table:table-cell>
          <table:table-cell office:value-type="float" office:value="3011706" calcext:value-type="float">
            <text:p>3011706</text:p>
          </table:table-cell>
          <table:table-cell office:value-type="float" office:value="36.08" calcext:value-type="float">
            <text:p>36.08</text:p>
          </table:table-cell>
        </table:table-row>
        <table:table-row table:style-name="ro2">
          <table:table-cell office:value-type="float" office:value="15783894" calcext:value-type="float">
            <text:p>15783894</text:p>
          </table:table-cell>
          <table:table-cell office:value-type="float" office:value="15789905" calcext:value-type="float">
            <text:p>15789905</text:p>
          </table:table-cell>
          <table:table-cell office:value-type="float" office:value="6012" calcext:value-type="float">
            <text:p>6012</text:p>
          </table:table-cell>
          <table:table-cell office:value-type="float" office:value="46.91" calcext:value-type="float">
            <text:p>46.91</text:p>
          </table:table-cell>
        </table:table-row>
      </table:table>
      <table:table table:name="chr7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73906" calcext:value-type="float">
            <text:p>73906</text:p>
          </table:table-cell>
          <table:table-cell office:value-type="float" office:value="37.41" calcext:value-type="float">
            <text:p>37.41</text:p>
          </table:table-cell>
        </table:table-row>
        <table:table-row table:style-name="ro2">
          <table:table-cell office:value-type="float" office:value="73907" calcext:value-type="float">
            <text:p>73907</text:p>
          </table:table-cell>
          <table:table-cell office:value-type="float" office:value="82756" calcext:value-type="float">
            <text:p>82756</text:p>
          </table:table-cell>
          <table:table-cell office:value-type="float" office:value="8850" calcext:value-type="float">
            <text:p>8850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2">
          <table:table-cell office:value-type="float" office:value="82757" calcext:value-type="float">
            <text:p>82757</text:p>
          </table:table-cell>
          <table:table-cell office:value-type="float" office:value="96954" calcext:value-type="float">
            <text:p>96954</text:p>
          </table:table-cell>
          <table:table-cell office:value-type="float" office:value="14198" calcext:value-type="float">
            <text:p>14198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2">
          <table:table-cell office:value-type="float" office:value="96955" calcext:value-type="float">
            <text:p>96955</text:p>
          </table:table-cell>
          <table:table-cell office:value-type="float" office:value="814279" calcext:value-type="float">
            <text:p>814279</text:p>
          </table:table-cell>
          <table:table-cell office:value-type="float" office:value="717325" calcext:value-type="float">
            <text:p>717325</text:p>
          </table:table-cell>
          <table:table-cell office:value-type="float" office:value="37.03" calcext:value-type="float">
            <text:p>37.03</text:p>
          </table:table-cell>
        </table:table-row>
        <table:table-row table:style-name="ro2">
          <table:table-cell office:value-type="float" office:value="814280" calcext:value-type="float">
            <text:p>814280</text:p>
          </table:table-cell>
          <table:table-cell office:value-type="float" office:value="827079" calcext:value-type="float">
            <text:p>827079</text:p>
          </table:table-cell>
          <table:table-cell office:value-type="float" office:value="12800" calcext:value-type="float">
            <text:p>12800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2">
          <table:table-cell office:value-type="float" office:value="827080" calcext:value-type="float">
            <text:p>827080</text:p>
          </table:table-cell>
          <table:table-cell office:value-type="float" office:value="851759" calcext:value-type="float">
            <text:p>851759</text:p>
          </table:table-cell>
          <table:table-cell office:value-type="float" office:value="24680" calcext:value-type="float">
            <text:p>24680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2">
          <table:table-cell office:value-type="float" office:value="851760" calcext:value-type="float">
            <text:p>851760</text:p>
          </table:table-cell>
          <table:table-cell office:value-type="float" office:value="2183567" calcext:value-type="float">
            <text:p>2183567</text:p>
          </table:table-cell>
          <table:table-cell office:value-type="float" office:value="1331808" calcext:value-type="float">
            <text:p>1331808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2">
          <table:table-cell office:value-type="float" office:value="2183568" calcext:value-type="float">
            <text:p>2183568</text:p>
          </table:table-cell>
          <table:table-cell office:value-type="float" office:value="3242800" calcext:value-type="float">
            <text:p>3242800</text:p>
          </table:table-cell>
          <table:table-cell office:value-type="float" office:value="1059233" calcext:value-type="float">
            <text:p>1059233</text:p>
          </table:table-cell>
          <table:table-cell office:value-type="float" office:value="36.61" calcext:value-type="float">
            <text:p>36.61</text:p>
          </table:table-cell>
        </table:table-row>
        <table:table-row table:style-name="ro2">
          <table:table-cell office:value-type="float" office:value="3242801" calcext:value-type="float">
            <text:p>3242801</text:p>
          </table:table-cell>
          <table:table-cell office:value-type="float" office:value="3252387" calcext:value-type="float">
            <text:p>3252387</text:p>
          </table:table-cell>
          <table:table-cell office:value-type="float" office:value="9587" calcext:value-type="float">
            <text:p>9587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2">
          <table:table-cell office:value-type="float" office:value="3252388" calcext:value-type="float">
            <text:p>3252388</text:p>
          </table:table-cell>
          <table:table-cell office:value-type="float" office:value="3268557" calcext:value-type="float">
            <text:p>3268557</text:p>
          </table:table-cell>
          <table:table-cell office:value-type="float" office:value="16170" calcext:value-type="float">
            <text:p>16170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2">
          <table:table-cell office:value-type="float" office:value="3268558" calcext:value-type="float">
            <text:p>3268558</text:p>
          </table:table-cell>
          <table:table-cell office:value-type="float" office:value="3337472" calcext:value-type="float">
            <text:p>3337472</text:p>
          </table:table-cell>
          <table:table-cell office:value-type="float" office:value="68915" calcext:value-type="float">
            <text:p>68915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2">
          <table:table-cell office:value-type="float" office:value="3337473" calcext:value-type="float">
            <text:p>3337473</text:p>
          </table:table-cell>
          <table:table-cell office:value-type="float" office:value="3503469" calcext:value-type="float">
            <text:p>3503469</text:p>
          </table:table-cell>
          <table:table-cell office:value-type="float" office:value="165997" calcext:value-type="float">
            <text:p>165997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2">
          <table:table-cell office:value-type="float" office:value="3503470" calcext:value-type="float">
            <text:p>3503470</text:p>
          </table:table-cell>
          <table:table-cell office:value-type="float" office:value="3676958" calcext:value-type="float">
            <text:p>3676958</text:p>
          </table:table-cell>
          <table:table-cell office:value-type="float" office:value="173489" calcext:value-type="float">
            <text:p>173489</text:p>
          </table:table-cell>
          <table:table-cell office:value-type="float" office:value="36.86" calcext:value-type="float">
            <text:p>36.86</text:p>
          </table:table-cell>
        </table:table-row>
        <table:table-row table:style-name="ro2">
          <table:table-cell office:value-type="float" office:value="3676959" calcext:value-type="float">
            <text:p>3676959</text:p>
          </table:table-cell>
          <table:table-cell office:value-type="float" office:value="3687931" calcext:value-type="float">
            <text:p>3687931</text:p>
          </table:table-cell>
          <table:table-cell office:value-type="float" office:value="10973" calcext:value-type="float">
            <text:p>10973</text:p>
          </table:table-cell>
          <table:table-cell office:value-type="float" office:value="42.09" calcext:value-type="float">
            <text:p>42.09</text:p>
          </table:table-cell>
        </table:table-row>
        <table:table-row table:style-name="ro2">
          <table:table-cell office:value-type="float" office:value="3687932" calcext:value-type="float">
            <text:p>3687932</text:p>
          </table:table-cell>
          <table:table-cell office:value-type="float" office:value="3702801" calcext:value-type="float">
            <text:p>3702801</text:p>
          </table:table-cell>
          <table:table-cell office:value-type="float" office:value="14870" calcext:value-type="float">
            <text:p>14870</text:p>
          </table:table-cell>
          <table:table-cell office:value-type="float" office:value="53.12" calcext:value-type="float">
            <text:p>53.12</text:p>
          </table:table-cell>
        </table:table-row>
        <table:table-row table:style-name="ro2">
          <table:table-cell office:value-type="float" office:value="3702802" calcext:value-type="float">
            <text:p>3702802</text:p>
          </table:table-cell>
          <table:table-cell office:value-type="float" office:value="3803222" calcext:value-type="float">
            <text:p>3803222</text:p>
          </table:table-cell>
          <table:table-cell office:value-type="float" office:value="100421" calcext:value-type="float">
            <text:p>100421</text:p>
          </table:table-cell>
          <table:table-cell office:value-type="float" office:value="35.68" calcext:value-type="float">
            <text:p>35.68</text:p>
          </table:table-cell>
        </table:table-row>
        <table:table-row table:style-name="ro2">
          <table:table-cell office:value-type="float" office:value="3803223" calcext:value-type="float">
            <text:p>3803223</text:p>
          </table:table-cell>
          <table:table-cell office:value-type="float" office:value="3815038" calcext:value-type="float">
            <text:p>3815038</text:p>
          </table:table-cell>
          <table:table-cell office:value-type="float" office:value="11816" calcext:value-type="float">
            <text:p>11816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2">
          <table:table-cell office:value-type="float" office:value="3815039" calcext:value-type="float">
            <text:p>3815039</text:p>
          </table:table-cell>
          <table:table-cell office:value-type="float" office:value="3979054" calcext:value-type="float">
            <text:p>3979054</text:p>
          </table:table-cell>
          <table:table-cell office:value-type="float" office:value="164016" calcext:value-type="float">
            <text:p>164016</text:p>
          </table:table-cell>
          <table:table-cell office:value-type="float" office:value="33.07" calcext:value-type="float">
            <text:p>33.07</text:p>
          </table:table-cell>
        </table:table-row>
        <table:table-row table:style-name="ro2">
          <table:table-cell office:value-type="float" office:value="3979055" calcext:value-type="float">
            <text:p>3979055</text:p>
          </table:table-cell>
          <table:table-cell office:value-type="float" office:value="3981978" calcext:value-type="float">
            <text:p>3981978</text:p>
          </table:table-cell>
          <table:table-cell office:value-type="float" office:value="2924" calcext:value-type="float">
            <text:p>2924</text:p>
          </table:table-cell>
          <table:table-cell office:value-type="float" office:value="18.74" calcext:value-type="float">
            <text:p>18.74</text:p>
          </table:table-cell>
        </table:table-row>
        <table:table-row table:style-name="ro2">
          <table:table-cell office:value-type="float" office:value="3981979" calcext:value-type="float">
            <text:p>3981979</text:p>
          </table:table-cell>
          <table:table-cell office:value-type="float" office:value="4142719" calcext:value-type="float">
            <text:p>4142719</text:p>
          </table:table-cell>
          <table:table-cell office:value-type="float" office:value="160741" calcext:value-type="float">
            <text:p>160741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2">
          <table:table-cell office:value-type="float" office:value="4142720" calcext:value-type="float">
            <text:p>4142720</text:p>
          </table:table-cell>
          <table:table-cell office:value-type="float" office:value="4154820" calcext:value-type="float">
            <text:p>4154820</text:p>
          </table:table-cell>
          <table:table-cell office:value-type="float" office:value="12101" calcext:value-type="float">
            <text:p>12101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2">
          <table:table-cell office:value-type="float" office:value="4154821" calcext:value-type="float">
            <text:p>4154821</text:p>
          </table:table-cell>
          <table:table-cell office:value-type="float" office:value="4312922" calcext:value-type="float">
            <text:p>4312922</text:p>
          </table:table-cell>
          <table:table-cell office:value-type="float" office:value="158102" calcext:value-type="float">
            <text:p>158102</text:p>
          </table:table-cell>
          <table:table-cell office:value-type="float" office:value="34.61" calcext:value-type="float">
            <text:p>34.61</text:p>
          </table:table-cell>
        </table:table-row>
        <table:table-row table:style-name="ro2">
          <table:table-cell office:value-type="float" office:value="4312923" calcext:value-type="float">
            <text:p>4312923</text:p>
          </table:table-cell>
          <table:table-cell office:value-type="float" office:value="4325644" calcext:value-type="float">
            <text:p>4325644</text:p>
          </table:table-cell>
          <table:table-cell office:value-type="float" office:value="12722" calcext:value-type="float">
            <text:p>12722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2">
          <table:table-cell office:value-type="float" office:value="4325645" calcext:value-type="float">
            <text:p>4325645</text:p>
          </table:table-cell>
          <table:table-cell office:value-type="float" office:value="4400753" calcext:value-type="float">
            <text:p>4400753</text:p>
          </table:table-cell>
          <table:table-cell office:value-type="float" office:value="75109" calcext:value-type="float">
            <text:p>75109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2">
          <table:table-cell office:value-type="float" office:value="4400754" calcext:value-type="float">
            <text:p>4400754</text:p>
          </table:table-cell>
          <table:table-cell office:value-type="float" office:value="8325798" calcext:value-type="float">
            <text:p>8325798</text:p>
          </table:table-cell>
          <table:table-cell office:value-type="float" office:value="3925045" calcext:value-type="float">
            <text:p>3925045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2">
          <table:table-cell office:value-type="float" office:value="8325799" calcext:value-type="float">
            <text:p>8325799</text:p>
          </table:table-cell>
          <table:table-cell office:value-type="float" office:value="8429191" calcext:value-type="float">
            <text:p>8429191</text:p>
          </table:table-cell>
          <table:table-cell office:value-type="float" office:value="103393" calcext:value-type="float">
            <text:p>103393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2">
          <table:table-cell office:value-type="float" office:value="8429192" calcext:value-type="float">
            <text:p>8429192</text:p>
          </table:table-cell>
          <table:table-cell office:value-type="float" office:value="8546325" calcext:value-type="float">
            <text:p>8546325</text:p>
          </table:table-cell>
          <table:table-cell office:value-type="float" office:value="117134" calcext:value-type="float">
            <text:p>117134</text:p>
          </table:table-cell>
          <table:table-cell office:value-type="float" office:value="37.36" calcext:value-type="float">
            <text:p>37.36</text:p>
          </table:table-cell>
        </table:table-row>
        <table:table-row table:style-name="ro2">
          <table:table-cell office:value-type="float" office:value="8546326" calcext:value-type="float">
            <text:p>8546326</text:p>
          </table:table-cell>
          <table:table-cell office:value-type="float" office:value="9498092" calcext:value-type="float">
            <text:p>9498092</text:p>
          </table:table-cell>
          <table:table-cell office:value-type="float" office:value="951767" calcext:value-type="float">
            <text:p>951767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2">
          <table:table-cell office:value-type="float" office:value="9498093" calcext:value-type="float">
            <text:p>9498093</text:p>
          </table:table-cell>
          <table:table-cell office:value-type="float" office:value="9503559" calcext:value-type="float">
            <text:p>9503559</text:p>
          </table:table-cell>
          <table:table-cell office:value-type="float" office:value="5467" calcext:value-type="float">
            <text:p>5467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2">
          <table:table-cell office:value-type="float" office:value="9503560" calcext:value-type="float">
            <text:p>9503560</text:p>
          </table:table-cell>
          <table:table-cell office:value-type="float" office:value="9524902" calcext:value-type="float">
            <text:p>9524902</text:p>
          </table:table-cell>
          <table:table-cell office:value-type="float" office:value="21343" calcext:value-type="float">
            <text:p>21343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2">
          <table:table-cell office:value-type="float" office:value="9524903" calcext:value-type="float">
            <text:p>9524903</text:p>
          </table:table-cell>
          <table:table-cell office:value-type="float" office:value="10995547" calcext:value-type="float">
            <text:p>10995547</text:p>
          </table:table-cell>
          <table:table-cell office:value-type="float" office:value="1470645" calcext:value-type="float">
            <text:p>1470645</text:p>
          </table:table-cell>
          <table:table-cell office:value-type="float" office:value="35.64" calcext:value-type="float">
            <text:p>35.64</text:p>
          </table:table-cell>
        </table:table-row>
        <table:table-row table:style-name="ro2">
          <table:table-cell office:value-type="float" office:value="10995548" calcext:value-type="float">
            <text:p>10995548</text:p>
          </table:table-cell>
          <table:table-cell office:value-type="float" office:value="11003573" calcext:value-type="float">
            <text:p>11003573</text:p>
          </table:table-cell>
          <table:table-cell office:value-type="float" office:value="8026" calcext:value-type="float">
            <text:p>8026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11003574" calcext:value-type="float">
            <text:p>11003574</text:p>
          </table:table-cell>
          <table:table-cell office:value-type="float" office:value="11019540" calcext:value-type="float">
            <text:p>11019540</text:p>
          </table:table-cell>
          <table:table-cell office:value-type="float" office:value="15967" calcext:value-type="float">
            <text:p>1596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019541" calcext:value-type="float">
            <text:p>11019541</text:p>
          </table:table-cell>
          <table:table-cell office:value-type="float" office:value="11078331" calcext:value-type="float">
            <text:p>11078331</text:p>
          </table:table-cell>
          <table:table-cell office:value-type="float" office:value="58791" calcext:value-type="float">
            <text:p>58791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2">
          <table:table-cell office:value-type="float" office:value="11078332" calcext:value-type="float">
            <text:p>11078332</text:p>
          </table:table-cell>
          <table:table-cell office:value-type="float" office:value="12142180" calcext:value-type="float">
            <text:p>12142180</text:p>
          </table:table-cell>
          <table:table-cell office:value-type="float" office:value="1063849" calcext:value-type="float">
            <text:p>1063849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2">
          <table:table-cell office:value-type="float" office:value="12142181" calcext:value-type="float">
            <text:p>12142181</text:p>
          </table:table-cell>
          <table:table-cell office:value-type="float" office:value="12175465" calcext:value-type="float">
            <text:p>12175465</text:p>
          </table:table-cell>
          <table:table-cell office:value-type="float" office:value="33285" calcext:value-type="float">
            <text:p>33285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12175466" calcext:value-type="float">
            <text:p>12175466</text:p>
          </table:table-cell>
          <table:table-cell office:value-type="float" office:value="13719369" calcext:value-type="float">
            <text:p>13719369</text:p>
          </table:table-cell>
          <table:table-cell office:value-type="float" office:value="1543904" calcext:value-type="float">
            <text:p>1543904</text:p>
          </table:table-cell>
          <table:table-cell office:value-type="float" office:value="35.78" calcext:value-type="float">
            <text:p>35.78</text:p>
          </table:table-cell>
        </table:table-row>
        <table:table-row table:style-name="ro2">
          <table:table-cell office:value-type="float" office:value="13719370" calcext:value-type="float">
            <text:p>13719370</text:p>
          </table:table-cell>
          <table:table-cell office:value-type="float" office:value="13757972" calcext:value-type="float">
            <text:p>13757972</text:p>
          </table:table-cell>
          <table:table-cell office:value-type="float" office:value="38603" calcext:value-type="float">
            <text:p>38603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2">
          <table:table-cell office:value-type="float" office:value="13757973" calcext:value-type="float">
            <text:p>13757973</text:p>
          </table:table-cell>
          <table:table-cell office:value-type="float" office:value="15462896" calcext:value-type="float">
            <text:p>15462896</text:p>
          </table:table-cell>
          <table:table-cell office:value-type="float" office:value="1704924" calcext:value-type="float">
            <text:p>1704924</text:p>
          </table:table-cell>
          <table:table-cell office:value-type="float" office:value="36.82" calcext:value-type="float">
            <text:p>36.82</text:p>
          </table:table-cell>
        </table:table-row>
      </table:table>
      <table:table table:name="chr8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91461" calcext:value-type="float">
            <text:p>91461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office:value-type="float" office:value="91462" calcext:value-type="float">
            <text:p>91462</text:p>
          </table:table-cell>
          <table:table-cell office:value-type="float" office:value="140664" calcext:value-type="float">
            <text:p>140664</text:p>
          </table:table-cell>
          <table:table-cell office:value-type="float" office:value="49203" calcext:value-type="float">
            <text:p>49203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2">
          <table:table-cell office:value-type="float" office:value="140665" calcext:value-type="float">
            <text:p>140665</text:p>
          </table:table-cell>
          <table:table-cell office:value-type="float" office:value="274370" calcext:value-type="float">
            <text:p>274370</text:p>
          </table:table-cell>
          <table:table-cell office:value-type="float" office:value="133706" calcext:value-type="float">
            <text:p>133706</text:p>
          </table:table-cell>
          <table:table-cell office:value-type="float" office:value="39.61" calcext:value-type="float">
            <text:p>39.61</text:p>
          </table:table-cell>
        </table:table-row>
        <table:table-row table:style-name="ro2">
          <table:table-cell office:value-type="float" office:value="274371" calcext:value-type="float">
            <text:p>274371</text:p>
          </table:table-cell>
          <table:table-cell office:value-type="float" office:value="345522" calcext:value-type="float">
            <text:p>345522</text:p>
          </table:table-cell>
          <table:table-cell office:value-type="float" office:value="71152" calcext:value-type="float">
            <text:p>71152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2">
          <table:table-cell office:value-type="float" office:value="345523" calcext:value-type="float">
            <text:p>345523</text:p>
          </table:table-cell>
          <table:table-cell office:value-type="float" office:value="354392" calcext:value-type="float">
            <text:p>354392</text:p>
          </table:table-cell>
          <table:table-cell office:value-type="float" office:value="8870" calcext:value-type="float">
            <text:p>8870</text:p>
          </table:table-cell>
          <table:table-cell office:value-type="float" office:value="54.37" calcext:value-type="float">
            <text:p>54.37</text:p>
          </table:table-cell>
        </table:table-row>
        <table:table-row table:style-name="ro2">
          <table:table-cell office:value-type="float" office:value="354393" calcext:value-type="float">
            <text:p>354393</text:p>
          </table:table-cell>
          <table:table-cell office:value-type="float" office:value="376719" calcext:value-type="float">
            <text:p>376719</text:p>
          </table:table-cell>
          <table:table-cell office:value-type="float" office:value="22327" calcext:value-type="float">
            <text:p>22327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office:value-type="float" office:value="376720" calcext:value-type="float">
            <text:p>376720</text:p>
          </table:table-cell>
          <table:table-cell office:value-type="float" office:value="4643983" calcext:value-type="float">
            <text:p>4643983</text:p>
          </table:table-cell>
          <table:table-cell office:value-type="float" office:value="4267264" calcext:value-type="float">
            <text:p>4267264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2">
          <table:table-cell office:value-type="float" office:value="4643984" calcext:value-type="float">
            <text:p>4643984</text:p>
          </table:table-cell>
          <table:table-cell office:value-type="float" office:value="4659568" calcext:value-type="float">
            <text:p>4659568</text:p>
          </table:table-cell>
          <table:table-cell office:value-type="float" office:value="15585" calcext:value-type="float">
            <text:p>15585</text:p>
          </table:table-cell>
          <table:table-cell office:value-type="float" office:value="44.22" calcext:value-type="float">
            <text:p>44.22</text:p>
          </table:table-cell>
        </table:table-row>
        <table:table-row table:style-name="ro2">
          <table:table-cell office:value-type="float" office:value="4659569" calcext:value-type="float">
            <text:p>4659569</text:p>
          </table:table-cell>
          <table:table-cell office:value-type="float" office:value="4731476" calcext:value-type="float">
            <text:p>4731476</text:p>
          </table:table-cell>
          <table:table-cell office:value-type="float" office:value="71908" calcext:value-type="float">
            <text:p>71908</text:p>
          </table:table-cell>
          <table:table-cell office:value-type="float" office:value="35.07" calcext:value-type="float">
            <text:p>35.07</text:p>
          </table:table-cell>
        </table:table-row>
        <table:table-row table:style-name="ro2">
          <table:table-cell office:value-type="float" office:value="4731477" calcext:value-type="float">
            <text:p>4731477</text:p>
          </table:table-cell>
          <table:table-cell office:value-type="float" office:value="4749521" calcext:value-type="float">
            <text:p>4749521</text:p>
          </table:table-cell>
          <table:table-cell office:value-type="float" office:value="18045" calcext:value-type="float">
            <text:p>18045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2">
          <table:table-cell office:value-type="float" office:value="4749522" calcext:value-type="float">
            <text:p>4749522</text:p>
          </table:table-cell>
          <table:table-cell office:value-type="float" office:value="9190731" calcext:value-type="float">
            <text:p>9190731</text:p>
          </table:table-cell>
          <table:table-cell office:value-type="float" office:value="4441210" calcext:value-type="float">
            <text:p>4441210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2">
          <table:table-cell office:value-type="float" office:value="9190732" calcext:value-type="float">
            <text:p>9190732</text:p>
          </table:table-cell>
          <table:table-cell office:value-type="float" office:value="9825403" calcext:value-type="float">
            <text:p>9825403</text:p>
          </table:table-cell>
          <table:table-cell office:value-type="float" office:value="634672" calcext:value-type="float">
            <text:p>634672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2">
          <table:table-cell office:value-type="float" office:value="9825404" calcext:value-type="float">
            <text:p>9825404</text:p>
          </table:table-cell>
          <table:table-cell office:value-type="float" office:value="9891269" calcext:value-type="float">
            <text:p>9891269</text:p>
          </table:table-cell>
          <table:table-cell office:value-type="float" office:value="65866" calcext:value-type="float">
            <text:p>65866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2">
          <table:table-cell office:value-type="float" office:value="9891270" calcext:value-type="float">
            <text:p>9891270</text:p>
          </table:table-cell>
          <table:table-cell office:value-type="float" office:value="9912057" calcext:value-type="float">
            <text:p>9912057</text:p>
          </table:table-cell>
          <table:table-cell office:value-type="float" office:value="20788" calcext:value-type="float">
            <text:p>20788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2">
          <table:table-cell office:value-type="float" office:value="9912058" calcext:value-type="float">
            <text:p>9912058</text:p>
          </table:table-cell>
          <table:table-cell office:value-type="float" office:value="9928930" calcext:value-type="float">
            <text:p>9928930</text:p>
          </table:table-cell>
          <table:table-cell office:value-type="float" office:value="16873" calcext:value-type="float">
            <text:p>16873</text:p>
          </table:table-cell>
          <table:table-cell office:value-type="float" office:value="51.01" calcext:value-type="float">
            <text:p>51.01</text:p>
          </table:table-cell>
        </table:table-row>
        <table:table-row table:style-name="ro2">
          <table:table-cell office:value-type="float" office:value="9928931" calcext:value-type="float">
            <text:p>9928931</text:p>
          </table:table-cell>
          <table:table-cell office:value-type="float" office:value="15133119" calcext:value-type="float">
            <text:p>15133119</text:p>
          </table:table-cell>
          <table:table-cell office:value-type="float" office:value="5204189" calcext:value-type="float">
            <text:p>5204189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2">
          <table:table-cell office:value-type="float" office:value="15133120" calcext:value-type="float">
            <text:p>15133120</text:p>
          </table:table-cell>
          <table:table-cell office:value-type="float" office:value="15149879" calcext:value-type="float">
            <text:p>15149879</text:p>
          </table:table-cell>
          <table:table-cell office:value-type="float" office:value="16760" calcext:value-type="float">
            <text:p>16760</text:p>
          </table:table-cell>
          <table:table-cell office:value-type="float" office:value="45.61" calcext:value-type="float">
            <text:p>45.61</text:p>
          </table:table-cell>
        </table:table-row>
        <table:table-row table:style-name="ro2">
          <table:table-cell office:value-type="float" office:value="15149880" calcext:value-type="float">
            <text:p>15149880</text:p>
          </table:table-cell>
          <table:table-cell office:value-type="float" office:value="15311032" calcext:value-type="float">
            <text:p>15311032</text:p>
          </table:table-cell>
          <table:table-cell office:value-type="float" office:value="161153" calcext:value-type="float">
            <text:p>161153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2">
          <table:table-cell office:value-type="float" office:value="15311033" calcext:value-type="float">
            <text:p>15311033</text:p>
          </table:table-cell>
          <table:table-cell office:value-type="float" office:value="15350597" calcext:value-type="float">
            <text:p>15350597</text:p>
          </table:table-cell>
          <table:table-cell office:value-type="float" office:value="39565" calcext:value-type="float">
            <text:p>39565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2">
          <table:table-cell office:value-type="float" office:value="15350598" calcext:value-type="float">
            <text:p>15350598</text:p>
          </table:table-cell>
          <table:table-cell office:value-type="float" office:value="15366984" calcext:value-type="float">
            <text:p>15366984</text:p>
          </table:table-cell>
          <table:table-cell office:value-type="float" office:value="16387" calcext:value-type="float">
            <text:p>16387</text:p>
          </table:table-cell>
          <table:table-cell office:value-type="float" office:value="45.69" calcext:value-type="float">
            <text:p>45.69</text:p>
          </table:table-cell>
        </table:table-row>
        <table:table-row table:style-name="ro2">
          <table:table-cell office:value-type="float" office:value="15366985" calcext:value-type="float">
            <text:p>15366985</text:p>
          </table:table-cell>
          <table:table-cell office:value-type="float" office:value="15422731" calcext:value-type="float">
            <text:p>15422731</text:p>
          </table:table-cell>
          <table:table-cell office:value-type="float" office:value="55747" calcext:value-type="float">
            <text:p>55747</text:p>
          </table:table-cell>
          <table:table-cell office:value-type="float" office:value="36.17" calcext:value-type="float">
            <text:p>36.17</text:p>
          </table:table-cell>
        </table:table-row>
      </table:table>
      <table:table table:name="chr9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7624" calcext:value-type="float">
            <text:p>27624</text:p>
          </table:table-cell>
          <table:table-cell office:value-type="float" office:value="33.84" calcext:value-type="float">
            <text:p>33.84</text:p>
          </table:table-cell>
        </table:table-row>
        <table:table-row table:style-name="ro2">
          <table:table-cell office:value-type="float" office:value="27625" calcext:value-type="float">
            <text:p>27625</text:p>
          </table:table-cell>
          <table:table-cell office:value-type="float" office:value="43252" calcext:value-type="float">
            <text:p>43252</text:p>
          </table:table-cell>
          <table:table-cell office:value-type="float" office:value="15628" calcext:value-type="float">
            <text:p>15628</text:p>
          </table:table-cell>
          <table:table-cell office:value-type="float" office:value="50.15" calcext:value-type="float">
            <text:p>50.15</text:p>
          </table:table-cell>
        </table:table-row>
        <table:table-row table:style-name="ro2">
          <table:table-cell office:value-type="float" office:value="43253" calcext:value-type="float">
            <text:p>43253</text:p>
          </table:table-cell>
          <table:table-cell office:value-type="float" office:value="473650" calcext:value-type="float">
            <text:p>473650</text:p>
          </table:table-cell>
          <table:table-cell office:value-type="float" office:value="430398" calcext:value-type="float">
            <text:p>430398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2">
          <table:table-cell office:value-type="float" office:value="473651" calcext:value-type="float">
            <text:p>473651</text:p>
          </table:table-cell>
          <table:table-cell office:value-type="float" office:value="506604" calcext:value-type="float">
            <text:p>506604</text:p>
          </table:table-cell>
          <table:table-cell office:value-type="float" office:value="32954" calcext:value-type="float">
            <text:p>32954</text:p>
          </table:table-cell>
          <table:table-cell office:value-type="float" office:value="50.78" calcext:value-type="float">
            <text:p>50.78</text:p>
          </table:table-cell>
        </table:table-row>
        <table:table-row table:style-name="ro2">
          <table:table-cell office:value-type="float" office:value="506605" calcext:value-type="float">
            <text:p>506605</text:p>
          </table:table-cell>
          <table:table-cell office:value-type="float" office:value="549501" calcext:value-type="float">
            <text:p>549501</text:p>
          </table:table-cell>
          <table:table-cell office:value-type="float" office:value="42897" calcext:value-type="float">
            <text:p>42897</text:p>
          </table:table-cell>
          <table:table-cell office:value-type="float" office:value="39.59" calcext:value-type="float">
            <text:p>39.59</text:p>
          </table:table-cell>
        </table:table-row>
        <table:table-row table:style-name="ro2">
          <table:table-cell office:value-type="float" office:value="549502" calcext:value-type="float">
            <text:p>549502</text:p>
          </table:table-cell>
          <table:table-cell office:value-type="float" office:value="1582575" calcext:value-type="float">
            <text:p>1582575</text:p>
          </table:table-cell>
          <table:table-cell office:value-type="float" office:value="1033074" calcext:value-type="float">
            <text:p>1033074</text:p>
          </table:table-cell>
          <table:table-cell office:value-type="float" office:value="34.53" calcext:value-type="float">
            <text:p>34.53</text:p>
          </table:table-cell>
        </table:table-row>
        <table:table-row table:style-name="ro2">
          <table:table-cell office:value-type="float" office:value="1582576" calcext:value-type="float">
            <text:p>1582576</text:p>
          </table:table-cell>
          <table:table-cell office:value-type="float" office:value="1602473" calcext:value-type="float">
            <text:p>1602473</text:p>
          </table:table-cell>
          <table:table-cell office:value-type="float" office:value="19898" calcext:value-type="float">
            <text:p>19898</text:p>
          </table:table-cell>
          <table:table-cell office:value-type="float" office:value="42.38" calcext:value-type="float">
            <text:p>42.38</text:p>
          </table:table-cell>
        </table:table-row>
        <table:table-row table:style-name="ro2">
          <table:table-cell office:value-type="float" office:value="1602474" calcext:value-type="float">
            <text:p>1602474</text:p>
          </table:table-cell>
          <table:table-cell office:value-type="float" office:value="2116835" calcext:value-type="float">
            <text:p>2116835</text:p>
          </table:table-cell>
          <table:table-cell office:value-type="float" office:value="514362" calcext:value-type="float">
            <text:p>514362</text:p>
          </table:table-cell>
          <table:table-cell office:value-type="float" office:value="35.7" calcext:value-type="float">
            <text:p>35.7</text:p>
          </table:table-cell>
        </table:table-row>
        <table:table-row table:style-name="ro2">
          <table:table-cell office:value-type="float" office:value="2116836" calcext:value-type="float">
            <text:p>2116836</text:p>
          </table:table-cell>
          <table:table-cell office:value-type="float" office:value="2423499" calcext:value-type="float">
            <text:p>2423499</text:p>
          </table:table-cell>
          <table:table-cell office:value-type="float" office:value="306664" calcext:value-type="float">
            <text:p>306664</text:p>
          </table:table-cell>
          <table:table-cell office:value-type="float" office:value="33.2" calcext:value-type="float">
            <text:p>33.2</text:p>
          </table:table-cell>
        </table:table-row>
        <table:table-row table:style-name="ro2">
          <table:table-cell office:value-type="float" office:value="2423500" calcext:value-type="float">
            <text:p>2423500</text:p>
          </table:table-cell>
          <table:table-cell office:value-type="float" office:value="2518529" calcext:value-type="float">
            <text:p>2518529</text:p>
          </table:table-cell>
          <table:table-cell office:value-type="float" office:value="95030" calcext:value-type="float">
            <text:p>95030</text:p>
          </table:table-cell>
          <table:table-cell office:value-type="float" office:value="38.18" calcext:value-type="float">
            <text:p>38.18</text:p>
          </table:table-cell>
        </table:table-row>
        <table:table-row table:style-name="ro2">
          <table:table-cell office:value-type="float" office:value="2518530" calcext:value-type="float">
            <text:p>2518530</text:p>
          </table:table-cell>
          <table:table-cell office:value-type="float" office:value="2633092" calcext:value-type="float">
            <text:p>2633092</text:p>
          </table:table-cell>
          <table:table-cell office:value-type="float" office:value="114563" calcext:value-type="float">
            <text:p>114563</text:p>
          </table:table-cell>
          <table:table-cell office:value-type="float" office:value="33.43" calcext:value-type="float">
            <text:p>33.43</text:p>
          </table:table-cell>
        </table:table-row>
        <table:table-row table:style-name="ro2">
          <table:table-cell office:value-type="float" office:value="2633093" calcext:value-type="float">
            <text:p>2633093</text:p>
          </table:table-cell>
          <table:table-cell office:value-type="float" office:value="2674520" calcext:value-type="float">
            <text:p>2674520</text:p>
          </table:table-cell>
          <table:table-cell office:value-type="float" office:value="41428" calcext:value-type="float">
            <text:p>41428</text:p>
          </table:table-cell>
          <table:table-cell office:value-type="float" office:value="45.83" calcext:value-type="float">
            <text:p>45.83</text:p>
          </table:table-cell>
        </table:table-row>
        <table:table-row table:style-name="ro2">
          <table:table-cell office:value-type="float" office:value="2674521" calcext:value-type="float">
            <text:p>2674521</text:p>
          </table:table-cell>
          <table:table-cell office:value-type="float" office:value="2678318" calcext:value-type="float">
            <text:p>2678318</text:p>
          </table:table-cell>
          <table:table-cell office:value-type="float" office:value="3798" calcext:value-type="float">
            <text:p>3798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2">
          <table:table-cell office:value-type="float" office:value="2678319" calcext:value-type="float">
            <text:p>2678319</text:p>
          </table:table-cell>
          <table:table-cell office:value-type="float" office:value="2679444" calcext:value-type="float">
            <text:p>2679444</text:p>
          </table:table-cell>
          <table:table-cell office:value-type="float" office:value="1126" calcext:value-type="float">
            <text:p>1126</text:p>
          </table:table-cell>
          <table:table-cell office:value-type="float" office:value="4.26" calcext:value-type="float">
            <text:p>4.26</text:p>
          </table:table-cell>
        </table:table-row>
        <table:table-row table:style-name="ro2">
          <table:table-cell office:value-type="float" office:value="2679445" calcext:value-type="float">
            <text:p>2679445</text:p>
          </table:table-cell>
          <table:table-cell office:value-type="float" office:value="4258627" calcext:value-type="float">
            <text:p>4258627</text:p>
          </table:table-cell>
          <table:table-cell office:value-type="float" office:value="1579183" calcext:value-type="float">
            <text:p>1579183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2">
          <table:table-cell office:value-type="float" office:value="4258628" calcext:value-type="float">
            <text:p>4258628</text:p>
          </table:table-cell>
          <table:table-cell office:value-type="float" office:value="4274962" calcext:value-type="float">
            <text:p>4274962</text:p>
          </table:table-cell>
          <table:table-cell office:value-type="float" office:value="16335" calcext:value-type="float">
            <text:p>16335</text:p>
          </table:table-cell>
          <table:table-cell office:value-type="float" office:value="52.58" calcext:value-type="float">
            <text:p>52.58</text:p>
          </table:table-cell>
        </table:table-row>
        <table:table-row table:style-name="ro2">
          <table:table-cell office:value-type="float" office:value="4274963" calcext:value-type="float">
            <text:p>4274963</text:p>
          </table:table-cell>
          <table:table-cell office:value-type="float" office:value="4286767" calcext:value-type="float">
            <text:p>4286767</text:p>
          </table:table-cell>
          <table:table-cell office:value-type="float" office:value="11805" calcext:value-type="float">
            <text:p>11805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2">
          <table:table-cell office:value-type="float" office:value="4286768" calcext:value-type="float">
            <text:p>4286768</text:p>
          </table:table-cell>
          <table:table-cell office:value-type="float" office:value="4499730" calcext:value-type="float">
            <text:p>4499730</text:p>
          </table:table-cell>
          <table:table-cell office:value-type="float" office:value="212963" calcext:value-type="float">
            <text:p>212963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float" office:value="4499731" calcext:value-type="float">
            <text:p>4499731</text:p>
          </table:table-cell>
          <table:table-cell office:value-type="float" office:value="7102138" calcext:value-type="float">
            <text:p>7102138</text:p>
          </table:table-cell>
          <table:table-cell office:value-type="float" office:value="2602408" calcext:value-type="float">
            <text:p>2602408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2">
          <table:table-cell office:value-type="float" office:value="7102139" calcext:value-type="float">
            <text:p>7102139</text:p>
          </table:table-cell>
          <table:table-cell office:value-type="float" office:value="7119588" calcext:value-type="float">
            <text:p>7119588</text:p>
          </table:table-cell>
          <table:table-cell office:value-type="float" office:value="17450" calcext:value-type="float">
            <text:p>17450</text:p>
          </table:table-cell>
          <table:table-cell office:value-type="float" office:value="52.43" calcext:value-type="float">
            <text:p>52.43</text:p>
          </table:table-cell>
        </table:table-row>
        <table:table-row table:style-name="ro2">
          <table:table-cell office:value-type="float" office:value="7119589" calcext:value-type="float">
            <text:p>7119589</text:p>
          </table:table-cell>
          <table:table-cell office:value-type="float" office:value="7210424" calcext:value-type="float">
            <text:p>7210424</text:p>
          </table:table-cell>
          <table:table-cell office:value-type="float" office:value="90836" calcext:value-type="float">
            <text:p>90836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2">
          <table:table-cell office:value-type="float" office:value="7210425" calcext:value-type="float">
            <text:p>7210425</text:p>
          </table:table-cell>
          <table:table-cell office:value-type="float" office:value="7674233" calcext:value-type="float">
            <text:p>7674233</text:p>
          </table:table-cell>
          <table:table-cell office:value-type="float" office:value="463809" calcext:value-type="float">
            <text:p>463809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float" office:value="7674234" calcext:value-type="float">
            <text:p>7674234</text:p>
          </table:table-cell>
          <table:table-cell office:value-type="float" office:value="8171275" calcext:value-type="float">
            <text:p>8171275</text:p>
          </table:table-cell>
          <table:table-cell office:value-type="float" office:value="497042" calcext:value-type="float">
            <text:p>497042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2">
          <table:table-cell office:value-type="float" office:value="8171276" calcext:value-type="float">
            <text:p>8171276</text:p>
          </table:table-cell>
          <table:table-cell office:value-type="float" office:value="8180800" calcext:value-type="float">
            <text:p>8180800</text:p>
          </table:table-cell>
          <table:table-cell office:value-type="float" office:value="9525" calcext:value-type="float">
            <text:p>9525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2">
          <table:table-cell office:value-type="float" office:value="8180801" calcext:value-type="float">
            <text:p>8180801</text:p>
          </table:table-cell>
          <table:table-cell office:value-type="float" office:value="8224905" calcext:value-type="float">
            <text:p>8224905</text:p>
          </table:table-cell>
          <table:table-cell office:value-type="float" office:value="44105" calcext:value-type="float">
            <text:p>44105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2">
          <table:table-cell office:value-type="float" office:value="8224906" calcext:value-type="float">
            <text:p>8224906</text:p>
          </table:table-cell>
          <table:table-cell office:value-type="float" office:value="9060723" calcext:value-type="float">
            <text:p>9060723</text:p>
          </table:table-cell>
          <table:table-cell office:value-type="float" office:value="835818" calcext:value-type="float">
            <text:p>835818</text:p>
          </table:table-cell>
          <table:table-cell office:value-type="float" office:value="34.53" calcext:value-type="float">
            <text:p>34.53</text:p>
          </table:table-cell>
        </table:table-row>
        <table:table-row table:style-name="ro2">
          <table:table-cell office:value-type="float" office:value="9060724" calcext:value-type="float">
            <text:p>9060724</text:p>
          </table:table-cell>
          <table:table-cell office:value-type="float" office:value="9212749" calcext:value-type="float">
            <text:p>9212749</text:p>
          </table:table-cell>
          <table:table-cell office:value-type="float" office:value="152026" calcext:value-type="float">
            <text:p>152026</text:p>
          </table:table-cell>
          <table:table-cell office:value-type="float" office:value="37.94" calcext:value-type="float">
            <text:p>37.94</text:p>
          </table:table-cell>
        </table:table-row>
        <table:table-row table:style-name="ro2">
          <table:table-cell office:value-type="float" office:value="9212750" calcext:value-type="float">
            <text:p>9212750</text:p>
          </table:table-cell>
          <table:table-cell office:value-type="float" office:value="9260422" calcext:value-type="float">
            <text:p>9260422</text:p>
          </table:table-cell>
          <table:table-cell office:value-type="float" office:value="47673" calcext:value-type="float">
            <text:p>47673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2">
          <table:table-cell office:value-type="float" office:value="9260423" calcext:value-type="float">
            <text:p>9260423</text:p>
          </table:table-cell>
          <table:table-cell office:value-type="float" office:value="9798917" calcext:value-type="float">
            <text:p>9798917</text:p>
          </table:table-cell>
          <table:table-cell office:value-type="float" office:value="538495" calcext:value-type="float">
            <text:p>538495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2">
          <table:table-cell office:value-type="float" office:value="9798918" calcext:value-type="float">
            <text:p>9798918</text:p>
          </table:table-cell>
          <table:table-cell office:value-type="float" office:value="9891016" calcext:value-type="float">
            <text:p>9891016</text:p>
          </table:table-cell>
          <table:table-cell office:value-type="float" office:value="92099" calcext:value-type="float">
            <text:p>92099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2">
          <table:table-cell office:value-type="float" office:value="9891017" calcext:value-type="float">
            <text:p>9891017</text:p>
          </table:table-cell>
          <table:table-cell office:value-type="float" office:value="10131438" calcext:value-type="float">
            <text:p>10131438</text:p>
          </table:table-cell>
          <table:table-cell office:value-type="float" office:value="240422" calcext:value-type="float">
            <text:p>240422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2">
          <table:table-cell office:value-type="float" office:value="10131439" calcext:value-type="float">
            <text:p>10131439</text:p>
          </table:table-cell>
          <table:table-cell office:value-type="float" office:value="10137966" calcext:value-type="float">
            <text:p>10137966</text:p>
          </table:table-cell>
          <table:table-cell office:value-type="float" office:value="6528" calcext:value-type="float">
            <text:p>6528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2">
          <table:table-cell office:value-type="float" office:value="10137967" calcext:value-type="float">
            <text:p>10137967</text:p>
          </table:table-cell>
          <table:table-cell office:value-type="float" office:value="10453011" calcext:value-type="float">
            <text:p>10453011</text:p>
          </table:table-cell>
          <table:table-cell office:value-type="float" office:value="315045" calcext:value-type="float">
            <text:p>315045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2">
          <table:table-cell office:value-type="float" office:value="10453012" calcext:value-type="float">
            <text:p>10453012</text:p>
          </table:table-cell>
          <table:table-cell office:value-type="float" office:value="12664260" calcext:value-type="float">
            <text:p>12664260</text:p>
          </table:table-cell>
          <table:table-cell office:value-type="float" office:value="2211249" calcext:value-type="float">
            <text:p>2211249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2">
          <table:table-cell office:value-type="float" office:value="12664261" calcext:value-type="float">
            <text:p>12664261</text:p>
          </table:table-cell>
          <table:table-cell office:value-type="float" office:value="12705329" calcext:value-type="float">
            <text:p>12705329</text:p>
          </table:table-cell>
          <table:table-cell office:value-type="float" office:value="41069" calcext:value-type="float">
            <text:p>41069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float" office:value="12705330" calcext:value-type="float">
            <text:p>12705330</text:p>
          </table:table-cell>
          <table:table-cell office:value-type="float" office:value="12715850" calcext:value-type="float">
            <text:p>12715850</text:p>
          </table:table-cell>
          <table:table-cell office:value-type="float" office:value="10521" calcext:value-type="float">
            <text:p>10521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2">
          <table:table-cell office:value-type="float" office:value="12715851" calcext:value-type="float">
            <text:p>12715851</text:p>
          </table:table-cell>
          <table:table-cell office:value-type="float" office:value="15225045" calcext:value-type="float">
            <text:p>15225045</text:p>
          </table:table-cell>
          <table:table-cell office:value-type="float" office:value="2509195" calcext:value-type="float">
            <text:p>2509195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2">
          <table:table-cell office:value-type="float" office:value="15225046" calcext:value-type="float">
            <text:p>15225046</text:p>
          </table:table-cell>
          <table:table-cell office:value-type="float" office:value="15246803" calcext:value-type="float">
            <text:p>15246803</text:p>
          </table:table-cell>
          <table:table-cell office:value-type="float" office:value="21758" calcext:value-type="float">
            <text:p>21758</text:p>
          </table:table-cell>
          <table:table-cell office:value-type="float" office:value="56.66" calcext:value-type="float">
            <text:p>56.66</text:p>
          </table:table-cell>
        </table:table-row>
      </table:table>
      <table:table table:name="chr10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229613" calcext:value-type="float">
            <text:p>1229613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2">
          <table:table-cell office:value-type="float" office:value="1229614" calcext:value-type="float">
            <text:p>1229614</text:p>
          </table:table-cell>
          <table:table-cell office:value-type="float" office:value="14810221" calcext:value-type="float">
            <text:p>14810221</text:p>
          </table:table-cell>
          <table:table-cell office:value-type="float" office:value="13580608" calcext:value-type="float">
            <text:p>13580608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2">
          <table:table-cell office:value-type="float" office:value="14810222" calcext:value-type="float">
            <text:p>14810222</text:p>
          </table:table-cell>
          <table:table-cell office:value-type="float" office:value="14831106" calcext:value-type="float">
            <text:p>14831106</text:p>
          </table:table-cell>
          <table:table-cell office:value-type="float" office:value="20885" calcext:value-type="float">
            <text:p>20885</text:p>
          </table:table-cell>
          <table:table-cell office:value-type="float" office:value="43.65" calcext:value-type="float">
            <text:p>43.65</text:p>
          </table:table-cell>
        </table:table-row>
        <table:table-row table:style-name="ro2">
          <table:table-cell office:value-type="float" office:value="14831107" calcext:value-type="float">
            <text:p>14831107</text:p>
          </table:table-cell>
          <table:table-cell office:value-type="float" office:value="14834536" calcext:value-type="float">
            <text:p>14834536</text:p>
          </table:table-cell>
          <table:table-cell office:value-type="float" office:value="3430" calcext:value-type="float">
            <text:p>3430</text:p>
          </table:table-cell>
          <table:table-cell office:value-type="float" office:value="21.57" calcext:value-type="float">
            <text:p>21.57</text:p>
          </table:table-cell>
        </table:table-row>
        <table:table-row table:style-name="ro2">
          <table:table-cell office:value-type="float" office:value="14834537" calcext:value-type="float">
            <text:p>14834537</text:p>
          </table:table-cell>
          <table:table-cell office:value-type="float" office:value="14976499" calcext:value-type="float">
            <text:p>14976499</text:p>
          </table:table-cell>
          <table:table-cell office:value-type="float" office:value="141963" calcext:value-type="float">
            <text:p>141963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2">
          <table:table-cell office:value-type="float" office:value="14976500" calcext:value-type="float">
            <text:p>14976500</text:p>
          </table:table-cell>
          <table:table-cell office:value-type="float" office:value="15028656" calcext:value-type="float">
            <text:p>15028656</text:p>
          </table:table-cell>
          <table:table-cell office:value-type="float" office:value="52157" calcext:value-type="float">
            <text:p>52157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2">
          <table:table-cell office:value-type="float" office:value="15028657" calcext:value-type="float">
            <text:p>15028657</text:p>
          </table:table-cell>
          <table:table-cell office:value-type="float" office:value="15078524" calcext:value-type="float">
            <text:p>15078524</text:p>
          </table:table-cell>
          <table:table-cell office:value-type="float" office:value="49868" calcext:value-type="float">
            <text:p>49868</text:p>
          </table:table-cell>
          <table:table-cell office:value-type="float" office:value="34.3" calcext:value-type="float">
            <text:p>34.3</text:p>
          </table:table-cell>
        </table:table-row>
      </table:table>
      <table:table table:name="chr1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09349" calcext:value-type="float">
            <text:p>209349</text:p>
          </table:table-cell>
          <table:table-cell office:value-type="float" office:value="38.22" calcext:value-type="float">
            <text:p>38.22</text:p>
          </table:table-cell>
        </table:table-row>
        <table:table-row table:style-name="ro2">
          <table:table-cell office:value-type="float" office:value="209350" calcext:value-type="float">
            <text:p>209350</text:p>
          </table:table-cell>
          <table:table-cell office:value-type="float" office:value="13299155" calcext:value-type="float">
            <text:p>13299155</text:p>
          </table:table-cell>
          <table:table-cell office:value-type="float" office:value="13089806" calcext:value-type="float">
            <text:p>13089806</text:p>
          </table:table-cell>
          <table:table-cell office:value-type="float" office:value="35.22" calcext:value-type="float">
            <text:p>35.22</text:p>
          </table:table-cell>
        </table:table-row>
        <table:table-row table:style-name="ro2">
          <table:table-cell office:value-type="float" office:value="13299156" calcext:value-type="float">
            <text:p>13299156</text:p>
          </table:table-cell>
          <table:table-cell office:value-type="float" office:value="13303402" calcext:value-type="float">
            <text:p>13303402</text:p>
          </table:table-cell>
          <table:table-cell office:value-type="float" office:value="4247" calcext:value-type="float">
            <text:p>4247</text:p>
          </table:table-cell>
          <table:table-cell office:value-type="float" office:value="49.47" calcext:value-type="float">
            <text:p>49.47</text:p>
          </table:table-cell>
        </table:table-row>
        <table:table-row table:style-name="ro2">
          <table:table-cell office:value-type="float" office:value="13303403" calcext:value-type="float">
            <text:p>13303403</text:p>
          </table:table-cell>
          <table:table-cell office:value-type="float" office:value="14535737" calcext:value-type="float">
            <text:p>14535737</text:p>
          </table:table-cell>
          <table:table-cell office:value-type="float" office:value="1232335" calcext:value-type="float">
            <text:p>1232335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2">
          <table:table-cell office:value-type="float" office:value="14535738" calcext:value-type="float">
            <text:p>14535738</text:p>
          </table:table-cell>
          <table:table-cell office:value-type="float" office:value="14712388" calcext:value-type="float">
            <text:p>14712388</text:p>
          </table:table-cell>
          <table:table-cell office:value-type="float" office:value="176651" calcext:value-type="float">
            <text:p>176651</text:p>
          </table:table-cell>
          <table:table-cell office:value-type="float" office:value="32.91" calcext:value-type="float">
            <text:p>32.91</text:p>
          </table:table-cell>
        </table:table-row>
      </table:table>
      <table:table table:name="chr12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8684" calcext:value-type="float">
            <text:p>28684</text:p>
          </table:table-cell>
          <table:table-cell office:value-type="float" office:value="40.42" calcext:value-type="float">
            <text:p>40.42</text:p>
          </table:table-cell>
        </table:table-row>
        <table:table-row table:style-name="ro2">
          <table:table-cell office:value-type="float" office:value="28685" calcext:value-type="float">
            <text:p>28685</text:p>
          </table:table-cell>
          <table:table-cell office:value-type="float" office:value="41989" calcext:value-type="float">
            <text:p>41989</text:p>
          </table:table-cell>
          <table:table-cell office:value-type="float" office:value="13305" calcext:value-type="float">
            <text:p>13305</text:p>
          </table:table-cell>
          <table:table-cell office:value-type="float" office:value="51.72" calcext:value-type="float">
            <text:p>51.72</text:p>
          </table:table-cell>
        </table:table-row>
        <table:table-row table:style-name="ro2">
          <table:table-cell office:value-type="float" office:value="41990" calcext:value-type="float">
            <text:p>41990</text:p>
          </table:table-cell>
          <table:table-cell office:value-type="float" office:value="70010" calcext:value-type="float">
            <text:p>70010</text:p>
          </table:table-cell>
          <table:table-cell office:value-type="float" office:value="28021" calcext:value-type="float">
            <text:p>28021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2">
          <table:table-cell office:value-type="float" office:value="70011" calcext:value-type="float">
            <text:p>70011</text:p>
          </table:table-cell>
          <table:table-cell office:value-type="float" office:value="89453" calcext:value-type="float">
            <text:p>89453</text:p>
          </table:table-cell>
          <table:table-cell office:value-type="float" office:value="19443" calcext:value-type="float">
            <text:p>19443</text:p>
          </table:table-cell>
          <table:table-cell office:value-type="float" office:value="52.13" calcext:value-type="float">
            <text:p>52.13</text:p>
          </table:table-cell>
        </table:table-row>
        <table:table-row table:style-name="ro2">
          <table:table-cell office:value-type="float" office:value="89454" calcext:value-type="float">
            <text:p>89454</text:p>
          </table:table-cell>
          <table:table-cell office:value-type="float" office:value="9813344" calcext:value-type="float">
            <text:p>9813344</text:p>
          </table:table-cell>
          <table:table-cell office:value-type="float" office:value="9723891" calcext:value-type="float">
            <text:p>9723891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2">
          <table:table-cell office:value-type="float" office:value="9813345" calcext:value-type="float">
            <text:p>9813345</text:p>
          </table:table-cell>
          <table:table-cell office:value-type="float" office:value="9824976" calcext:value-type="float">
            <text:p>9824976</text:p>
          </table:table-cell>
          <table:table-cell office:value-type="float" office:value="11632" calcext:value-type="float">
            <text:p>11632</text:p>
          </table:table-cell>
          <table:table-cell office:value-type="float" office:value="51.56" calcext:value-type="float">
            <text:p>51.56</text:p>
          </table:table-cell>
        </table:table-row>
        <table:table-row table:style-name="ro2">
          <table:table-cell office:value-type="float" office:value="9824977" calcext:value-type="float">
            <text:p>9824977</text:p>
          </table:table-cell>
          <table:table-cell office:value-type="float" office:value="9861715" calcext:value-type="float">
            <text:p>9861715</text:p>
          </table:table-cell>
          <table:table-cell office:value-type="float" office:value="36739" calcext:value-type="float">
            <text:p>36739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2">
          <table:table-cell office:value-type="float" office:value="9861716" calcext:value-type="float">
            <text:p>9861716</text:p>
          </table:table-cell>
          <table:table-cell office:value-type="float" office:value="10039333" calcext:value-type="float">
            <text:p>10039333</text:p>
          </table:table-cell>
          <table:table-cell office:value-type="float" office:value="177618" calcext:value-type="float">
            <text:p>177618</text:p>
          </table:table-cell>
          <table:table-cell office:value-type="float" office:value="33.46" calcext:value-type="float">
            <text:p>33.46</text:p>
          </table:table-cell>
        </table:table-row>
        <table:table-row table:style-name="ro2">
          <table:table-cell office:value-type="float" office:value="10039334" calcext:value-type="float">
            <text:p>10039334</text:p>
          </table:table-cell>
          <table:table-cell office:value-type="float" office:value="10056101" calcext:value-type="float">
            <text:p>10056101</text:p>
          </table:table-cell>
          <table:table-cell office:value-type="float" office:value="16768" calcext:value-type="float">
            <text:p>16768</text:p>
          </table:table-cell>
          <table:table-cell office:value-type="float" office:value="41.07" calcext:value-type="float">
            <text:p>41.07</text:p>
          </table:table-cell>
        </table:table-row>
        <table:table-row table:style-name="ro2">
          <table:table-cell office:value-type="float" office:value="10056102" calcext:value-type="float">
            <text:p>10056102</text:p>
          </table:table-cell>
          <table:table-cell office:value-type="float" office:value="10065022" calcext:value-type="float">
            <text:p>10065022</text:p>
          </table:table-cell>
          <table:table-cell office:value-type="float" office:value="8921" calcext:value-type="float">
            <text:p>8921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2">
          <table:table-cell office:value-type="float" office:value="10065023" calcext:value-type="float">
            <text:p>10065023</text:p>
          </table:table-cell>
          <table:table-cell office:value-type="float" office:value="10107192" calcext:value-type="float">
            <text:p>10107192</text:p>
          </table:table-cell>
          <table:table-cell office:value-type="float" office:value="42170" calcext:value-type="float">
            <text:p>42170</text:p>
          </table:table-cell>
          <table:table-cell office:value-type="float" office:value="34.51" calcext:value-type="float">
            <text:p>34.51</text:p>
          </table:table-cell>
        </table:table-row>
        <table:table-row table:style-name="ro2">
          <table:table-cell office:value-type="float" office:value="10107193" calcext:value-type="float">
            <text:p>10107193</text:p>
          </table:table-cell>
          <table:table-cell office:value-type="float" office:value="10114190" calcext:value-type="float">
            <text:p>10114190</text:p>
          </table:table-cell>
          <table:table-cell office:value-type="float" office:value="6998" calcext:value-type="float">
            <text:p>6998</text:p>
          </table:table-cell>
          <table:table-cell office:value-type="float" office:value="53.47" calcext:value-type="float">
            <text:p>53.47</text:p>
          </table:table-cell>
        </table:table-row>
        <table:table-row table:style-name="ro2">
          <table:table-cell office:value-type="float" office:value="10114191" calcext:value-type="float">
            <text:p>10114191</text:p>
          </table:table-cell>
          <table:table-cell office:value-type="float" office:value="10151950" calcext:value-type="float">
            <text:p>10151950</text:p>
          </table:table-cell>
          <table:table-cell office:value-type="float" office:value="37760" calcext:value-type="float">
            <text:p>37760</text:p>
          </table:table-cell>
          <table:table-cell office:value-type="float" office:value="42.08" calcext:value-type="float">
            <text:p>42.08</text:p>
          </table:table-cell>
        </table:table-row>
        <table:table-row table:style-name="ro2">
          <table:table-cell office:value-type="float" office:value="10151951" calcext:value-type="float">
            <text:p>10151951</text:p>
          </table:table-cell>
          <table:table-cell office:value-type="float" office:value="11953380" calcext:value-type="float">
            <text:p>11953380</text:p>
          </table:table-cell>
          <table:table-cell office:value-type="float" office:value="1801430" calcext:value-type="float">
            <text:p>1801430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2">
          <table:table-cell office:value-type="float" office:value="11953381" calcext:value-type="float">
            <text:p>11953381</text:p>
          </table:table-cell>
          <table:table-cell office:value-type="float" office:value="12401587" calcext:value-type="float">
            <text:p>12401587</text:p>
          </table:table-cell>
          <table:table-cell office:value-type="float" office:value="448207" calcext:value-type="float">
            <text:p>448207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2">
          <table:table-cell office:value-type="float" office:value="12401588" calcext:value-type="float">
            <text:p>12401588</text:p>
          </table:table-cell>
          <table:table-cell office:value-type="float" office:value="14605534" calcext:value-type="float">
            <text:p>14605534</text:p>
          </table:table-cell>
          <table:table-cell office:value-type="float" office:value="2203947" calcext:value-type="float">
            <text:p>2203947</text:p>
          </table:table-cell>
          <table:table-cell office:value-type="float" office:value="35.2" calcext:value-type="float">
            <text:p>35.2</text:p>
          </table:table-cell>
        </table:table-row>
      </table:table>
      <table:table table:name="chr13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60991" calcext:value-type="float">
            <text:p>160991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office:value-type="float" office:value="160992" calcext:value-type="float">
            <text:p>160992</text:p>
          </table:table-cell>
          <table:table-cell office:value-type="float" office:value="176485" calcext:value-type="float">
            <text:p>176485</text:p>
          </table:table-cell>
          <table:table-cell office:value-type="float" office:value="15494" calcext:value-type="float">
            <text:p>15494</text:p>
          </table:table-cell>
          <table:table-cell office:value-type="float" office:value="51.58" calcext:value-type="float">
            <text:p>51.58</text:p>
          </table:table-cell>
        </table:table-row>
        <table:table-row table:style-name="ro2">
          <table:table-cell office:value-type="float" office:value="176486" calcext:value-type="float">
            <text:p>176486</text:p>
          </table:table-cell>
          <table:table-cell office:value-type="float" office:value="201157" calcext:value-type="float">
            <text:p>201157</text:p>
          </table:table-cell>
          <table:table-cell office:value-type="float" office:value="24672" calcext:value-type="float">
            <text:p>24672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2">
          <table:table-cell office:value-type="float" office:value="201158" calcext:value-type="float">
            <text:p>201158</text:p>
          </table:table-cell>
          <table:table-cell office:value-type="float" office:value="529869" calcext:value-type="float">
            <text:p>529869</text:p>
          </table:table-cell>
          <table:table-cell office:value-type="float" office:value="328712" calcext:value-type="float">
            <text:p>328712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2">
          <table:table-cell office:value-type="float" office:value="529870" calcext:value-type="float">
            <text:p>529870</text:p>
          </table:table-cell>
          <table:table-cell office:value-type="float" office:value="550013" calcext:value-type="float">
            <text:p>550013</text:p>
          </table:table-cell>
          <table:table-cell office:value-type="float" office:value="20144" calcext:value-type="float">
            <text:p>20144</text:p>
          </table:table-cell>
          <table:table-cell office:value-type="float" office:value="42.11" calcext:value-type="float">
            <text:p>42.11</text:p>
          </table:table-cell>
        </table:table-row>
        <table:table-row table:style-name="ro2">
          <table:table-cell office:value-type="float" office:value="550014" calcext:value-type="float">
            <text:p>550014</text:p>
          </table:table-cell>
          <table:table-cell office:value-type="float" office:value="8389096" calcext:value-type="float">
            <text:p>8389096</text:p>
          </table:table-cell>
          <table:table-cell office:value-type="float" office:value="7839083" calcext:value-type="float">
            <text:p>7839083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2">
          <table:table-cell office:value-type="float" office:value="8389097" calcext:value-type="float">
            <text:p>8389097</text:p>
          </table:table-cell>
          <table:table-cell office:value-type="float" office:value="8405860" calcext:value-type="float">
            <text:p>8405860</text:p>
          </table:table-cell>
          <table:table-cell office:value-type="float" office:value="16764" calcext:value-type="float">
            <text:p>16764</text:p>
          </table:table-cell>
          <table:table-cell office:value-type="float" office:value="38.45" calcext:value-type="float">
            <text:p>38.45</text:p>
          </table:table-cell>
        </table:table-row>
        <table:table-row table:style-name="ro2">
          <table:table-cell office:value-type="float" office:value="8405861" calcext:value-type="float">
            <text:p>8405861</text:p>
          </table:table-cell>
          <table:table-cell office:value-type="float" office:value="8414240" calcext:value-type="float">
            <text:p>8414240</text:p>
          </table:table-cell>
          <table:table-cell office:value-type="float" office:value="8380" calcext:value-type="float">
            <text:p>8380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2">
          <table:table-cell office:value-type="float" office:value="8414241" calcext:value-type="float">
            <text:p>8414241</text:p>
          </table:table-cell>
          <table:table-cell office:value-type="float" office:value="10283388" calcext:value-type="float">
            <text:p>10283388</text:p>
          </table:table-cell>
          <table:table-cell office:value-type="float" office:value="1869148" calcext:value-type="float">
            <text:p>186914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283389" calcext:value-type="float">
            <text:p>10283389</text:p>
          </table:table-cell>
          <table:table-cell office:value-type="float" office:value="10292962" calcext:value-type="float">
            <text:p>10292962</text:p>
          </table:table-cell>
          <table:table-cell office:value-type="float" office:value="9574" calcext:value-type="float">
            <text:p>9574</text:p>
          </table:table-cell>
          <table:table-cell office:value-type="float" office:value="49.64" calcext:value-type="float">
            <text:p>49.64</text:p>
          </table:table-cell>
        </table:table-row>
        <table:table-row table:style-name="ro2">
          <table:table-cell office:value-type="float" office:value="10292963" calcext:value-type="float">
            <text:p>10292963</text:p>
          </table:table-cell>
          <table:table-cell office:value-type="float" office:value="10320959" calcext:value-type="float">
            <text:p>10320959</text:p>
          </table:table-cell>
          <table:table-cell office:value-type="float" office:value="27997" calcext:value-type="float">
            <text:p>27997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2">
          <table:table-cell office:value-type="float" office:value="10320960" calcext:value-type="float">
            <text:p>10320960</text:p>
          </table:table-cell>
          <table:table-cell office:value-type="float" office:value="11280529" calcext:value-type="float">
            <text:p>11280529</text:p>
          </table:table-cell>
          <table:table-cell office:value-type="float" office:value="959570" calcext:value-type="float">
            <text:p>959570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2">
          <table:table-cell office:value-type="float" office:value="11280530" calcext:value-type="float">
            <text:p>11280530</text:p>
          </table:table-cell>
          <table:table-cell office:value-type="float" office:value="11296788" calcext:value-type="float">
            <text:p>11296788</text:p>
          </table:table-cell>
          <table:table-cell office:value-type="float" office:value="16259" calcext:value-type="float">
            <text:p>16259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2">
          <table:table-cell office:value-type="float" office:value="11296789" calcext:value-type="float">
            <text:p>11296789</text:p>
          </table:table-cell>
          <table:table-cell office:value-type="float" office:value="11743247" calcext:value-type="float">
            <text:p>11743247</text:p>
          </table:table-cell>
          <table:table-cell office:value-type="float" office:value="446459" calcext:value-type="float">
            <text:p>446459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float" office:value="11743248" calcext:value-type="float">
            <text:p>11743248</text:p>
          </table:table-cell>
          <table:table-cell office:value-type="float" office:value="11761084" calcext:value-type="float">
            <text:p>11761084</text:p>
          </table:table-cell>
          <table:table-cell office:value-type="float" office:value="17837" calcext:value-type="float">
            <text:p>17837</text:p>
          </table:table-cell>
          <table:table-cell office:value-type="float" office:value="52.48" calcext:value-type="float">
            <text:p>52.48</text:p>
          </table:table-cell>
        </table:table-row>
        <table:table-row table:style-name="ro2">
          <table:table-cell office:value-type="float" office:value="11761085" calcext:value-type="float">
            <text:p>11761085</text:p>
          </table:table-cell>
          <table:table-cell office:value-type="float" office:value="11782794" calcext:value-type="float">
            <text:p>11782794</text:p>
          </table:table-cell>
          <table:table-cell office:value-type="float" office:value="21710" calcext:value-type="float">
            <text:p>21710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2">
          <table:table-cell office:value-type="float" office:value="11782795" calcext:value-type="float">
            <text:p>11782795</text:p>
          </table:table-cell>
          <table:table-cell office:value-type="float" office:value="11907807" calcext:value-type="float">
            <text:p>11907807</text:p>
          </table:table-cell>
          <table:table-cell office:value-type="float" office:value="125013" calcext:value-type="float">
            <text:p>125013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float" office:value="11907808" calcext:value-type="float">
            <text:p>11907808</text:p>
          </table:table-cell>
          <table:table-cell office:value-type="float" office:value="14455432" calcext:value-type="float">
            <text:p>14455432</text:p>
          </table:table-cell>
          <table:table-cell office:value-type="float" office:value="2547625" calcext:value-type="float">
            <text:p>2547625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2">
          <table:table-cell office:value-type="float" office:value="14455433" calcext:value-type="float">
            <text:p>14455433</text:p>
          </table:table-cell>
          <table:table-cell office:value-type="float" office:value="14479968" calcext:value-type="float">
            <text:p>14479968</text:p>
          </table:table-cell>
          <table:table-cell office:value-type="float" office:value="24536" calcext:value-type="float">
            <text:p>24536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office:value-type="float" office:value="14479969" calcext:value-type="float">
            <text:p>14479969</text:p>
          </table:table-cell>
          <table:table-cell office:value-type="float" office:value="14493904" calcext:value-type="float">
            <text:p>14493904</text:p>
          </table:table-cell>
          <table:table-cell office:value-type="float" office:value="13936" calcext:value-type="float">
            <text:p>13936</text:p>
          </table:table-cell>
          <table:table-cell office:value-type="float" office:value="48.2" calcext:value-type="float">
            <text:p>48.2</text:p>
          </table:table-cell>
        </table:table-row>
        <table:table-row table:style-name="ro2">
          <table:table-cell office:value-type="float" office:value="14493905" calcext:value-type="float">
            <text:p>14493905</text:p>
          </table:table-cell>
          <table:table-cell office:value-type="float" office:value="14506108" calcext:value-type="float">
            <text:p>14506108</text:p>
          </table:table-cell>
          <table:table-cell office:value-type="float" office:value="12204" calcext:value-type="float">
            <text:p>12204</text:p>
          </table:table-cell>
          <table:table-cell office:value-type="float" office:value="30.61" calcext:value-type="float">
            <text:p>30.61</text:p>
          </table:table-cell>
        </table:table-row>
        <table:table-row table:style-name="ro2">
          <table:table-cell office:value-type="float" office:value="14506109" calcext:value-type="float">
            <text:p>14506109</text:p>
          </table:table-cell>
          <table:table-cell office:value-type="float" office:value="14529372" calcext:value-type="float">
            <text:p>14529372</text:p>
          </table:table-cell>
          <table:table-cell office:value-type="float" office:value="23264" calcext:value-type="float">
            <text:p>23264</text:p>
          </table:table-cell>
          <table:table-cell office:value-type="float" office:value="38.76" calcext:value-type="float">
            <text:p>38.76</text:p>
          </table:table-cell>
        </table:table-row>
      </table:table>
      <table:table table:name="chr14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9133" calcext:value-type="float">
            <text:p>49133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2">
          <table:table-cell office:value-type="float" office:value="49134" calcext:value-type="float">
            <text:p>49134</text:p>
          </table:table-cell>
          <table:table-cell office:value-type="float" office:value="70236" calcext:value-type="float">
            <text:p>70236</text:p>
          </table:table-cell>
          <table:table-cell office:value-type="float" office:value="21103" calcext:value-type="float">
            <text:p>21103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2">
          <table:table-cell office:value-type="float" office:value="70237" calcext:value-type="float">
            <text:p>70237</text:p>
          </table:table-cell>
          <table:table-cell office:value-type="float" office:value="112066" calcext:value-type="float">
            <text:p>112066</text:p>
          </table:table-cell>
          <table:table-cell office:value-type="float" office:value="41830" calcext:value-type="float">
            <text:p>41830</text:p>
          </table:table-cell>
          <table:table-cell office:value-type="float" office:value="39.33" calcext:value-type="float">
            <text:p>39.33</text:p>
          </table:table-cell>
        </table:table-row>
        <table:table-row table:style-name="ro2">
          <table:table-cell office:value-type="float" office:value="112067" calcext:value-type="float">
            <text:p>112067</text:p>
          </table:table-cell>
          <table:table-cell office:value-type="float" office:value="304343" calcext:value-type="float">
            <text:p>304343</text:p>
          </table:table-cell>
          <table:table-cell office:value-type="float" office:value="192277" calcext:value-type="float">
            <text:p>192277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2">
          <table:table-cell office:value-type="float" office:value="304344" calcext:value-type="float">
            <text:p>304344</text:p>
          </table:table-cell>
          <table:table-cell office:value-type="float" office:value="400313" calcext:value-type="float">
            <text:p>400313</text:p>
          </table:table-cell>
          <table:table-cell office:value-type="float" office:value="95970" calcext:value-type="float">
            <text:p>95970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2">
          <table:table-cell office:value-type="float" office:value="400314" calcext:value-type="float">
            <text:p>400314</text:p>
          </table:table-cell>
          <table:table-cell office:value-type="float" office:value="611843" calcext:value-type="float">
            <text:p>611843</text:p>
          </table:table-cell>
          <table:table-cell office:value-type="float" office:value="211530" calcext:value-type="float">
            <text:p>211530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float" office:value="611844" calcext:value-type="float">
            <text:p>611844</text:p>
          </table:table-cell>
          <table:table-cell office:value-type="float" office:value="620918" calcext:value-type="float">
            <text:p>620918</text:p>
          </table:table-cell>
          <table:table-cell office:value-type="float" office:value="9075" calcext:value-type="float">
            <text:p>9075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2">
          <table:table-cell office:value-type="float" office:value="620919" calcext:value-type="float">
            <text:p>620919</text:p>
          </table:table-cell>
          <table:table-cell office:value-type="float" office:value="8799999" calcext:value-type="float">
            <text:p>8799999</text:p>
          </table:table-cell>
          <table:table-cell office:value-type="float" office:value="8179081" calcext:value-type="float">
            <text:p>8179081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2">
          <table:table-cell office:value-type="float" office:value="8800000" calcext:value-type="float">
            <text:p>8800000</text:p>
          </table:table-cell>
          <table:table-cell office:value-type="float" office:value="8844412" calcext:value-type="float">
            <text:p>8844412</text:p>
          </table:table-cell>
          <table:table-cell office:value-type="float" office:value="44413" calcext:value-type="float">
            <text:p>44413</text:p>
          </table:table-cell>
          <table:table-cell office:value-type="float" office:value="41.03" calcext:value-type="float">
            <text:p>41.03</text:p>
          </table:table-cell>
        </table:table-row>
        <table:table-row table:style-name="ro2">
          <table:table-cell office:value-type="float" office:value="8844413" calcext:value-type="float">
            <text:p>8844413</text:p>
          </table:table-cell>
          <table:table-cell office:value-type="float" office:value="9999995" calcext:value-type="float">
            <text:p>9999995</text:p>
          </table:table-cell>
          <table:table-cell office:value-type="float" office:value="1155583" calcext:value-type="float">
            <text:p>1155583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2">
          <table:table-cell office:value-type="float" office:value="9999996" calcext:value-type="float">
            <text:p>9999996</text:p>
          </table:table-cell>
          <table:table-cell office:value-type="float" office:value="10002714" calcext:value-type="float">
            <text:p>10002714</text:p>
          </table:table-cell>
          <table:table-cell office:value-type="float" office:value="2719" calcext:value-type="float">
            <text:p>271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002715" calcext:value-type="float">
            <text:p>10002715</text:p>
          </table:table-cell>
          <table:table-cell office:value-type="float" office:value="10098948" calcext:value-type="float">
            <text:p>10098948</text:p>
          </table:table-cell>
          <table:table-cell office:value-type="float" office:value="96234" calcext:value-type="float">
            <text:p>96234</text:p>
          </table:table-cell>
          <table:table-cell office:value-type="float" office:value="31.93" calcext:value-type="float">
            <text:p>31.93</text:p>
          </table:table-cell>
        </table:table-row>
        <table:table-row table:style-name="ro2">
          <table:table-cell office:value-type="float" office:value="10098949" calcext:value-type="float">
            <text:p>10098949</text:p>
          </table:table-cell>
          <table:table-cell office:value-type="float" office:value="10128102" calcext:value-type="float">
            <text:p>10128102</text:p>
          </table:table-cell>
          <table:table-cell office:value-type="float" office:value="29154" calcext:value-type="float">
            <text:p>29154</text:p>
          </table:table-cell>
          <table:table-cell office:value-type="float" office:value="38.22" calcext:value-type="float">
            <text:p>38.22</text:p>
          </table:table-cell>
        </table:table-row>
        <table:table-row table:style-name="ro2">
          <table:table-cell office:value-type="float" office:value="10128103" calcext:value-type="float">
            <text:p>10128103</text:p>
          </table:table-cell>
          <table:table-cell office:value-type="float" office:value="10149440" calcext:value-type="float">
            <text:p>10149440</text:p>
          </table:table-cell>
          <table:table-cell office:value-type="float" office:value="21338" calcext:value-type="float">
            <text:p>21338</text:p>
          </table:table-cell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10149441" calcext:value-type="float">
            <text:p>10149441</text:p>
          </table:table-cell>
          <table:table-cell office:value-type="float" office:value="10289271" calcext:value-type="float">
            <text:p>10289271</text:p>
          </table:table-cell>
          <table:table-cell office:value-type="float" office:value="139831" calcext:value-type="float">
            <text:p>139831</text:p>
          </table:table-cell>
          <table:table-cell office:value-type="float" office:value="35.3" calcext:value-type="float">
            <text:p>35.3</text:p>
          </table:table-cell>
        </table:table-row>
        <table:table-row table:style-name="ro2">
          <table:table-cell office:value-type="float" office:value="10289272" calcext:value-type="float">
            <text:p>10289272</text:p>
          </table:table-cell>
          <table:table-cell office:value-type="float" office:value="10531745" calcext:value-type="float">
            <text:p>10531745</text:p>
          </table:table-cell>
          <table:table-cell office:value-type="float" office:value="242474" calcext:value-type="float">
            <text:p>242474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2">
          <table:table-cell office:value-type="float" office:value="10531746" calcext:value-type="float">
            <text:p>10531746</text:p>
          </table:table-cell>
          <table:table-cell office:value-type="float" office:value="10566395" calcext:value-type="float">
            <text:p>10566395</text:p>
          </table:table-cell>
          <table:table-cell office:value-type="float" office:value="34650" calcext:value-type="float">
            <text:p>34650</text:p>
          </table:table-cell>
          <table:table-cell office:value-type="float" office:value="38.44" calcext:value-type="float">
            <text:p>38.44</text:p>
          </table:table-cell>
        </table:table-row>
        <table:table-row table:style-name="ro2">
          <table:table-cell office:value-type="float" office:value="10566396" calcext:value-type="float">
            <text:p>10566396</text:p>
          </table:table-cell>
          <table:table-cell office:value-type="float" office:value="10569410" calcext:value-type="float">
            <text:p>10569410</text:p>
          </table:table-cell>
          <table:table-cell office:value-type="float" office:value="3015" calcext:value-type="float">
            <text:p>3015</text:p>
          </table:table-cell>
          <table:table-cell office:value-type="float" office:value="52.31" calcext:value-type="float">
            <text:p>52.31</text:p>
          </table:table-cell>
        </table:table-row>
        <table:table-row table:style-name="ro2">
          <table:table-cell office:value-type="float" office:value="10569411" calcext:value-type="float">
            <text:p>10569411</text:p>
          </table:table-cell>
          <table:table-cell office:value-type="float" office:value="11164401" calcext:value-type="float">
            <text:p>11164401</text:p>
          </table:table-cell>
          <table:table-cell office:value-type="float" office:value="594991" calcext:value-type="float">
            <text:p>594991</text:p>
          </table:table-cell>
          <table:table-cell office:value-type="float" office:value="35.5" calcext:value-type="float">
            <text:p>35.5</text:p>
          </table:table-cell>
        </table:table-row>
        <table:table-row table:style-name="ro2">
          <table:table-cell office:value-type="float" office:value="11164402" calcext:value-type="float">
            <text:p>11164402</text:p>
          </table:table-cell>
          <table:table-cell office:value-type="float" office:value="11173573" calcext:value-type="float">
            <text:p>11173573</text:p>
          </table:table-cell>
          <table:table-cell office:value-type="float" office:value="9172" calcext:value-type="float">
            <text:p>9172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2">
          <table:table-cell office:value-type="float" office:value="11173574" calcext:value-type="float">
            <text:p>11173574</text:p>
          </table:table-cell>
          <table:table-cell office:value-type="float" office:value="11202331" calcext:value-type="float">
            <text:p>11202331</text:p>
          </table:table-cell>
          <table:table-cell office:value-type="float" office:value="28758" calcext:value-type="float">
            <text:p>28758</text:p>
          </table:table-cell>
          <table:table-cell office:value-type="float" office:value="47.23" calcext:value-type="float">
            <text:p>47.23</text:p>
          </table:table-cell>
        </table:table-row>
        <table:table-row table:style-name="ro2">
          <table:table-cell office:value-type="float" office:value="11202332" calcext:value-type="float">
            <text:p>11202332</text:p>
          </table:table-cell>
          <table:table-cell office:value-type="float" office:value="11367775" calcext:value-type="float">
            <text:p>11367775</text:p>
          </table:table-cell>
          <table:table-cell office:value-type="float" office:value="165444" calcext:value-type="float">
            <text:p>165444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2">
          <table:table-cell office:value-type="float" office:value="11367776" calcext:value-type="float">
            <text:p>11367776</text:p>
          </table:table-cell>
          <table:table-cell office:value-type="float" office:value="12089330" calcext:value-type="float">
            <text:p>12089330</text:p>
          </table:table-cell>
          <table:table-cell office:value-type="float" office:value="721555" calcext:value-type="float">
            <text:p>721555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2">
          <table:table-cell office:value-type="float" office:value="12089331" calcext:value-type="float">
            <text:p>12089331</text:p>
          </table:table-cell>
          <table:table-cell office:value-type="float" office:value="12144745" calcext:value-type="float">
            <text:p>12144745</text:p>
          </table:table-cell>
          <table:table-cell office:value-type="float" office:value="55415" calcext:value-type="float">
            <text:p>55415</text:p>
          </table:table-cell>
          <table:table-cell office:value-type="float" office:value="35.86" calcext:value-type="float">
            <text:p>35.86</text:p>
          </table:table-cell>
        </table:table-row>
        <table:table-row table:style-name="ro2">
          <table:table-cell office:value-type="float" office:value="12144746" calcext:value-type="float">
            <text:p>12144746</text:p>
          </table:table-cell>
          <table:table-cell office:value-type="float" office:value="12156526" calcext:value-type="float">
            <text:p>12156526</text:p>
          </table:table-cell>
          <table:table-cell office:value-type="float" office:value="11781" calcext:value-type="float">
            <text:p>11781</text:p>
          </table:table-cell>
          <table:table-cell office:value-type="float" office:value="51.56" calcext:value-type="float">
            <text:p>51.56</text:p>
          </table:table-cell>
        </table:table-row>
        <table:table-row table:style-name="ro2">
          <table:table-cell office:value-type="float" office:value="12156527" calcext:value-type="float">
            <text:p>12156527</text:p>
          </table:table-cell>
          <table:table-cell office:value-type="float" office:value="12216003" calcext:value-type="float">
            <text:p>12216003</text:p>
          </table:table-cell>
          <table:table-cell office:value-type="float" office:value="59477" calcext:value-type="float">
            <text:p>59477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2">
          <table:table-cell office:value-type="float" office:value="12216004" calcext:value-type="float">
            <text:p>12216004</text:p>
          </table:table-cell>
          <table:table-cell office:value-type="float" office:value="13941697" calcext:value-type="float">
            <text:p>13941697</text:p>
          </table:table-cell>
          <table:table-cell office:value-type="float" office:value="1725694" calcext:value-type="float">
            <text:p>1725694</text:p>
          </table:table-cell>
          <table:table-cell office:value-type="float" office:value="35.69" calcext:value-type="float">
            <text:p>35.69</text:p>
          </table:table-cell>
        </table:table-row>
      </table:table>
      <table:table table:name="chr15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62669" calcext:value-type="float">
            <text:p>262669</text:p>
          </table:table-cell>
          <table:table-cell office:value-type="float" office:value="37.72" calcext:value-type="float">
            <text:p>37.72</text:p>
          </table:table-cell>
        </table:table-row>
        <table:table-row table:style-name="ro2">
          <table:table-cell office:value-type="float" office:value="262670" calcext:value-type="float">
            <text:p>262670</text:p>
          </table:table-cell>
          <table:table-cell office:value-type="float" office:value="643839" calcext:value-type="float">
            <text:p>643839</text:p>
          </table:table-cell>
          <table:table-cell office:value-type="float" office:value="381170" calcext:value-type="float">
            <text:p>381170</text:p>
          </table:table-cell>
          <table:table-cell office:value-type="float" office:value="35.19" calcext:value-type="float">
            <text:p>35.19</text:p>
          </table:table-cell>
        </table:table-row>
        <table:table-row table:style-name="ro2">
          <table:table-cell office:value-type="float" office:value="643840" calcext:value-type="float">
            <text:p>643840</text:p>
          </table:table-cell>
          <table:table-cell office:value-type="float" office:value="648217" calcext:value-type="float">
            <text:p>648217</text:p>
          </table:table-cell>
          <table:table-cell office:value-type="float" office:value="4378" calcext:value-type="float">
            <text:p>4378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2">
          <table:table-cell office:value-type="float" office:value="648218" calcext:value-type="float">
            <text:p>648218</text:p>
          </table:table-cell>
          <table:table-cell office:value-type="float" office:value="656900" calcext:value-type="float">
            <text:p>656900</text:p>
          </table:table-cell>
          <table:table-cell office:value-type="float" office:value="8683" calcext:value-type="float">
            <text:p>8683</text:p>
          </table:table-cell>
          <table:table-cell office:value-type="float" office:value="54.87" calcext:value-type="float">
            <text:p>54.87</text:p>
          </table:table-cell>
        </table:table-row>
        <table:table-row table:style-name="ro2">
          <table:table-cell office:value-type="float" office:value="656901" calcext:value-type="float">
            <text:p>656901</text:p>
          </table:table-cell>
          <table:table-cell office:value-type="float" office:value="700588" calcext:value-type="float">
            <text:p>700588</text:p>
          </table:table-cell>
          <table:table-cell office:value-type="float" office:value="43688" calcext:value-type="float">
            <text:p>43688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2">
          <table:table-cell office:value-type="float" office:value="700589" calcext:value-type="float">
            <text:p>700589</text:p>
          </table:table-cell>
          <table:table-cell office:value-type="float" office:value="714874" calcext:value-type="float">
            <text:p>714874</text:p>
          </table:table-cell>
          <table:table-cell office:value-type="float" office:value="14286" calcext:value-type="float">
            <text:p>14286</text:p>
          </table:table-cell>
          <table:table-cell office:value-type="float" office:value="47.56" calcext:value-type="float">
            <text:p>47.56</text:p>
          </table:table-cell>
        </table:table-row>
        <table:table-row table:style-name="ro2">
          <table:table-cell office:value-type="float" office:value="714875" calcext:value-type="float">
            <text:p>714875</text:p>
          </table:table-cell>
          <table:table-cell office:value-type="float" office:value="1545369" calcext:value-type="float">
            <text:p>1545369</text:p>
          </table:table-cell>
          <table:table-cell office:value-type="float" office:value="830495" calcext:value-type="float">
            <text:p>830495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2">
          <table:table-cell office:value-type="float" office:value="1545370" calcext:value-type="float">
            <text:p>1545370</text:p>
          </table:table-cell>
          <table:table-cell office:value-type="float" office:value="1761847" calcext:value-type="float">
            <text:p>1761847</text:p>
          </table:table-cell>
          <table:table-cell office:value-type="float" office:value="216478" calcext:value-type="float">
            <text:p>216478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2">
          <table:table-cell office:value-type="float" office:value="1761848" calcext:value-type="float">
            <text:p>1761848</text:p>
          </table:table-cell>
          <table:table-cell office:value-type="float" office:value="1861164" calcext:value-type="float">
            <text:p>1861164</text:p>
          </table:table-cell>
          <table:table-cell office:value-type="float" office:value="99317" calcext:value-type="float">
            <text:p>99317</text:p>
          </table:table-cell>
          <table:table-cell office:value-type="float" office:value="34.68" calcext:value-type="float">
            <text:p>34.68</text:p>
          </table:table-cell>
        </table:table-row>
        <table:table-row table:style-name="ro2">
          <table:table-cell office:value-type="float" office:value="1861165" calcext:value-type="float">
            <text:p>1861165</text:p>
          </table:table-cell>
          <table:table-cell office:value-type="float" office:value="2090400" calcext:value-type="float">
            <text:p>2090400</text:p>
          </table:table-cell>
          <table:table-cell office:value-type="float" office:value="229236" calcext:value-type="float">
            <text:p>229236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2">
          <table:table-cell office:value-type="float" office:value="2090401" calcext:value-type="float">
            <text:p>2090401</text:p>
          </table:table-cell>
          <table:table-cell office:value-type="float" office:value="2111345" calcext:value-type="float">
            <text:p>2111345</text:p>
          </table:table-cell>
          <table:table-cell office:value-type="float" office:value="20945" calcext:value-type="float">
            <text:p>20945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2">
          <table:table-cell office:value-type="float" office:value="2111346" calcext:value-type="float">
            <text:p>2111346</text:p>
          </table:table-cell>
          <table:table-cell office:value-type="float" office:value="2120910" calcext:value-type="float">
            <text:p>2120910</text:p>
          </table:table-cell>
          <table:table-cell office:value-type="float" office:value="9565" calcext:value-type="float">
            <text:p>9565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2">
          <table:table-cell office:value-type="float" office:value="2120911" calcext:value-type="float">
            <text:p>2120911</text:p>
          </table:table-cell>
          <table:table-cell office:value-type="float" office:value="2163310" calcext:value-type="float">
            <text:p>2163310</text:p>
          </table:table-cell>
          <table:table-cell office:value-type="float" office:value="42400" calcext:value-type="float">
            <text:p>42400</text:p>
          </table:table-cell>
          <table:table-cell office:value-type="float" office:value="48.16" calcext:value-type="float">
            <text:p>48.16</text:p>
          </table:table-cell>
        </table:table-row>
        <table:table-row table:style-name="ro2">
          <table:table-cell office:value-type="float" office:value="2163311" calcext:value-type="float">
            <text:p>2163311</text:p>
          </table:table-cell>
          <table:table-cell office:value-type="float" office:value="4526830" calcext:value-type="float">
            <text:p>4526830</text:p>
          </table:table-cell>
          <table:table-cell office:value-type="float" office:value="2363520" calcext:value-type="float">
            <text:p>23635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4526831" calcext:value-type="float">
            <text:p>4526831</text:p>
          </table:table-cell>
          <table:table-cell office:value-type="float" office:value="4528781" calcext:value-type="float">
            <text:p>4528781</text:p>
          </table:table-cell>
          <table:table-cell office:value-type="float" office:value="1951" calcext:value-type="float">
            <text:p>1951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2">
          <table:table-cell office:value-type="float" office:value="4528782" calcext:value-type="float">
            <text:p>4528782</text:p>
          </table:table-cell>
          <table:table-cell office:value-type="float" office:value="4832702" calcext:value-type="float">
            <text:p>4832702</text:p>
          </table:table-cell>
          <table:table-cell office:value-type="float" office:value="303921" calcext:value-type="float">
            <text:p>303921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2">
          <table:table-cell office:value-type="float" office:value="4832703" calcext:value-type="float">
            <text:p>4832703</text:p>
          </table:table-cell>
          <table:table-cell office:value-type="float" office:value="4861043" calcext:value-type="float">
            <text:p>4861043</text:p>
          </table:table-cell>
          <table:table-cell office:value-type="float" office:value="28341" calcext:value-type="float">
            <text:p>28341</text:p>
          </table:table-cell>
          <table:table-cell office:value-type="float" office:value="40.85" calcext:value-type="float">
            <text:p>40.85</text:p>
          </table:table-cell>
        </table:table-row>
        <table:table-row table:style-name="ro2">
          <table:table-cell office:value-type="float" office:value="4861044" calcext:value-type="float">
            <text:p>4861044</text:p>
          </table:table-cell>
          <table:table-cell office:value-type="float" office:value="4950527" calcext:value-type="float">
            <text:p>4950527</text:p>
          </table:table-cell>
          <table:table-cell office:value-type="float" office:value="89484" calcext:value-type="float">
            <text:p>89484</text:p>
          </table:table-cell>
          <table:table-cell office:value-type="float" office:value="34.05" calcext:value-type="float">
            <text:p>34.05</text:p>
          </table:table-cell>
        </table:table-row>
        <table:table-row table:style-name="ro2">
          <table:table-cell office:value-type="float" office:value="4950528" calcext:value-type="float">
            <text:p>4950528</text:p>
          </table:table-cell>
          <table:table-cell office:value-type="float" office:value="4957950" calcext:value-type="float">
            <text:p>4957950</text:p>
          </table:table-cell>
          <table:table-cell office:value-type="float" office:value="7423" calcext:value-type="float">
            <text:p>7423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2">
          <table:table-cell office:value-type="float" office:value="4957951" calcext:value-type="float">
            <text:p>4957951</text:p>
          </table:table-cell>
          <table:table-cell office:value-type="float" office:value="5060015" calcext:value-type="float">
            <text:p>5060015</text:p>
          </table:table-cell>
          <table:table-cell office:value-type="float" office:value="102065" calcext:value-type="float">
            <text:p>102065</text:p>
          </table:table-cell>
          <table:table-cell office:value-type="float" office:value="41.44" calcext:value-type="float">
            <text:p>41.44</text:p>
          </table:table-cell>
        </table:table-row>
        <table:table-row table:style-name="ro2">
          <table:table-cell office:value-type="float" office:value="5060016" calcext:value-type="float">
            <text:p>5060016</text:p>
          </table:table-cell>
          <table:table-cell office:value-type="float" office:value="5289867" calcext:value-type="float">
            <text:p>5289867</text:p>
          </table:table-cell>
          <table:table-cell office:value-type="float" office:value="229852" calcext:value-type="float">
            <text:p>229852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2">
          <table:table-cell office:value-type="float" office:value="5289868" calcext:value-type="float">
            <text:p>5289868</text:p>
          </table:table-cell>
          <table:table-cell office:value-type="float" office:value="5519118" calcext:value-type="float">
            <text:p>5519118</text:p>
          </table:table-cell>
          <table:table-cell office:value-type="float" office:value="229251" calcext:value-type="float">
            <text:p>22925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5519119" calcext:value-type="float">
            <text:p>5519119</text:p>
          </table:table-cell>
          <table:table-cell office:value-type="float" office:value="6784668" calcext:value-type="float">
            <text:p>6784668</text:p>
          </table:table-cell>
          <table:table-cell office:value-type="float" office:value="1265550" calcext:value-type="float">
            <text:p>1265550</text:p>
          </table:table-cell>
          <table:table-cell office:value-type="float" office:value="35.07" calcext:value-type="float">
            <text:p>35.07</text:p>
          </table:table-cell>
        </table:table-row>
        <table:table-row table:style-name="ro2">
          <table:table-cell office:value-type="float" office:value="6784669" calcext:value-type="float">
            <text:p>6784669</text:p>
          </table:table-cell>
          <table:table-cell office:value-type="float" office:value="6791458" calcext:value-type="float">
            <text:p>6791458</text:p>
          </table:table-cell>
          <table:table-cell office:value-type="float" office:value="6790" calcext:value-type="float">
            <text:p>6790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2">
          <table:table-cell office:value-type="float" office:value="6791459" calcext:value-type="float">
            <text:p>6791459</text:p>
          </table:table-cell>
          <table:table-cell office:value-type="float" office:value="6831543" calcext:value-type="float">
            <text:p>6831543</text:p>
          </table:table-cell>
          <table:table-cell office:value-type="float" office:value="40085" calcext:value-type="float">
            <text:p>40085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2">
          <table:table-cell office:value-type="float" office:value="6831544" calcext:value-type="float">
            <text:p>6831544</text:p>
          </table:table-cell>
          <table:table-cell office:value-type="float" office:value="6843536" calcext:value-type="float">
            <text:p>6843536</text:p>
          </table:table-cell>
          <table:table-cell office:value-type="float" office:value="11993" calcext:value-type="float">
            <text:p>11993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2">
          <table:table-cell office:value-type="float" office:value="6843537" calcext:value-type="float">
            <text:p>6843537</text:p>
          </table:table-cell>
          <table:table-cell office:value-type="float" office:value="6956115" calcext:value-type="float">
            <text:p>6956115</text:p>
          </table:table-cell>
          <table:table-cell office:value-type="float" office:value="112579" calcext:value-type="float">
            <text:p>112579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2">
          <table:table-cell office:value-type="float" office:value="6956116" calcext:value-type="float">
            <text:p>6956116</text:p>
          </table:table-cell>
          <table:table-cell office:value-type="float" office:value="7377150" calcext:value-type="float">
            <text:p>7377150</text:p>
          </table:table-cell>
          <table:table-cell office:value-type="float" office:value="421035" calcext:value-type="float">
            <text:p>421035</text:p>
          </table:table-cell>
          <table:table-cell office:value-type="float" office:value="34.81" calcext:value-type="float">
            <text:p>34.81</text:p>
          </table:table-cell>
        </table:table-row>
        <table:table-row table:style-name="ro2">
          <table:table-cell office:value-type="float" office:value="7377151" calcext:value-type="float">
            <text:p>7377151</text:p>
          </table:table-cell>
          <table:table-cell office:value-type="float" office:value="7390832" calcext:value-type="float">
            <text:p>7390832</text:p>
          </table:table-cell>
          <table:table-cell office:value-type="float" office:value="13682" calcext:value-type="float">
            <text:p>13682</text:p>
          </table:table-cell>
          <table:table-cell office:value-type="float" office:value="48.36" calcext:value-type="float">
            <text:p>48.36</text:p>
          </table:table-cell>
        </table:table-row>
        <table:table-row table:style-name="ro2">
          <table:table-cell office:value-type="float" office:value="7390833" calcext:value-type="float">
            <text:p>7390833</text:p>
          </table:table-cell>
          <table:table-cell office:value-type="float" office:value="7445136" calcext:value-type="float">
            <text:p>7445136</text:p>
          </table:table-cell>
          <table:table-cell office:value-type="float" office:value="54304" calcext:value-type="float">
            <text:p>54304</text:p>
          </table:table-cell>
          <table:table-cell office:value-type="float" office:value="39.26" calcext:value-type="float">
            <text:p>39.26</text:p>
          </table:table-cell>
        </table:table-row>
        <table:table-row table:style-name="ro2">
          <table:table-cell office:value-type="float" office:value="7445137" calcext:value-type="float">
            <text:p>7445137</text:p>
          </table:table-cell>
          <table:table-cell office:value-type="float" office:value="7447923" calcext:value-type="float">
            <text:p>7447923</text:p>
          </table:table-cell>
          <table:table-cell office:value-type="float" office:value="2787" calcext:value-type="float">
            <text:p>2787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2">
          <table:table-cell office:value-type="float" office:value="7447924" calcext:value-type="float">
            <text:p>7447924</text:p>
          </table:table-cell>
          <table:table-cell office:value-type="float" office:value="7481079" calcext:value-type="float">
            <text:p>7481079</text:p>
          </table:table-cell>
          <table:table-cell office:value-type="float" office:value="33156" calcext:value-type="float">
            <text:p>33156</text:p>
          </table:table-cell>
          <table:table-cell office:value-type="float" office:value="35.29" calcext:value-type="float">
            <text:p>35.29</text:p>
          </table:table-cell>
        </table:table-row>
        <table:table-row table:style-name="ro2">
          <table:table-cell office:value-type="float" office:value="7481080" calcext:value-type="float">
            <text:p>7481080</text:p>
          </table:table-cell>
          <table:table-cell office:value-type="float" office:value="7500314" calcext:value-type="float">
            <text:p>7500314</text:p>
          </table:table-cell>
          <table:table-cell office:value-type="float" office:value="19235" calcext:value-type="float">
            <text:p>19235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2">
          <table:table-cell office:value-type="float" office:value="7500315" calcext:value-type="float">
            <text:p>7500315</text:p>
          </table:table-cell>
          <table:table-cell office:value-type="float" office:value="7513429" calcext:value-type="float">
            <text:p>7513429</text:p>
          </table:table-cell>
          <table:table-cell office:value-type="float" office:value="13115" calcext:value-type="float">
            <text:p>13115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2">
          <table:table-cell office:value-type="float" office:value="7513430" calcext:value-type="float">
            <text:p>7513430</text:p>
          </table:table-cell>
          <table:table-cell office:value-type="float" office:value="7542110" calcext:value-type="float">
            <text:p>7542110</text:p>
          </table:table-cell>
          <table:table-cell office:value-type="float" office:value="28681" calcext:value-type="float">
            <text:p>28681</text:p>
          </table:table-cell>
          <table:table-cell office:value-type="float" office:value="37.07" calcext:value-type="float">
            <text:p>37.07</text:p>
          </table:table-cell>
        </table:table-row>
        <table:table-row table:style-name="ro2">
          <table:table-cell office:value-type="float" office:value="7542111" calcext:value-type="float">
            <text:p>7542111</text:p>
          </table:table-cell>
          <table:table-cell office:value-type="float" office:value="7549998" calcext:value-type="float">
            <text:p>7549998</text:p>
          </table:table-cell>
          <table:table-cell office:value-type="float" office:value="7888" calcext:value-type="float">
            <text:p>7888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2">
          <table:table-cell office:value-type="float" office:value="7549999" calcext:value-type="float">
            <text:p>7549999</text:p>
          </table:table-cell>
          <table:table-cell office:value-type="float" office:value="7558315" calcext:value-type="float">
            <text:p>7558315</text:p>
          </table:table-cell>
          <table:table-cell office:value-type="float" office:value="8317" calcext:value-type="float">
            <text:p>8317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2">
          <table:table-cell office:value-type="float" office:value="7558316" calcext:value-type="float">
            <text:p>7558316</text:p>
          </table:table-cell>
          <table:table-cell office:value-type="float" office:value="7756254" calcext:value-type="float">
            <text:p>7756254</text:p>
          </table:table-cell>
          <table:table-cell office:value-type="float" office:value="197939" calcext:value-type="float">
            <text:p>197939</text:p>
          </table:table-cell>
          <table:table-cell office:value-type="float" office:value="35.1" calcext:value-type="float">
            <text:p>35.1</text:p>
          </table:table-cell>
        </table:table-row>
        <table:table-row table:style-name="ro2">
          <table:table-cell office:value-type="float" office:value="7756255" calcext:value-type="float">
            <text:p>7756255</text:p>
          </table:table-cell>
          <table:table-cell office:value-type="float" office:value="7783435" calcext:value-type="float">
            <text:p>7783435</text:p>
          </table:table-cell>
          <table:table-cell office:value-type="float" office:value="27181" calcext:value-type="float">
            <text:p>27181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2">
          <table:table-cell office:value-type="float" office:value="7783436" calcext:value-type="float">
            <text:p>7783436</text:p>
          </table:table-cell>
          <table:table-cell office:value-type="float" office:value="10087652" calcext:value-type="float">
            <text:p>10087652</text:p>
          </table:table-cell>
          <table:table-cell office:value-type="float" office:value="2304217" calcext:value-type="float">
            <text:p>2304217</text:p>
          </table:table-cell>
          <table:table-cell office:value-type="float" office:value="34.52" calcext:value-type="float">
            <text:p>34.52</text:p>
          </table:table-cell>
        </table:table-row>
        <table:table-row table:style-name="ro2">
          <table:table-cell office:value-type="float" office:value="10087653" calcext:value-type="float">
            <text:p>10087653</text:p>
          </table:table-cell>
          <table:table-cell office:value-type="float" office:value="10090194" calcext:value-type="float">
            <text:p>10090194</text:p>
          </table:table-cell>
          <table:table-cell office:value-type="float" office:value="2542" calcext:value-type="float">
            <text:p>254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2">
          <table:table-cell office:value-type="float" office:value="10090195" calcext:value-type="float">
            <text:p>10090195</text:p>
          </table:table-cell>
          <table:table-cell office:value-type="float" office:value="11182669" calcext:value-type="float">
            <text:p>11182669</text:p>
          </table:table-cell>
          <table:table-cell office:value-type="float" office:value="1092475" calcext:value-type="float">
            <text:p>1092475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2">
          <table:table-cell office:value-type="float" office:value="11182670" calcext:value-type="float">
            <text:p>11182670</text:p>
          </table:table-cell>
          <table:table-cell office:value-type="float" office:value="11195292" calcext:value-type="float">
            <text:p>11195292</text:p>
          </table:table-cell>
          <table:table-cell office:value-type="float" office:value="12623" calcext:value-type="float">
            <text:p>12623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2">
          <table:table-cell office:value-type="float" office:value="11195293" calcext:value-type="float">
            <text:p>11195293</text:p>
          </table:table-cell>
          <table:table-cell office:value-type="float" office:value="12635335" calcext:value-type="float">
            <text:p>12635335</text:p>
          </table:table-cell>
          <table:table-cell office:value-type="float" office:value="1440043" calcext:value-type="float">
            <text:p>1440043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12635336" calcext:value-type="float">
            <text:p>12635336</text:p>
          </table:table-cell>
          <table:table-cell office:value-type="float" office:value="12784303" calcext:value-type="float">
            <text:p>12784303</text:p>
          </table:table-cell>
          <table:table-cell office:value-type="float" office:value="148968" calcext:value-type="float">
            <text:p>148968</text:p>
          </table:table-cell>
          <table:table-cell office:value-type="float" office:value="33.18" calcext:value-type="float">
            <text:p>33.18</text:p>
          </table:table-cell>
        </table:table-row>
        <table:table-row table:style-name="ro2">
          <table:table-cell office:value-type="float" office:value="12784304" calcext:value-type="float">
            <text:p>12784304</text:p>
          </table:table-cell>
          <table:table-cell office:value-type="float" office:value="12819826" calcext:value-type="float">
            <text:p>12819826</text:p>
          </table:table-cell>
          <table:table-cell office:value-type="float" office:value="35523" calcext:value-type="float">
            <text:p>35523</text:p>
          </table:table-cell>
          <table:table-cell office:value-type="float" office:value="42.16" calcext:value-type="float">
            <text:p>42.16</text:p>
          </table:table-cell>
        </table:table-row>
        <table:table-row table:style-name="ro2">
          <table:table-cell office:value-type="float" office:value="12819827" calcext:value-type="float">
            <text:p>12819827</text:p>
          </table:table-cell>
          <table:table-cell office:value-type="float" office:value="13105085" calcext:value-type="float">
            <text:p>13105085</text:p>
          </table:table-cell>
          <table:table-cell office:value-type="float" office:value="285259" calcext:value-type="float">
            <text:p>285259</text:p>
          </table:table-cell>
          <table:table-cell office:value-type="float" office:value="33.7" calcext:value-type="float">
            <text:p>33.7</text:p>
          </table:table-cell>
        </table:table-row>
        <table:table-row table:style-name="ro2">
          <table:table-cell office:value-type="float" office:value="13105086" calcext:value-type="float">
            <text:p>13105086</text:p>
          </table:table-cell>
          <table:table-cell office:value-type="float" office:value="13164136" calcext:value-type="float">
            <text:p>13164136</text:p>
          </table:table-cell>
          <table:table-cell office:value-type="float" office:value="59051" calcext:value-type="float">
            <text:p>59051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2">
          <table:table-cell office:value-type="float" office:value="13164137" calcext:value-type="float">
            <text:p>13164137</text:p>
          </table:table-cell>
          <table:table-cell office:value-type="float" office:value="13181229" calcext:value-type="float">
            <text:p>13181229</text:p>
          </table:table-cell>
          <table:table-cell office:value-type="float" office:value="17093" calcext:value-type="float">
            <text:p>17093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2">
          <table:table-cell office:value-type="float" office:value="13181230" calcext:value-type="float">
            <text:p>13181230</text:p>
          </table:table-cell>
          <table:table-cell office:value-type="float" office:value="13477416" calcext:value-type="float">
            <text:p>13477416</text:p>
          </table:table-cell>
          <table:table-cell office:value-type="float" office:value="296187" calcext:value-type="float">
            <text:p>296187</text:p>
          </table:table-cell>
          <table:table-cell office:value-type="float" office:value="35.26" calcext:value-type="float">
            <text:p>35.26</text:p>
          </table:table-cell>
        </table:table-row>
      </table:table>
      <table:table table:name="chr16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72483" calcext:value-type="float">
            <text:p>72483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2">
          <table:table-cell office:value-type="float" office:value="72484" calcext:value-type="float">
            <text:p>72484</text:p>
          </table:table-cell>
          <table:table-cell office:value-type="float" office:value="84908" calcext:value-type="float">
            <text:p>84908</text:p>
          </table:table-cell>
          <table:table-cell office:value-type="float" office:value="12425" calcext:value-type="float">
            <text:p>12425</text:p>
          </table:table-cell>
          <table:table-cell office:value-type="float" office:value="49.7" calcext:value-type="float">
            <text:p>49.7</text:p>
          </table:table-cell>
        </table:table-row>
        <table:table-row table:style-name="ro2">
          <table:table-cell office:value-type="float" office:value="84909" calcext:value-type="float">
            <text:p>84909</text:p>
          </table:table-cell>
          <table:table-cell office:value-type="float" office:value="99551" calcext:value-type="float">
            <text:p>99551</text:p>
          </table:table-cell>
          <table:table-cell office:value-type="float" office:value="14643" calcext:value-type="float">
            <text:p>14643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office:value-type="float" office:value="99552" calcext:value-type="float">
            <text:p>99552</text:p>
          </table:table-cell>
          <table:table-cell office:value-type="float" office:value="118460" calcext:value-type="float">
            <text:p>118460</text:p>
          </table:table-cell>
          <table:table-cell office:value-type="float" office:value="18909" calcext:value-type="float">
            <text:p>18909</text:p>
          </table:table-cell>
          <table:table-cell office:value-type="float" office:value="33.41" calcext:value-type="float">
            <text:p>33.41</text:p>
          </table:table-cell>
        </table:table-row>
        <table:table-row table:style-name="ro2">
          <table:table-cell office:value-type="float" office:value="118461" calcext:value-type="float">
            <text:p>118461</text:p>
          </table:table-cell>
          <table:table-cell office:value-type="float" office:value="136789" calcext:value-type="float">
            <text:p>136789</text:p>
          </table:table-cell>
          <table:table-cell office:value-type="float" office:value="18329" calcext:value-type="float">
            <text:p>18329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office:value-type="float" office:value="136790" calcext:value-type="float">
            <text:p>136790</text:p>
          </table:table-cell>
          <table:table-cell office:value-type="float" office:value="1166149" calcext:value-type="float">
            <text:p>1166149</text:p>
          </table:table-cell>
          <table:table-cell office:value-type="float" office:value="1029360" calcext:value-type="float">
            <text:p>1029360</text:p>
          </table:table-cell>
          <table:table-cell office:value-type="float" office:value="34.23" calcext:value-type="float">
            <text:p>34.23</text:p>
          </table:table-cell>
        </table:table-row>
        <table:table-row table:style-name="ro2">
          <table:table-cell office:value-type="float" office:value="1166150" calcext:value-type="float">
            <text:p>1166150</text:p>
          </table:table-cell>
          <table:table-cell office:value-type="float" office:value="1225683" calcext:value-type="float">
            <text:p>1225683</text:p>
          </table:table-cell>
          <table:table-cell office:value-type="float" office:value="59534" calcext:value-type="float">
            <text:p>59534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2">
          <table:table-cell office:value-type="float" office:value="1225684" calcext:value-type="float">
            <text:p>1225684</text:p>
          </table:table-cell>
          <table:table-cell office:value-type="float" office:value="1260924" calcext:value-type="float">
            <text:p>1260924</text:p>
          </table:table-cell>
          <table:table-cell office:value-type="float" office:value="35241" calcext:value-type="float">
            <text:p>35241</text:p>
          </table:table-cell>
          <table:table-cell office:value-type="float" office:value="56.37" calcext:value-type="float">
            <text:p>56.37</text:p>
          </table:table-cell>
        </table:table-row>
        <table:table-row table:style-name="ro2">
          <table:table-cell office:value-type="float" office:value="1260925" calcext:value-type="float">
            <text:p>1260925</text:p>
          </table:table-cell>
          <table:table-cell office:value-type="float" office:value="1277005" calcext:value-type="float">
            <text:p>1277005</text:p>
          </table:table-cell>
          <table:table-cell office:value-type="float" office:value="16081" calcext:value-type="float">
            <text:p>16081</text:p>
          </table:table-cell>
          <table:table-cell office:value-type="float" office:value="38.16" calcext:value-type="float">
            <text:p>38.16</text:p>
          </table:table-cell>
        </table:table-row>
        <table:table-row table:style-name="ro2">
          <table:table-cell office:value-type="float" office:value="1277006" calcext:value-type="float">
            <text:p>1277006</text:p>
          </table:table-cell>
          <table:table-cell office:value-type="float" office:value="1285795" calcext:value-type="float">
            <text:p>1285795</text:p>
          </table:table-cell>
          <table:table-cell office:value-type="float" office:value="8790" calcext:value-type="float">
            <text:p>8790</text:p>
          </table:table-cell>
          <table:table-cell office:value-type="float" office:value="54.56" calcext:value-type="float">
            <text:p>54.56</text:p>
          </table:table-cell>
        </table:table-row>
        <table:table-row table:style-name="ro2">
          <table:table-cell office:value-type="float" office:value="1285796" calcext:value-type="float">
            <text:p>1285796</text:p>
          </table:table-cell>
          <table:table-cell office:value-type="float" office:value="1292182" calcext:value-type="float">
            <text:p>1292182</text:p>
          </table:table-cell>
          <table:table-cell office:value-type="float" office:value="6387" calcext:value-type="float">
            <text:p>6387</text:p>
          </table:table-cell>
          <table:table-cell office:value-type="float" office:value="40.79" calcext:value-type="float">
            <text:p>40.79</text:p>
          </table:table-cell>
        </table:table-row>
        <table:table-row table:style-name="ro2">
          <table:table-cell office:value-type="float" office:value="1292183" calcext:value-type="float">
            <text:p>1292183</text:p>
          </table:table-cell>
          <table:table-cell office:value-type="float" office:value="1326155" calcext:value-type="float">
            <text:p>1326155</text:p>
          </table:table-cell>
          <table:table-cell office:value-type="float" office:value="33973" calcext:value-type="float">
            <text:p>33973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2">
          <table:table-cell office:value-type="float" office:value="1326156" calcext:value-type="float">
            <text:p>1326156</text:p>
          </table:table-cell>
          <table:table-cell office:value-type="float" office:value="1334792" calcext:value-type="float">
            <text:p>1334792</text:p>
          </table:table-cell>
          <table:table-cell office:value-type="float" office:value="8637" calcext:value-type="float">
            <text:p>8637</text:p>
          </table:table-cell>
          <table:table-cell office:value-type="float" office:value="36.85" calcext:value-type="float">
            <text:p>36.85</text:p>
          </table:table-cell>
        </table:table-row>
        <table:table-row table:style-name="ro2">
          <table:table-cell office:value-type="float" office:value="1334793" calcext:value-type="float">
            <text:p>1334793</text:p>
          </table:table-cell>
          <table:table-cell office:value-type="float" office:value="1350206" calcext:value-type="float">
            <text:p>1350206</text:p>
          </table:table-cell>
          <table:table-cell office:value-type="float" office:value="15414" calcext:value-type="float">
            <text:p>15414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2">
          <table:table-cell office:value-type="float" office:value="1350207" calcext:value-type="float">
            <text:p>1350207</text:p>
          </table:table-cell>
          <table:table-cell office:value-type="float" office:value="1403576" calcext:value-type="float">
            <text:p>1403576</text:p>
          </table:table-cell>
          <table:table-cell office:value-type="float" office:value="53370" calcext:value-type="float">
            <text:p>53370</text:p>
          </table:table-cell>
          <table:table-cell office:value-type="float" office:value="34.58" calcext:value-type="float">
            <text:p>34.58</text:p>
          </table:table-cell>
        </table:table-row>
        <table:table-row table:style-name="ro2">
          <table:table-cell office:value-type="float" office:value="1403577" calcext:value-type="float">
            <text:p>1403577</text:p>
          </table:table-cell>
          <table:table-cell office:value-type="float" office:value="1411209" calcext:value-type="float">
            <text:p>1411209</text:p>
          </table:table-cell>
          <table:table-cell office:value-type="float" office:value="7633" calcext:value-type="float">
            <text:p>7633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2">
          <table:table-cell office:value-type="float" office:value="1411210" calcext:value-type="float">
            <text:p>1411210</text:p>
          </table:table-cell>
          <table:table-cell office:value-type="float" office:value="1448308" calcext:value-type="float">
            <text:p>1448308</text:p>
          </table:table-cell>
          <table:table-cell office:value-type="float" office:value="37099" calcext:value-type="float">
            <text:p>37099</text:p>
          </table:table-cell>
          <table:table-cell office:value-type="float" office:value="43.29" calcext:value-type="float">
            <text:p>43.29</text:p>
          </table:table-cell>
        </table:table-row>
        <table:table-row table:style-name="ro2">
          <table:table-cell office:value-type="float" office:value="1448309" calcext:value-type="float">
            <text:p>1448309</text:p>
          </table:table-cell>
          <table:table-cell office:value-type="float" office:value="1474377" calcext:value-type="float">
            <text:p>1474377</text:p>
          </table:table-cell>
          <table:table-cell office:value-type="float" office:value="26069" calcext:value-type="float">
            <text:p>26069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2">
          <table:table-cell office:value-type="float" office:value="1474378" calcext:value-type="float">
            <text:p>1474378</text:p>
          </table:table-cell>
          <table:table-cell office:value-type="float" office:value="1503939" calcext:value-type="float">
            <text:p>1503939</text:p>
          </table:table-cell>
          <table:table-cell office:value-type="float" office:value="29562" calcext:value-type="float">
            <text:p>2956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503940" calcext:value-type="float">
            <text:p>1503940</text:p>
          </table:table-cell>
          <table:table-cell office:value-type="float" office:value="1517121" calcext:value-type="float">
            <text:p>1517121</text:p>
          </table:table-cell>
          <table:table-cell office:value-type="float" office:value="13182" calcext:value-type="float">
            <text:p>13182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2">
          <table:table-cell office:value-type="float" office:value="1517122" calcext:value-type="float">
            <text:p>1517122</text:p>
          </table:table-cell>
          <table:table-cell office:value-type="float" office:value="1916674" calcext:value-type="float">
            <text:p>1916674</text:p>
          </table:table-cell>
          <table:table-cell office:value-type="float" office:value="399553" calcext:value-type="float">
            <text:p>399553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2">
          <table:table-cell office:value-type="float" office:value="1916675" calcext:value-type="float">
            <text:p>1916675</text:p>
          </table:table-cell>
          <table:table-cell office:value-type="float" office:value="1985175" calcext:value-type="float">
            <text:p>1985175</text:p>
          </table:table-cell>
          <table:table-cell office:value-type="float" office:value="68501" calcext:value-type="float">
            <text:p>68501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2">
          <table:table-cell office:value-type="float" office:value="1985176" calcext:value-type="float">
            <text:p>1985176</text:p>
          </table:table-cell>
          <table:table-cell office:value-type="float" office:value="2160960" calcext:value-type="float">
            <text:p>2160960</text:p>
          </table:table-cell>
          <table:table-cell office:value-type="float" office:value="175785" calcext:value-type="float">
            <text:p>175785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2">
          <table:table-cell office:value-type="float" office:value="2160961" calcext:value-type="float">
            <text:p>2160961</text:p>
          </table:table-cell>
          <table:table-cell office:value-type="float" office:value="2537673" calcext:value-type="float">
            <text:p>2537673</text:p>
          </table:table-cell>
          <table:table-cell office:value-type="float" office:value="376713" calcext:value-type="float">
            <text:p>376713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2">
          <table:table-cell office:value-type="float" office:value="2537674" calcext:value-type="float">
            <text:p>2537674</text:p>
          </table:table-cell>
          <table:table-cell office:value-type="float" office:value="2541856" calcext:value-type="float">
            <text:p>2541856</text:p>
          </table:table-cell>
          <table:table-cell office:value-type="float" office:value="4183" calcext:value-type="float">
            <text:p>4183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2">
          <table:table-cell office:value-type="float" office:value="2541857" calcext:value-type="float">
            <text:p>2541857</text:p>
          </table:table-cell>
          <table:table-cell office:value-type="float" office:value="3802235" calcext:value-type="float">
            <text:p>3802235</text:p>
          </table:table-cell>
          <table:table-cell office:value-type="float" office:value="1260379" calcext:value-type="float">
            <text:p>1260379</text:p>
          </table:table-cell>
          <table:table-cell office:value-type="float" office:value="35.86" calcext:value-type="float">
            <text:p>35.86</text:p>
          </table:table-cell>
        </table:table-row>
        <table:table-row table:style-name="ro2">
          <table:table-cell office:value-type="float" office:value="3802236" calcext:value-type="float">
            <text:p>3802236</text:p>
          </table:table-cell>
          <table:table-cell office:value-type="float" office:value="5146053" calcext:value-type="float">
            <text:p>5146053</text:p>
          </table:table-cell>
          <table:table-cell office:value-type="float" office:value="1343818" calcext:value-type="float">
            <text:p>1343818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2">
          <table:table-cell office:value-type="float" office:value="5146054" calcext:value-type="float">
            <text:p>5146054</text:p>
          </table:table-cell>
          <table:table-cell office:value-type="float" office:value="5181969" calcext:value-type="float">
            <text:p>5181969</text:p>
          </table:table-cell>
          <table:table-cell office:value-type="float" office:value="35916" calcext:value-type="float">
            <text:p>35916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2">
          <table:table-cell office:value-type="float" office:value="5181970" calcext:value-type="float">
            <text:p>5181970</text:p>
          </table:table-cell>
          <table:table-cell office:value-type="float" office:value="5197329" calcext:value-type="float">
            <text:p>5197329</text:p>
          </table:table-cell>
          <table:table-cell office:value-type="float" office:value="15360" calcext:value-type="float">
            <text:p>15360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2">
          <table:table-cell office:value-type="float" office:value="5197330" calcext:value-type="float">
            <text:p>5197330</text:p>
          </table:table-cell>
          <table:table-cell office:value-type="float" office:value="5210414" calcext:value-type="float">
            <text:p>5210414</text:p>
          </table:table-cell>
          <table:table-cell office:value-type="float" office:value="13085" calcext:value-type="float">
            <text:p>13085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2">
          <table:table-cell office:value-type="float" office:value="5210415" calcext:value-type="float">
            <text:p>5210415</text:p>
          </table:table-cell>
          <table:table-cell office:value-type="float" office:value="7442930" calcext:value-type="float">
            <text:p>7442930</text:p>
          </table:table-cell>
          <table:table-cell office:value-type="float" office:value="2232516" calcext:value-type="float">
            <text:p>2232516</text:p>
          </table:table-cell>
          <table:table-cell office:value-type="float" office:value="35.98" calcext:value-type="float">
            <text:p>35.98</text:p>
          </table:table-cell>
        </table:table-row>
        <table:table-row table:style-name="ro2">
          <table:table-cell office:value-type="float" office:value="7442931" calcext:value-type="float">
            <text:p>7442931</text:p>
          </table:table-cell>
          <table:table-cell office:value-type="float" office:value="7444142" calcext:value-type="float">
            <text:p>7444142</text:p>
          </table:table-cell>
          <table:table-cell office:value-type="float" office:value="1212" calcext:value-type="float">
            <text:p>1212</text:p>
          </table:table-cell>
          <table:table-cell office:value-type="float" office:value="7.26" calcext:value-type="float">
            <text:p>7.26</text:p>
          </table:table-cell>
        </table:table-row>
        <table:table-row table:style-name="ro2">
          <table:table-cell office:value-type="float" office:value="7444143" calcext:value-type="float">
            <text:p>7444143</text:p>
          </table:table-cell>
          <table:table-cell office:value-type="float" office:value="7461976" calcext:value-type="float">
            <text:p>7461976</text:p>
          </table:table-cell>
          <table:table-cell office:value-type="float" office:value="17834" calcext:value-type="float">
            <text:p>17834</text:p>
          </table:table-cell>
          <table:table-cell office:value-type="float" office:value="53.29" calcext:value-type="float">
            <text:p>53.29</text:p>
          </table:table-cell>
        </table:table-row>
        <table:table-row table:style-name="ro2">
          <table:table-cell office:value-type="float" office:value="7461977" calcext:value-type="float">
            <text:p>7461977</text:p>
          </table:table-cell>
          <table:table-cell office:value-type="float" office:value="7687154" calcext:value-type="float">
            <text:p>7687154</text:p>
          </table:table-cell>
          <table:table-cell office:value-type="float" office:value="225178" calcext:value-type="float">
            <text:p>225178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2">
          <table:table-cell office:value-type="float" office:value="7687155" calcext:value-type="float">
            <text:p>7687155</text:p>
          </table:table-cell>
          <table:table-cell office:value-type="float" office:value="7745566" calcext:value-type="float">
            <text:p>7745566</text:p>
          </table:table-cell>
          <table:table-cell office:value-type="float" office:value="58412" calcext:value-type="float">
            <text:p>58412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2">
          <table:table-cell office:value-type="float" office:value="7745567" calcext:value-type="float">
            <text:p>7745567</text:p>
          </table:table-cell>
          <table:table-cell office:value-type="float" office:value="7983494" calcext:value-type="float">
            <text:p>7983494</text:p>
          </table:table-cell>
          <table:table-cell office:value-type="float" office:value="237928" calcext:value-type="float">
            <text:p>237928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2">
          <table:table-cell office:value-type="float" office:value="7983495" calcext:value-type="float">
            <text:p>7983495</text:p>
          </table:table-cell>
          <table:table-cell office:value-type="float" office:value="8069267" calcext:value-type="float">
            <text:p>8069267</text:p>
          </table:table-cell>
          <table:table-cell office:value-type="float" office:value="85773" calcext:value-type="float">
            <text:p>85773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2">
          <table:table-cell office:value-type="float" office:value="8069268" calcext:value-type="float">
            <text:p>8069268</text:p>
          </table:table-cell>
          <table:table-cell office:value-type="float" office:value="8104152" calcext:value-type="float">
            <text:p>8104152</text:p>
          </table:table-cell>
          <table:table-cell office:value-type="float" office:value="34885" calcext:value-type="float">
            <text:p>34885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2">
          <table:table-cell office:value-type="float" office:value="8104153" calcext:value-type="float">
            <text:p>8104153</text:p>
          </table:table-cell>
          <table:table-cell office:value-type="float" office:value="8119987" calcext:value-type="float">
            <text:p>8119987</text:p>
          </table:table-cell>
          <table:table-cell office:value-type="float" office:value="15835" calcext:value-type="float">
            <text:p>15835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2">
          <table:table-cell office:value-type="float" office:value="8119988" calcext:value-type="float">
            <text:p>8119988</text:p>
          </table:table-cell>
          <table:table-cell office:value-type="float" office:value="8179239" calcext:value-type="float">
            <text:p>8179239</text:p>
          </table:table-cell>
          <table:table-cell office:value-type="float" office:value="59252" calcext:value-type="float">
            <text:p>59252</text:p>
          </table:table-cell>
          <table:table-cell office:value-type="float" office:value="33.44" calcext:value-type="float">
            <text:p>33.44</text:p>
          </table:table-cell>
        </table:table-row>
        <table:table-row table:style-name="ro2">
          <table:table-cell office:value-type="float" office:value="8179240" calcext:value-type="float">
            <text:p>8179240</text:p>
          </table:table-cell>
          <table:table-cell office:value-type="float" office:value="8191029" calcext:value-type="float">
            <text:p>8191029</text:p>
          </table:table-cell>
          <table:table-cell office:value-type="float" office:value="11790" calcext:value-type="float">
            <text:p>11790</text:p>
          </table:table-cell>
          <table:table-cell office:value-type="float" office:value="50.64" calcext:value-type="float">
            <text:p>50.64</text:p>
          </table:table-cell>
        </table:table-row>
        <table:table-row table:style-name="ro2">
          <table:table-cell office:value-type="float" office:value="8191030" calcext:value-type="float">
            <text:p>8191030</text:p>
          </table:table-cell>
          <table:table-cell office:value-type="float" office:value="8262312" calcext:value-type="float">
            <text:p>8262312</text:p>
          </table:table-cell>
          <table:table-cell office:value-type="float" office:value="71283" calcext:value-type="float">
            <text:p>71283</text:p>
          </table:table-cell>
          <table:table-cell office:value-type="float" office:value="37.38" calcext:value-type="float">
            <text:p>37.38</text:p>
          </table:table-cell>
        </table:table-row>
        <table:table-row table:style-name="ro2">
          <table:table-cell office:value-type="float" office:value="8262313" calcext:value-type="float">
            <text:p>8262313</text:p>
          </table:table-cell>
          <table:table-cell office:value-type="float" office:value="8821101" calcext:value-type="float">
            <text:p>8821101</text:p>
          </table:table-cell>
          <table:table-cell office:value-type="float" office:value="558789" calcext:value-type="float">
            <text:p>558789</text:p>
          </table:table-cell>
          <table:table-cell office:value-type="float" office:value="34.15" calcext:value-type="float">
            <text:p>34.15</text:p>
          </table:table-cell>
        </table:table-row>
        <table:table-row table:style-name="ro2">
          <table:table-cell office:value-type="float" office:value="8821102" calcext:value-type="float">
            <text:p>8821102</text:p>
          </table:table-cell>
          <table:table-cell office:value-type="float" office:value="9608165" calcext:value-type="float">
            <text:p>9608165</text:p>
          </table:table-cell>
          <table:table-cell office:value-type="float" office:value="787064" calcext:value-type="float">
            <text:p>787064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2">
          <table:table-cell office:value-type="float" office:value="9608166" calcext:value-type="float">
            <text:p>9608166</text:p>
          </table:table-cell>
          <table:table-cell office:value-type="float" office:value="11934490" calcext:value-type="float">
            <text:p>11934490</text:p>
          </table:table-cell>
          <table:table-cell office:value-type="float" office:value="2326325" calcext:value-type="float">
            <text:p>2326325</text:p>
          </table:table-cell>
          <table:table-cell office:value-type="float" office:value="35.44" calcext:value-type="float">
            <text:p>35.44</text:p>
          </table:table-cell>
        </table:table-row>
        <table:table-row table:style-name="ro2">
          <table:table-cell office:value-type="float" office:value="11934491" calcext:value-type="float">
            <text:p>11934491</text:p>
          </table:table-cell>
          <table:table-cell office:value-type="float" office:value="11949041" calcext:value-type="float">
            <text:p>11949041</text:p>
          </table:table-cell>
          <table:table-cell office:value-type="float" office:value="14551" calcext:value-type="float">
            <text:p>14551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2">
          <table:table-cell office:value-type="float" office:value="11949042" calcext:value-type="float">
            <text:p>11949042</text:p>
          </table:table-cell>
          <table:table-cell office:value-type="float" office:value="12292438" calcext:value-type="float">
            <text:p>12292438</text:p>
          </table:table-cell>
          <table:table-cell office:value-type="float" office:value="343397" calcext:value-type="float">
            <text:p>343397</text:p>
          </table:table-cell>
          <table:table-cell office:value-type="float" office:value="37.12" calcext:value-type="float">
            <text:p>37.12</text:p>
          </table:table-cell>
        </table:table-row>
      </table:table>
      <table:table table:name="chr17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14921" calcext:value-type="float">
            <text:p>214921</text:p>
          </table:table-cell>
          <table:table-cell office:value-type="float" office:value="38.46" calcext:value-type="float">
            <text:p>38.46</text:p>
          </table:table-cell>
        </table:table-row>
        <table:table-row table:style-name="ro2">
          <table:table-cell office:value-type="float" office:value="214922" calcext:value-type="float">
            <text:p>214922</text:p>
          </table:table-cell>
          <table:table-cell office:value-type="float" office:value="846413" calcext:value-type="float">
            <text:p>846413</text:p>
          </table:table-cell>
          <table:table-cell office:value-type="float" office:value="631492" calcext:value-type="float">
            <text:p>631492</text:p>
          </table:table-cell>
          <table:table-cell office:value-type="float" office:value="34.62" calcext:value-type="float">
            <text:p>34.62</text:p>
          </table:table-cell>
        </table:table-row>
        <table:table-row table:style-name="ro2">
          <table:table-cell office:value-type="float" office:value="846414" calcext:value-type="float">
            <text:p>846414</text:p>
          </table:table-cell>
          <table:table-cell office:value-type="float" office:value="878320" calcext:value-type="float">
            <text:p>878320</text:p>
          </table:table-cell>
          <table:table-cell office:value-type="float" office:value="31907" calcext:value-type="float">
            <text:p>31907</text:p>
          </table:table-cell>
          <table:table-cell office:value-type="float" office:value="41.62" calcext:value-type="float">
            <text:p>41.62</text:p>
          </table:table-cell>
        </table:table-row>
        <table:table-row table:style-name="ro2">
          <table:table-cell office:value-type="float" office:value="878321" calcext:value-type="float">
            <text:p>878321</text:p>
          </table:table-cell>
          <table:table-cell office:value-type="float" office:value="887211" calcext:value-type="float">
            <text:p>887211</text:p>
          </table:table-cell>
          <table:table-cell office:value-type="float" office:value="8891" calcext:value-type="float">
            <text:p>8891</text:p>
          </table:table-cell>
          <table:table-cell office:value-type="float" office:value="54.19" calcext:value-type="float">
            <text:p>54.19</text:p>
          </table:table-cell>
        </table:table-row>
        <table:table-row table:style-name="ro2">
          <table:table-cell office:value-type="float" office:value="887212" calcext:value-type="float">
            <text:p>887212</text:p>
          </table:table-cell>
          <table:table-cell office:value-type="float" office:value="928477" calcext:value-type="float">
            <text:p>928477</text:p>
          </table:table-cell>
          <table:table-cell office:value-type="float" office:value="41266" calcext:value-type="float">
            <text:p>41266</text:p>
          </table:table-cell>
          <table:table-cell office:value-type="float" office:value="37.94" calcext:value-type="float">
            <text:p>37.94</text:p>
          </table:table-cell>
        </table:table-row>
        <table:table-row table:style-name="ro2">
          <table:table-cell office:value-type="float" office:value="928478" calcext:value-type="float">
            <text:p>928478</text:p>
          </table:table-cell>
          <table:table-cell office:value-type="float" office:value="940935" calcext:value-type="float">
            <text:p>940935</text:p>
          </table:table-cell>
          <table:table-cell office:value-type="float" office:value="12458" calcext:value-type="float">
            <text:p>12458</text:p>
          </table:table-cell>
          <table:table-cell office:value-type="float" office:value="52.42" calcext:value-type="float">
            <text:p>52.42</text:p>
          </table:table-cell>
        </table:table-row>
        <table:table-row table:style-name="ro2">
          <table:table-cell office:value-type="float" office:value="940936" calcext:value-type="float">
            <text:p>940936</text:p>
          </table:table-cell>
          <table:table-cell office:value-type="float" office:value="1051197" calcext:value-type="float">
            <text:p>1051197</text:p>
          </table:table-cell>
          <table:table-cell office:value-type="float" office:value="110262" calcext:value-type="float">
            <text:p>110262</text:p>
          </table:table-cell>
          <table:table-cell office:value-type="float" office:value="33.58" calcext:value-type="float">
            <text:p>33.58</text:p>
          </table:table-cell>
        </table:table-row>
        <table:table-row table:style-name="ro2">
          <table:table-cell office:value-type="float" office:value="1051198" calcext:value-type="float">
            <text:p>1051198</text:p>
          </table:table-cell>
          <table:table-cell office:value-type="float" office:value="1253090" calcext:value-type="float">
            <text:p>1253090</text:p>
          </table:table-cell>
          <table:table-cell office:value-type="float" office:value="201893" calcext:value-type="float">
            <text:p>201893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2">
          <table:table-cell office:value-type="float" office:value="1253091" calcext:value-type="float">
            <text:p>1253091</text:p>
          </table:table-cell>
          <table:table-cell office:value-type="float" office:value="1603764" calcext:value-type="float">
            <text:p>1603764</text:p>
          </table:table-cell>
          <table:table-cell office:value-type="float" office:value="350674" calcext:value-type="float">
            <text:p>350674</text:p>
          </table:table-cell>
          <table:table-cell office:value-type="float" office:value="33.97" calcext:value-type="float">
            <text:p>33.97</text:p>
          </table:table-cell>
        </table:table-row>
        <table:table-row table:style-name="ro2">
          <table:table-cell office:value-type="float" office:value="1603765" calcext:value-type="float">
            <text:p>1603765</text:p>
          </table:table-cell>
          <table:table-cell office:value-type="float" office:value="1623349" calcext:value-type="float">
            <text:p>1623349</text:p>
          </table:table-cell>
          <table:table-cell office:value-type="float" office:value="19585" calcext:value-type="float">
            <text:p>19585</text:p>
          </table:table-cell>
          <table:table-cell office:value-type="float" office:value="48.09" calcext:value-type="float">
            <text:p>48.09</text:p>
          </table:table-cell>
        </table:table-row>
        <table:table-row table:style-name="ro2">
          <table:table-cell office:value-type="float" office:value="1623350" calcext:value-type="float">
            <text:p>1623350</text:p>
          </table:table-cell>
          <table:table-cell office:value-type="float" office:value="1739658" calcext:value-type="float">
            <text:p>1739658</text:p>
          </table:table-cell>
          <table:table-cell office:value-type="float" office:value="116309" calcext:value-type="float">
            <text:p>116309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2">
          <table:table-cell office:value-type="float" office:value="1739659" calcext:value-type="float">
            <text:p>1739659</text:p>
          </table:table-cell>
          <table:table-cell office:value-type="float" office:value="1761981" calcext:value-type="float">
            <text:p>1761981</text:p>
          </table:table-cell>
          <table:table-cell office:value-type="float" office:value="22323" calcext:value-type="float">
            <text:p>22323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2">
          <table:table-cell office:value-type="float" office:value="1761982" calcext:value-type="float">
            <text:p>1761982</text:p>
          </table:table-cell>
          <table:table-cell office:value-type="float" office:value="1778555" calcext:value-type="float">
            <text:p>1778555</text:p>
          </table:table-cell>
          <table:table-cell office:value-type="float" office:value="16574" calcext:value-type="float">
            <text:p>16574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office:value-type="float" office:value="1778556" calcext:value-type="float">
            <text:p>1778556</text:p>
          </table:table-cell>
          <table:table-cell office:value-type="float" office:value="2454911" calcext:value-type="float">
            <text:p>2454911</text:p>
          </table:table-cell>
          <table:table-cell office:value-type="float" office:value="676356" calcext:value-type="float">
            <text:p>676356</text:p>
          </table:table-cell>
          <table:table-cell office:value-type="float" office:value="35.58" calcext:value-type="float">
            <text:p>35.58</text:p>
          </table:table-cell>
        </table:table-row>
        <table:table-row table:style-name="ro2">
          <table:table-cell office:value-type="float" office:value="2454912" calcext:value-type="float">
            <text:p>2454912</text:p>
          </table:table-cell>
          <table:table-cell office:value-type="float" office:value="2550659" calcext:value-type="float">
            <text:p>2550659</text:p>
          </table:table-cell>
          <table:table-cell office:value-type="float" office:value="95748" calcext:value-type="float">
            <text:p>95748</text:p>
          </table:table-cell>
          <table:table-cell office:value-type="float" office:value="32.79" calcext:value-type="float">
            <text:p>32.79</text:p>
          </table:table-cell>
        </table:table-row>
        <table:table-row table:style-name="ro2">
          <table:table-cell office:value-type="float" office:value="2550660" calcext:value-type="float">
            <text:p>2550660</text:p>
          </table:table-cell>
          <table:table-cell office:value-type="float" office:value="2570626" calcext:value-type="float">
            <text:p>2570626</text:p>
          </table:table-cell>
          <table:table-cell office:value-type="float" office:value="19967" calcext:value-type="float">
            <text:p>19967</text:p>
          </table:table-cell>
          <table:table-cell office:value-type="float" office:value="46.03" calcext:value-type="float">
            <text:p>46.03</text:p>
          </table:table-cell>
        </table:table-row>
        <table:table-row table:style-name="ro2">
          <table:table-cell office:value-type="float" office:value="2570627" calcext:value-type="float">
            <text:p>2570627</text:p>
          </table:table-cell>
          <table:table-cell office:value-type="float" office:value="2596766" calcext:value-type="float">
            <text:p>2596766</text:p>
          </table:table-cell>
          <table:table-cell office:value-type="float" office:value="26140" calcext:value-type="float">
            <text:p>26140</text:p>
          </table:table-cell>
          <table:table-cell office:value-type="float" office:value="31.69" calcext:value-type="float">
            <text:p>31.69</text:p>
          </table:table-cell>
        </table:table-row>
        <table:table-row table:style-name="ro2">
          <table:table-cell office:value-type="float" office:value="2596767" calcext:value-type="float">
            <text:p>2596767</text:p>
          </table:table-cell>
          <table:table-cell office:value-type="float" office:value="2638925" calcext:value-type="float">
            <text:p>2638925</text:p>
          </table:table-cell>
          <table:table-cell office:value-type="float" office:value="42159" calcext:value-type="float">
            <text:p>42159</text:p>
          </table:table-cell>
          <table:table-cell office:value-type="float" office:value="37.84" calcext:value-type="float">
            <text:p>37.84</text:p>
          </table:table-cell>
        </table:table-row>
        <table:table-row table:style-name="ro2">
          <table:table-cell office:value-type="float" office:value="2638926" calcext:value-type="float">
            <text:p>2638926</text:p>
          </table:table-cell>
          <table:table-cell office:value-type="float" office:value="2656509" calcext:value-type="float">
            <text:p>2656509</text:p>
          </table:table-cell>
          <table:table-cell office:value-type="float" office:value="17584" calcext:value-type="float">
            <text:p>17584</text:p>
          </table:table-cell>
          <table:table-cell office:value-type="float" office:value="51.81" calcext:value-type="float">
            <text:p>51.81</text:p>
          </table:table-cell>
        </table:table-row>
        <table:table-row table:style-name="ro2">
          <table:table-cell office:value-type="float" office:value="2656510" calcext:value-type="float">
            <text:p>2656510</text:p>
          </table:table-cell>
          <table:table-cell office:value-type="float" office:value="2765776" calcext:value-type="float">
            <text:p>2765776</text:p>
          </table:table-cell>
          <table:table-cell office:value-type="float" office:value="109267" calcext:value-type="float">
            <text:p>109267</text:p>
          </table:table-cell>
          <table:table-cell office:value-type="float" office:value="36.7" calcext:value-type="float">
            <text:p>36.7</text:p>
          </table:table-cell>
        </table:table-row>
        <table:table-row table:style-name="ro2">
          <table:table-cell office:value-type="float" office:value="2765777" calcext:value-type="float">
            <text:p>2765777</text:p>
          </table:table-cell>
          <table:table-cell office:value-type="float" office:value="4441026" calcext:value-type="float">
            <text:p>4441026</text:p>
          </table:table-cell>
          <table:table-cell office:value-type="float" office:value="1675250" calcext:value-type="float">
            <text:p>1675250</text:p>
          </table:table-cell>
          <table:table-cell office:value-type="float" office:value="35.09" calcext:value-type="float">
            <text:p>35.09</text:p>
          </table:table-cell>
        </table:table-row>
        <table:table-row table:style-name="ro2">
          <table:table-cell office:value-type="float" office:value="4441027" calcext:value-type="float">
            <text:p>4441027</text:p>
          </table:table-cell>
          <table:table-cell office:value-type="float" office:value="4459836" calcext:value-type="float">
            <text:p>4459836</text:p>
          </table:table-cell>
          <table:table-cell office:value-type="float" office:value="18810" calcext:value-type="float">
            <text:p>18810</text:p>
          </table:table-cell>
          <table:table-cell office:value-type="float" office:value="47.96" calcext:value-type="float">
            <text:p>47.96</text:p>
          </table:table-cell>
        </table:table-row>
        <table:table-row table:style-name="ro2">
          <table:table-cell office:value-type="float" office:value="4459837" calcext:value-type="float">
            <text:p>4459837</text:p>
          </table:table-cell>
          <table:table-cell office:value-type="float" office:value="4503133" calcext:value-type="float">
            <text:p>4503133</text:p>
          </table:table-cell>
          <table:table-cell office:value-type="float" office:value="43297" calcext:value-type="float">
            <text:p>43297</text:p>
          </table:table-cell>
          <table:table-cell office:value-type="float" office:value="37.98" calcext:value-type="float">
            <text:p>37.98</text:p>
          </table:table-cell>
        </table:table-row>
        <table:table-row table:style-name="ro2">
          <table:table-cell office:value-type="float" office:value="4503134" calcext:value-type="float">
            <text:p>4503134</text:p>
          </table:table-cell>
          <table:table-cell office:value-type="float" office:value="5251801" calcext:value-type="float">
            <text:p>5251801</text:p>
          </table:table-cell>
          <table:table-cell office:value-type="float" office:value="748668" calcext:value-type="float">
            <text:p>748668</text:p>
          </table:table-cell>
          <table:table-cell office:value-type="float" office:value="33.51" calcext:value-type="float">
            <text:p>33.51</text:p>
          </table:table-cell>
        </table:table-row>
        <table:table-row table:style-name="ro2">
          <table:table-cell office:value-type="float" office:value="5251802" calcext:value-type="float">
            <text:p>5251802</text:p>
          </table:table-cell>
          <table:table-cell office:value-type="float" office:value="5285341" calcext:value-type="float">
            <text:p>5285341</text:p>
          </table:table-cell>
          <table:table-cell office:value-type="float" office:value="33540" calcext:value-type="float">
            <text:p>33540</text:p>
          </table:table-cell>
          <table:table-cell office:value-type="float" office:value="35.22" calcext:value-type="float">
            <text:p>35.22</text:p>
          </table:table-cell>
        </table:table-row>
        <table:table-row table:style-name="ro2">
          <table:table-cell office:value-type="float" office:value="5285342" calcext:value-type="float">
            <text:p>5285342</text:p>
          </table:table-cell>
          <table:table-cell office:value-type="float" office:value="5309790" calcext:value-type="float">
            <text:p>5309790</text:p>
          </table:table-cell>
          <table:table-cell office:value-type="float" office:value="24449" calcext:value-type="float">
            <text:p>24449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2">
          <table:table-cell office:value-type="float" office:value="5309791" calcext:value-type="float">
            <text:p>5309791</text:p>
          </table:table-cell>
          <table:table-cell office:value-type="float" office:value="5478157" calcext:value-type="float">
            <text:p>5478157</text:p>
          </table:table-cell>
          <table:table-cell office:value-type="float" office:value="168367" calcext:value-type="float">
            <text:p>168367</text:p>
          </table:table-cell>
          <table:table-cell office:value-type="float" office:value="36.16" calcext:value-type="float">
            <text:p>36.16</text:p>
          </table:table-cell>
        </table:table-row>
        <table:table-row table:style-name="ro2">
          <table:table-cell office:value-type="float" office:value="5478158" calcext:value-type="float">
            <text:p>5478158</text:p>
          </table:table-cell>
          <table:table-cell office:value-type="float" office:value="6532138" calcext:value-type="float">
            <text:p>6532138</text:p>
          </table:table-cell>
          <table:table-cell office:value-type="float" office:value="1053981" calcext:value-type="float">
            <text:p>1053981</text:p>
          </table:table-cell>
          <table:table-cell office:value-type="float" office:value="34.24" calcext:value-type="float">
            <text:p>34.24</text:p>
          </table:table-cell>
        </table:table-row>
        <table:table-row table:style-name="ro2">
          <table:table-cell office:value-type="float" office:value="6532139" calcext:value-type="float">
            <text:p>6532139</text:p>
          </table:table-cell>
          <table:table-cell office:value-type="float" office:value="6562404" calcext:value-type="float">
            <text:p>6562404</text:p>
          </table:table-cell>
          <table:table-cell office:value-type="float" office:value="30266" calcext:value-type="float">
            <text:p>30266</text:p>
          </table:table-cell>
          <table:table-cell office:value-type="float" office:value="41.69" calcext:value-type="float">
            <text:p>41.69</text:p>
          </table:table-cell>
        </table:table-row>
        <table:table-row table:style-name="ro2">
          <table:table-cell office:value-type="float" office:value="6562405" calcext:value-type="float">
            <text:p>6562405</text:p>
          </table:table-cell>
          <table:table-cell office:value-type="float" office:value="6604801" calcext:value-type="float">
            <text:p>6604801</text:p>
          </table:table-cell>
          <table:table-cell office:value-type="float" office:value="42397" calcext:value-type="float">
            <text:p>42397</text:p>
          </table:table-cell>
          <table:table-cell office:value-type="float" office:value="36.17" calcext:value-type="float">
            <text:p>36.17</text:p>
          </table:table-cell>
        </table:table-row>
        <table:table-row table:style-name="ro2">
          <table:table-cell office:value-type="float" office:value="6604802" calcext:value-type="float">
            <text:p>6604802</text:p>
          </table:table-cell>
          <table:table-cell office:value-type="float" office:value="6642203" calcext:value-type="float">
            <text:p>6642203</text:p>
          </table:table-cell>
          <table:table-cell office:value-type="float" office:value="37402" calcext:value-type="float">
            <text:p>37402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2">
          <table:table-cell office:value-type="float" office:value="6642204" calcext:value-type="float">
            <text:p>6642204</text:p>
          </table:table-cell>
          <table:table-cell office:value-type="float" office:value="6703366" calcext:value-type="float">
            <text:p>6703366</text:p>
          </table:table-cell>
          <table:table-cell office:value-type="float" office:value="61163" calcext:value-type="float">
            <text:p>61163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2">
          <table:table-cell office:value-type="float" office:value="6703367" calcext:value-type="float">
            <text:p>6703367</text:p>
          </table:table-cell>
          <table:table-cell office:value-type="float" office:value="6716109" calcext:value-type="float">
            <text:p>6716109</text:p>
          </table:table-cell>
          <table:table-cell office:value-type="float" office:value="12743" calcext:value-type="float">
            <text:p>12743</text:p>
          </table:table-cell>
          <table:table-cell office:value-type="float" office:value="48.2" calcext:value-type="float">
            <text:p>48.2</text:p>
          </table:table-cell>
        </table:table-row>
        <table:table-row table:style-name="ro2">
          <table:table-cell office:value-type="float" office:value="6716110" calcext:value-type="float">
            <text:p>6716110</text:p>
          </table:table-cell>
          <table:table-cell office:value-type="float" office:value="6729041" calcext:value-type="float">
            <text:p>6729041</text:p>
          </table:table-cell>
          <table:table-cell office:value-type="float" office:value="12932" calcext:value-type="float">
            <text:p>12932</text:p>
          </table:table-cell>
          <table:table-cell office:value-type="float" office:value="32.27" calcext:value-type="float">
            <text:p>32.27</text:p>
          </table:table-cell>
        </table:table-row>
        <table:table-row table:style-name="ro2">
          <table:table-cell office:value-type="float" office:value="6729042" calcext:value-type="float">
            <text:p>6729042</text:p>
          </table:table-cell>
          <table:table-cell office:value-type="float" office:value="6732481" calcext:value-type="float">
            <text:p>6732481</text:p>
          </table:table-cell>
          <table:table-cell office:value-type="float" office:value="3440" calcext:value-type="float">
            <text:p>3440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2">
          <table:table-cell office:value-type="float" office:value="6732482" calcext:value-type="float">
            <text:p>6732482</text:p>
          </table:table-cell>
          <table:table-cell office:value-type="float" office:value="6832292" calcext:value-type="float">
            <text:p>6832292</text:p>
          </table:table-cell>
          <table:table-cell office:value-type="float" office:value="99811" calcext:value-type="float">
            <text:p>99811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2">
          <table:table-cell office:value-type="float" office:value="6832293" calcext:value-type="float">
            <text:p>6832293</text:p>
          </table:table-cell>
          <table:table-cell office:value-type="float" office:value="6841227" calcext:value-type="float">
            <text:p>6841227</text:p>
          </table:table-cell>
          <table:table-cell office:value-type="float" office:value="8935" calcext:value-type="float">
            <text:p>8935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2">
          <table:table-cell office:value-type="float" office:value="6841228" calcext:value-type="float">
            <text:p>6841228</text:p>
          </table:table-cell>
          <table:table-cell office:value-type="float" office:value="6845020" calcext:value-type="float">
            <text:p>6845020</text:p>
          </table:table-cell>
          <table:table-cell office:value-type="float" office:value="3793" calcext:value-type="float">
            <text:p>3793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2">
          <table:table-cell office:value-type="float" office:value="6845021" calcext:value-type="float">
            <text:p>6845021</text:p>
          </table:table-cell>
          <table:table-cell office:value-type="float" office:value="6889007" calcext:value-type="float">
            <text:p>6889007</text:p>
          </table:table-cell>
          <table:table-cell office:value-type="float" office:value="43987" calcext:value-type="float">
            <text:p>43987</text:p>
          </table:table-cell>
          <table:table-cell office:value-type="float" office:value="31.99" calcext:value-type="float">
            <text:p>31.99</text:p>
          </table:table-cell>
        </table:table-row>
        <table:table-row table:style-name="ro2">
          <table:table-cell office:value-type="float" office:value="6889008" calcext:value-type="float">
            <text:p>6889008</text:p>
          </table:table-cell>
          <table:table-cell office:value-type="float" office:value="7367963" calcext:value-type="float">
            <text:p>7367963</text:p>
          </table:table-cell>
          <table:table-cell office:value-type="float" office:value="478956" calcext:value-type="float">
            <text:p>478956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2">
          <table:table-cell office:value-type="float" office:value="7367964" calcext:value-type="float">
            <text:p>7367964</text:p>
          </table:table-cell>
          <table:table-cell office:value-type="float" office:value="7385362" calcext:value-type="float">
            <text:p>7385362</text:p>
          </table:table-cell>
          <table:table-cell office:value-type="float" office:value="17399" calcext:value-type="float">
            <text:p>17399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7385363" calcext:value-type="float">
            <text:p>7385363</text:p>
          </table:table-cell>
          <table:table-cell office:value-type="float" office:value="7395268" calcext:value-type="float">
            <text:p>7395268</text:p>
          </table:table-cell>
          <table:table-cell office:value-type="float" office:value="9906" calcext:value-type="float">
            <text:p>9906</text:p>
          </table:table-cell>
          <table:table-cell office:value-type="float" office:value="32.42" calcext:value-type="float">
            <text:p>32.42</text:p>
          </table:table-cell>
        </table:table-row>
        <table:table-row table:style-name="ro2">
          <table:table-cell office:value-type="float" office:value="7395269" calcext:value-type="float">
            <text:p>7395269</text:p>
          </table:table-cell>
          <table:table-cell office:value-type="float" office:value="7408949" calcext:value-type="float">
            <text:p>7408949</text:p>
          </table:table-cell>
          <table:table-cell office:value-type="float" office:value="13681" calcext:value-type="float">
            <text:p>13681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2">
          <table:table-cell office:value-type="float" office:value="7408950" calcext:value-type="float">
            <text:p>7408950</text:p>
          </table:table-cell>
          <table:table-cell office:value-type="float" office:value="7528830" calcext:value-type="float">
            <text:p>7528830</text:p>
          </table:table-cell>
          <table:table-cell office:value-type="float" office:value="119881" calcext:value-type="float">
            <text:p>119881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2">
          <table:table-cell office:value-type="float" office:value="7528831" calcext:value-type="float">
            <text:p>7528831</text:p>
          </table:table-cell>
          <table:table-cell office:value-type="float" office:value="7781713" calcext:value-type="float">
            <text:p>7781713</text:p>
          </table:table-cell>
          <table:table-cell office:value-type="float" office:value="252883" calcext:value-type="float">
            <text:p>252883</text:p>
          </table:table-cell>
          <table:table-cell office:value-type="float" office:value="33.81" calcext:value-type="float">
            <text:p>33.81</text:p>
          </table:table-cell>
        </table:table-row>
        <table:table-row table:style-name="ro2">
          <table:table-cell office:value-type="float" office:value="7781714" calcext:value-type="float">
            <text:p>7781714</text:p>
          </table:table-cell>
          <table:table-cell office:value-type="float" office:value="12041532" calcext:value-type="float">
            <text:p>12041532</text:p>
          </table:table-cell>
          <table:table-cell office:value-type="float" office:value="4259819" calcext:value-type="float">
            <text:p>4259819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2">
          <table:table-cell office:value-type="float" office:value="12041533" calcext:value-type="float">
            <text:p>12041533</text:p>
          </table:table-cell>
          <table:table-cell office:value-type="float" office:value="12051199" calcext:value-type="float">
            <text:p>12051199</text:p>
          </table:table-cell>
          <table:table-cell office:value-type="float" office:value="9667" calcext:value-type="float">
            <text:p>9667</text:p>
          </table:table-cell>
          <table:table-cell office:value-type="float" office:value="49.52" calcext:value-type="float">
            <text:p>49.52</text:p>
          </table:table-cell>
        </table:table-row>
        <table:table-row table:style-name="ro2">
          <table:table-cell office:value-type="float" office:value="12051200" calcext:value-type="float">
            <text:p>12051200</text:p>
          </table:table-cell>
          <table:table-cell office:value-type="float" office:value="12240101" calcext:value-type="float">
            <text:p>12240101</text:p>
          </table:table-cell>
          <table:table-cell office:value-type="float" office:value="188902" calcext:value-type="float">
            <text:p>188902</text:p>
          </table:table-cell>
          <table:table-cell office:value-type="float" office:value="37.3" calcext:value-type="float">
            <text:p>37.3</text:p>
          </table:table-cell>
        </table:table-row>
      </table:table>
      <table:table table:name="chr18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1476" calcext:value-type="float">
            <text:p>11476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office:value-type="float" office:value="11477" calcext:value-type="float">
            <text:p>11477</text:p>
          </table:table-cell>
          <table:table-cell office:value-type="float" office:value="51882" calcext:value-type="float">
            <text:p>51882</text:p>
          </table:table-cell>
          <table:table-cell office:value-type="float" office:value="40406" calcext:value-type="float">
            <text:p>40406</text:p>
          </table:table-cell>
          <table:table-cell office:value-type="float" office:value="31.13" calcext:value-type="float">
            <text:p>31.13</text:p>
          </table:table-cell>
        </table:table-row>
        <table:table-row table:style-name="ro2">
          <table:table-cell office:value-type="float" office:value="51883" calcext:value-type="float">
            <text:p>51883</text:p>
          </table:table-cell>
          <table:table-cell office:value-type="float" office:value="307133" calcext:value-type="float">
            <text:p>307133</text:p>
          </table:table-cell>
          <table:table-cell office:value-type="float" office:value="255251" calcext:value-type="float">
            <text:p>255251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float" office:value="307134" calcext:value-type="float">
            <text:p>307134</text:p>
          </table:table-cell>
          <table:table-cell office:value-type="float" office:value="810318" calcext:value-type="float">
            <text:p>810318</text:p>
          </table:table-cell>
          <table:table-cell office:value-type="float" office:value="503185" calcext:value-type="float">
            <text:p>503185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office:value-type="float" office:value="810319" calcext:value-type="float">
            <text:p>810319</text:p>
          </table:table-cell>
          <table:table-cell office:value-type="float" office:value="938498" calcext:value-type="float">
            <text:p>938498</text:p>
          </table:table-cell>
          <table:table-cell office:value-type="float" office:value="128180" calcext:value-type="float">
            <text:p>128180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2">
          <table:table-cell office:value-type="float" office:value="938499" calcext:value-type="float">
            <text:p>938499</text:p>
          </table:table-cell>
          <table:table-cell office:value-type="float" office:value="11810970" calcext:value-type="float">
            <text:p>11810970</text:p>
          </table:table-cell>
          <table:table-cell office:value-type="float" office:value="10872472" calcext:value-type="float">
            <text:p>10872472</text:p>
          </table:table-cell>
          <table:table-cell office:value-type="float" office:value="35.22" calcext:value-type="float">
            <text:p>35.22</text:p>
          </table:table-cell>
        </table:table-row>
        <table:table-row table:style-name="ro2">
          <table:table-cell office:value-type="float" office:value="11810971" calcext:value-type="float">
            <text:p>11810971</text:p>
          </table:table-cell>
          <table:table-cell office:value-type="float" office:value="11859068" calcext:value-type="float">
            <text:p>11859068</text:p>
          </table:table-cell>
          <table:table-cell office:value-type="float" office:value="48098" calcext:value-type="float">
            <text:p>48098</text:p>
          </table:table-cell>
          <table:table-cell office:value-type="float" office:value="44.18" calcext:value-type="float">
            <text:p>44.18</text:p>
          </table:table-cell>
        </table:table-row>
        <table:table-row table:style-name="ro2">
          <table:table-cell office:value-type="float" office:value="11859069" calcext:value-type="float">
            <text:p>11859069</text:p>
          </table:table-cell>
          <table:table-cell office:value-type="float" office:value="11866677" calcext:value-type="float">
            <text:p>11866677</text:p>
          </table:table-cell>
          <table:table-cell office:value-type="float" office:value="7609" calcext:value-type="float">
            <text:p>7609</text:p>
          </table:table-cell>
          <table:table-cell office:value-type="float" office:value="32.33" calcext:value-type="float">
            <text:p>32.33</text:p>
          </table:table-cell>
        </table:table-row>
      </table:table>
      <table:table table:name="chr19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17335" calcext:value-type="float">
            <text:p>117335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2">
          <table:table-cell office:value-type="float" office:value="117336" calcext:value-type="float">
            <text:p>117336</text:p>
          </table:table-cell>
          <table:table-cell office:value-type="float" office:value="259529" calcext:value-type="float">
            <text:p>259529</text:p>
          </table:table-cell>
          <table:table-cell office:value-type="float" office:value="142194" calcext:value-type="float">
            <text:p>142194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2">
          <table:table-cell office:value-type="float" office:value="259530" calcext:value-type="float">
            <text:p>259530</text:p>
          </table:table-cell>
          <table:table-cell office:value-type="float" office:value="2890370" calcext:value-type="float">
            <text:p>2890370</text:p>
          </table:table-cell>
          <table:table-cell office:value-type="float" office:value="2630841" calcext:value-type="float">
            <text:p>2630841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2">
          <table:table-cell office:value-type="float" office:value="2890371" calcext:value-type="float">
            <text:p>2890371</text:p>
          </table:table-cell>
          <table:table-cell office:value-type="float" office:value="2908473" calcext:value-type="float">
            <text:p>2908473</text:p>
          </table:table-cell>
          <table:table-cell office:value-type="float" office:value="18103" calcext:value-type="float">
            <text:p>18103</text:p>
          </table:table-cell>
          <table:table-cell office:value-type="float" office:value="53.12" calcext:value-type="float">
            <text:p>53.12</text:p>
          </table:table-cell>
        </table:table-row>
        <table:table-row table:style-name="ro2">
          <table:table-cell office:value-type="float" office:value="2908474" calcext:value-type="float">
            <text:p>2908474</text:p>
          </table:table-cell>
          <table:table-cell office:value-type="float" office:value="2931387" calcext:value-type="float">
            <text:p>2931387</text:p>
          </table:table-cell>
          <table:table-cell office:value-type="float" office:value="22914" calcext:value-type="float">
            <text:p>22914</text:p>
          </table:table-cell>
          <table:table-cell office:value-type="float" office:value="36.31" calcext:value-type="float">
            <text:p>36.31</text:p>
          </table:table-cell>
        </table:table-row>
        <table:table-row table:style-name="ro2">
          <table:table-cell office:value-type="float" office:value="2931388" calcext:value-type="float">
            <text:p>2931388</text:p>
          </table:table-cell>
          <table:table-cell office:value-type="float" office:value="3018673" calcext:value-type="float">
            <text:p>3018673</text:p>
          </table:table-cell>
          <table:table-cell office:value-type="float" office:value="87286" calcext:value-type="float">
            <text:p>87286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2">
          <table:table-cell office:value-type="float" office:value="3018674" calcext:value-type="float">
            <text:p>3018674</text:p>
          </table:table-cell>
          <table:table-cell office:value-type="float" office:value="3036117" calcext:value-type="float">
            <text:p>3036117</text:p>
          </table:table-cell>
          <table:table-cell office:value-type="float" office:value="17444" calcext:value-type="float">
            <text:p>17444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2">
          <table:table-cell office:value-type="float" office:value="3036118" calcext:value-type="float">
            <text:p>3036118</text:p>
          </table:table-cell>
          <table:table-cell office:value-type="float" office:value="3094173" calcext:value-type="float">
            <text:p>3094173</text:p>
          </table:table-cell>
          <table:table-cell office:value-type="float" office:value="58056" calcext:value-type="float">
            <text:p>58056</text:p>
          </table:table-cell>
          <table:table-cell office:value-type="float" office:value="37.77" calcext:value-type="float">
            <text:p>37.77</text:p>
          </table:table-cell>
        </table:table-row>
        <table:table-row table:style-name="ro2">
          <table:table-cell office:value-type="float" office:value="3094174" calcext:value-type="float">
            <text:p>3094174</text:p>
          </table:table-cell>
          <table:table-cell office:value-type="float" office:value="3101015" calcext:value-type="float">
            <text:p>3101015</text:p>
          </table:table-cell>
          <table:table-cell office:value-type="float" office:value="6842" calcext:value-type="float">
            <text:p>6842</text:p>
          </table:table-cell>
          <table:table-cell office:value-type="float" office:value="50.64" calcext:value-type="float">
            <text:p>50.64</text:p>
          </table:table-cell>
        </table:table-row>
        <table:table-row table:style-name="ro2">
          <table:table-cell office:value-type="float" office:value="3101016" calcext:value-type="float">
            <text:p>3101016</text:p>
          </table:table-cell>
          <table:table-cell office:value-type="float" office:value="6356389" calcext:value-type="float">
            <text:p>6356389</text:p>
          </table:table-cell>
          <table:table-cell office:value-type="float" office:value="3255374" calcext:value-type="float">
            <text:p>3255374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2">
          <table:table-cell office:value-type="float" office:value="6356390" calcext:value-type="float">
            <text:p>6356390</text:p>
          </table:table-cell>
          <table:table-cell office:value-type="float" office:value="6370488" calcext:value-type="float">
            <text:p>6370488</text:p>
          </table:table-cell>
          <table:table-cell office:value-type="float" office:value="14099" calcext:value-type="float">
            <text:p>14099</text:p>
          </table:table-cell>
          <table:table-cell office:value-type="float" office:value="44.57" calcext:value-type="float">
            <text:p>44.57</text:p>
          </table:table-cell>
        </table:table-row>
        <table:table-row table:style-name="ro2">
          <table:table-cell office:value-type="float" office:value="6370489" calcext:value-type="float">
            <text:p>6370489</text:p>
          </table:table-cell>
          <table:table-cell office:value-type="float" office:value="6387889" calcext:value-type="float">
            <text:p>6387889</text:p>
          </table:table-cell>
          <table:table-cell office:value-type="float" office:value="17401" calcext:value-type="float">
            <text:p>17401</text:p>
          </table:table-cell>
          <table:table-cell office:value-type="float" office:value="34.26" calcext:value-type="float">
            <text:p>34.26</text:p>
          </table:table-cell>
        </table:table-row>
        <table:table-row table:style-name="ro2">
          <table:table-cell office:value-type="float" office:value="6387890" calcext:value-type="float">
            <text:p>6387890</text:p>
          </table:table-cell>
          <table:table-cell office:value-type="float" office:value="6409244" calcext:value-type="float">
            <text:p>6409244</text:p>
          </table:table-cell>
          <table:table-cell office:value-type="float" office:value="21355" calcext:value-type="float">
            <text:p>21355</text:p>
          </table:table-cell>
          <table:table-cell office:value-type="float" office:value="50.04" calcext:value-type="float">
            <text:p>50.04</text:p>
          </table:table-cell>
        </table:table-row>
        <table:table-row table:style-name="ro2">
          <table:table-cell office:value-type="float" office:value="6409245" calcext:value-type="float">
            <text:p>6409245</text:p>
          </table:table-cell>
          <table:table-cell office:value-type="float" office:value="10150781" calcext:value-type="float">
            <text:p>10150781</text:p>
          </table:table-cell>
          <table:table-cell office:value-type="float" office:value="3741537" calcext:value-type="float">
            <text:p>3741537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2">
          <table:table-cell office:value-type="float" office:value="10150782" calcext:value-type="float">
            <text:p>10150782</text:p>
          </table:table-cell>
          <table:table-cell office:value-type="float" office:value="10172442" calcext:value-type="float">
            <text:p>10172442</text:p>
          </table:table-cell>
          <table:table-cell office:value-type="float" office:value="21661" calcext:value-type="float">
            <text:p>21661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2">
          <table:table-cell office:value-type="float" office:value="10172443" calcext:value-type="float">
            <text:p>10172443</text:p>
          </table:table-cell>
          <table:table-cell office:value-type="float" office:value="10187674" calcext:value-type="float">
            <text:p>10187674</text:p>
          </table:table-cell>
          <table:table-cell office:value-type="float" office:value="15232" calcext:value-type="float">
            <text:p>15232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2">
          <table:table-cell office:value-type="float" office:value="10187675" calcext:value-type="float">
            <text:p>10187675</text:p>
          </table:table-cell>
          <table:table-cell office:value-type="float" office:value="10213769" calcext:value-type="float">
            <text:p>10213769</text:p>
          </table:table-cell>
          <table:table-cell office:value-type="float" office:value="26095" calcext:value-type="float">
            <text:p>26095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2">
          <table:table-cell office:value-type="float" office:value="10213770" calcext:value-type="float">
            <text:p>10213770</text:p>
          </table:table-cell>
          <table:table-cell office:value-type="float" office:value="10236812" calcext:value-type="float">
            <text:p>10236812</text:p>
          </table:table-cell>
          <table:table-cell office:value-type="float" office:value="23043" calcext:value-type="float">
            <text:p>23043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2">
          <table:table-cell office:value-type="float" office:value="10236813" calcext:value-type="float">
            <text:p>10236813</text:p>
          </table:table-cell>
          <table:table-cell office:value-type="float" office:value="10245628" calcext:value-type="float">
            <text:p>10245628</text:p>
          </table:table-cell>
          <table:table-cell office:value-type="float" office:value="8816" calcext:value-type="float">
            <text:p>8816</text:p>
          </table:table-cell>
          <table:table-cell office:value-type="float" office:value="54.37" calcext:value-type="float">
            <text:p>54.37</text:p>
          </table:table-cell>
        </table:table-row>
        <table:table-row table:style-name="ro2">
          <table:table-cell office:value-type="float" office:value="10245629" calcext:value-type="float">
            <text:p>10245629</text:p>
          </table:table-cell>
          <table:table-cell office:value-type="float" office:value="10251199" calcext:value-type="float">
            <text:p>10251199</text:p>
          </table:table-cell>
          <table:table-cell office:value-type="float" office:value="5571" calcext:value-type="float">
            <text:p>5571</text:p>
          </table:table-cell>
          <table:table-cell office:value-type="float" office:value="40.24" calcext:value-type="float">
            <text:p>40.24</text:p>
          </table:table-cell>
        </table:table-row>
        <table:table-row table:style-name="ro2">
          <table:table-cell office:value-type="float" office:value="10251200" calcext:value-type="float">
            <text:p>10251200</text:p>
          </table:table-cell>
          <table:table-cell office:value-type="float" office:value="10258796" calcext:value-type="float">
            <text:p>10258796</text:p>
          </table:table-cell>
          <table:table-cell office:value-type="float" office:value="7597" calcext:value-type="float">
            <text:p>7597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2">
          <table:table-cell office:value-type="float" office:value="10258797" calcext:value-type="float">
            <text:p>10258797</text:p>
          </table:table-cell>
          <table:table-cell office:value-type="float" office:value="10272121" calcext:value-type="float">
            <text:p>10272121</text:p>
          </table:table-cell>
          <table:table-cell office:value-type="float" office:value="13325" calcext:value-type="float">
            <text:p>13325</text:p>
          </table:table-cell>
          <table:table-cell office:value-type="float" office:value="48.52" calcext:value-type="float">
            <text:p>48.52</text:p>
          </table:table-cell>
        </table:table-row>
        <table:table-row table:style-name="ro2">
          <table:table-cell office:value-type="float" office:value="10272122" calcext:value-type="float">
            <text:p>10272122</text:p>
          </table:table-cell>
          <table:table-cell office:value-type="float" office:value="10328630" calcext:value-type="float">
            <text:p>10328630</text:p>
          </table:table-cell>
          <table:table-cell office:value-type="float" office:value="56509" calcext:value-type="float">
            <text:p>56509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2">
          <table:table-cell office:value-type="float" office:value="10328631" calcext:value-type="float">
            <text:p>10328631</text:p>
          </table:table-cell>
          <table:table-cell office:value-type="float" office:value="10340728" calcext:value-type="float">
            <text:p>10340728</text:p>
          </table:table-cell>
          <table:table-cell office:value-type="float" office:value="12098" calcext:value-type="float">
            <text:p>12098</text:p>
          </table:table-cell>
          <table:table-cell office:value-type="float" office:value="43.92" calcext:value-type="float">
            <text:p>43.92</text:p>
          </table:table-cell>
        </table:table-row>
      </table:table>
      <table:table table:name="chr20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13723" calcext:value-type="float">
            <text:p>113723</text:p>
          </table:table-cell>
          <table:table-cell office:value-type="float" office:value="36.26" calcext:value-type="float">
            <text:p>36.26</text:p>
          </table:table-cell>
        </table:table-row>
        <table:table-row table:style-name="ro2">
          <table:table-cell office:value-type="float" office:value="113724" calcext:value-type="float">
            <text:p>113724</text:p>
          </table:table-cell>
          <table:table-cell office:value-type="float" office:value="144368" calcext:value-type="float">
            <text:p>144368</text:p>
          </table:table-cell>
          <table:table-cell office:value-type="float" office:value="30645" calcext:value-type="float">
            <text:p>30645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2">
          <table:table-cell office:value-type="float" office:value="144369" calcext:value-type="float">
            <text:p>144369</text:p>
          </table:table-cell>
          <table:table-cell office:value-type="float" office:value="224888" calcext:value-type="float">
            <text:p>224888</text:p>
          </table:table-cell>
          <table:table-cell office:value-type="float" office:value="80520" calcext:value-type="float">
            <text:p>80520</text:p>
          </table:table-cell>
          <table:table-cell office:value-type="float" office:value="33.44" calcext:value-type="float">
            <text:p>33.44</text:p>
          </table:table-cell>
        </table:table-row>
        <table:table-row table:style-name="ro2">
          <table:table-cell office:value-type="float" office:value="224889" calcext:value-type="float">
            <text:p>224889</text:p>
          </table:table-cell>
          <table:table-cell office:value-type="float" office:value="241231" calcext:value-type="float">
            <text:p>241231</text:p>
          </table:table-cell>
          <table:table-cell office:value-type="float" office:value="16343" calcext:value-type="float">
            <text:p>16343</text:p>
          </table:table-cell>
          <table:table-cell office:value-type="float" office:value="45.86" calcext:value-type="float">
            <text:p>45.86</text:p>
          </table:table-cell>
        </table:table-row>
        <table:table-row table:style-name="ro2">
          <table:table-cell office:value-type="float" office:value="241232" calcext:value-type="float">
            <text:p>241232</text:p>
          </table:table-cell>
          <table:table-cell office:value-type="float" office:value="312728" calcext:value-type="float">
            <text:p>312728</text:p>
          </table:table-cell>
          <table:table-cell office:value-type="float" office:value="71497" calcext:value-type="float">
            <text:p>71497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2">
          <table:table-cell office:value-type="float" office:value="312729" calcext:value-type="float">
            <text:p>312729</text:p>
          </table:table-cell>
          <table:table-cell office:value-type="float" office:value="935971" calcext:value-type="float">
            <text:p>935971</text:p>
          </table:table-cell>
          <table:table-cell office:value-type="float" office:value="623243" calcext:value-type="float">
            <text:p>623243</text:p>
          </table:table-cell>
          <table:table-cell office:value-type="float" office:value="34.33" calcext:value-type="float">
            <text:p>34.33</text:p>
          </table:table-cell>
        </table:table-row>
        <table:table-row table:style-name="ro2">
          <table:table-cell office:value-type="float" office:value="935972" calcext:value-type="float">
            <text:p>935972</text:p>
          </table:table-cell>
          <table:table-cell office:value-type="float" office:value="953324" calcext:value-type="float">
            <text:p>953324</text:p>
          </table:table-cell>
          <table:table-cell office:value-type="float" office:value="17353" calcext:value-type="float">
            <text:p>17353</text:p>
          </table:table-cell>
          <table:table-cell office:value-type="float" office:value="44.97" calcext:value-type="float">
            <text:p>44.97</text:p>
          </table:table-cell>
        </table:table-row>
        <table:table-row table:style-name="ro2">
          <table:table-cell office:value-type="float" office:value="953325" calcext:value-type="float">
            <text:p>953325</text:p>
          </table:table-cell>
          <table:table-cell office:value-type="float" office:value="1433997" calcext:value-type="float">
            <text:p>1433997</text:p>
          </table:table-cell>
          <table:table-cell office:value-type="float" office:value="480673" calcext:value-type="float">
            <text:p>480673</text:p>
          </table:table-cell>
          <table:table-cell office:value-type="float" office:value="35.87" calcext:value-type="float">
            <text:p>35.87</text:p>
          </table:table-cell>
        </table:table-row>
        <table:table-row table:style-name="ro2">
          <table:table-cell office:value-type="float" office:value="1433998" calcext:value-type="float">
            <text:p>1433998</text:p>
          </table:table-cell>
          <table:table-cell office:value-type="float" office:value="1457049" calcext:value-type="float">
            <text:p>1457049</text:p>
          </table:table-cell>
          <table:table-cell office:value-type="float" office:value="23052" calcext:value-type="float">
            <text:p>23052</text:p>
          </table:table-cell>
          <table:table-cell office:value-type="float" office:value="41.39" calcext:value-type="float">
            <text:p>41.39</text:p>
          </table:table-cell>
        </table:table-row>
        <table:table-row table:style-name="ro2">
          <table:table-cell office:value-type="float" office:value="1457050" calcext:value-type="float">
            <text:p>1457050</text:p>
          </table:table-cell>
          <table:table-cell office:value-type="float" office:value="1973118" calcext:value-type="float">
            <text:p>1973118</text:p>
          </table:table-cell>
          <table:table-cell office:value-type="float" office:value="516069" calcext:value-type="float">
            <text:p>516069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float" office:value="1973119" calcext:value-type="float">
            <text:p>1973119</text:p>
          </table:table-cell>
          <table:table-cell office:value-type="float" office:value="2031211" calcext:value-type="float">
            <text:p>2031211</text:p>
          </table:table-cell>
          <table:table-cell office:value-type="float" office:value="58093" calcext:value-type="float">
            <text:p>58093</text:p>
          </table:table-cell>
          <table:table-cell office:value-type="float" office:value="34.48" calcext:value-type="float">
            <text:p>34.48</text:p>
          </table:table-cell>
        </table:table-row>
        <table:table-row table:style-name="ro2">
          <table:table-cell office:value-type="float" office:value="2031212" calcext:value-type="float">
            <text:p>2031212</text:p>
          </table:table-cell>
          <table:table-cell office:value-type="float" office:value="2091621" calcext:value-type="float">
            <text:p>2091621</text:p>
          </table:table-cell>
          <table:table-cell office:value-type="float" office:value="60410" calcext:value-type="float">
            <text:p>60410</text:p>
          </table:table-cell>
          <table:table-cell office:value-type="float" office:value="41.61" calcext:value-type="float">
            <text:p>41.61</text:p>
          </table:table-cell>
        </table:table-row>
        <table:table-row table:style-name="ro2">
          <table:table-cell office:value-type="float" office:value="2091622" calcext:value-type="float">
            <text:p>2091622</text:p>
          </table:table-cell>
          <table:table-cell office:value-type="float" office:value="8617133" calcext:value-type="float">
            <text:p>8617133</text:p>
          </table:table-cell>
          <table:table-cell office:value-type="float" office:value="6525512" calcext:value-type="float">
            <text:p>6525512</text:p>
          </table:table-cell>
          <table:table-cell office:value-type="float" office:value="34.35" calcext:value-type="float">
            <text:p>34.35</text:p>
          </table:table-cell>
        </table:table-row>
        <table:table-row table:style-name="ro2">
          <table:table-cell office:value-type="float" office:value="8617134" calcext:value-type="float">
            <text:p>8617134</text:p>
          </table:table-cell>
          <table:table-cell office:value-type="float" office:value="8955251" calcext:value-type="float">
            <text:p>8955251</text:p>
          </table:table-cell>
          <table:table-cell office:value-type="float" office:value="338118" calcext:value-type="float">
            <text:p>338118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2">
          <table:table-cell office:value-type="float" office:value="8955252" calcext:value-type="float">
            <text:p>8955252</text:p>
          </table:table-cell>
          <table:table-cell office:value-type="float" office:value="9730488" calcext:value-type="float">
            <text:p>9730488</text:p>
          </table:table-cell>
          <table:table-cell office:value-type="float" office:value="775237" calcext:value-type="float">
            <text:p>775237</text:p>
          </table:table-cell>
          <table:table-cell office:value-type="float" office:value="35.24" calcext:value-type="float">
            <text:p>35.24</text:p>
          </table:table-cell>
        </table:table-row>
      </table:table>
      <table:table table:name="chr2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29307" calcext:value-type="float">
            <text:p>229307</text:p>
          </table:table-cell>
          <table:table-cell office:value-type="float" office:value="33.57" calcext:value-type="float">
            <text:p>33.57</text:p>
          </table:table-cell>
        </table:table-row>
        <table:table-row table:style-name="ro2">
          <table:table-cell office:value-type="float" office:value="229308" calcext:value-type="float">
            <text:p>229308</text:p>
          </table:table-cell>
          <table:table-cell office:value-type="float" office:value="293571" calcext:value-type="float">
            <text:p>293571</text:p>
          </table:table-cell>
          <table:table-cell office:value-type="float" office:value="64264" calcext:value-type="float">
            <text:p>64264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float" office:value="293572" calcext:value-type="float">
            <text:p>293572</text:p>
          </table:table-cell>
          <table:table-cell office:value-type="float" office:value="311845" calcext:value-type="float">
            <text:p>311845</text:p>
          </table:table-cell>
          <table:table-cell office:value-type="float" office:value="18274" calcext:value-type="float">
            <text:p>18274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float" office:value="311846" calcext:value-type="float">
            <text:p>311846</text:p>
          </table:table-cell>
          <table:table-cell office:value-type="float" office:value="685221" calcext:value-type="float">
            <text:p>685221</text:p>
          </table:table-cell>
          <table:table-cell office:value-type="float" office:value="373376" calcext:value-type="float">
            <text:p>373376</text:p>
          </table:table-cell>
          <table:table-cell office:value-type="float" office:value="35.7" calcext:value-type="float">
            <text:p>35.7</text:p>
          </table:table-cell>
        </table:table-row>
        <table:table-row table:style-name="ro2">
          <table:table-cell office:value-type="float" office:value="685222" calcext:value-type="float">
            <text:p>685222</text:p>
          </table:table-cell>
          <table:table-cell office:value-type="float" office:value="688224" calcext:value-type="float">
            <text:p>688224</text:p>
          </table:table-cell>
          <table:table-cell office:value-type="float" office:value="3003" calcext:value-type="float">
            <text:p>3003</text:p>
          </table:table-cell>
          <table:table-cell office:value-type="float" office:value="51.28" calcext:value-type="float">
            <text:p>51.28</text:p>
          </table:table-cell>
        </table:table-row>
        <table:table-row table:style-name="ro2">
          <table:table-cell office:value-type="float" office:value="688225" calcext:value-type="float">
            <text:p>688225</text:p>
          </table:table-cell>
          <table:table-cell office:value-type="float" office:value="1008166" calcext:value-type="float">
            <text:p>1008166</text:p>
          </table:table-cell>
          <table:table-cell office:value-type="float" office:value="319942" calcext:value-type="float">
            <text:p>319942</text:p>
          </table:table-cell>
          <table:table-cell office:value-type="float" office:value="37.84" calcext:value-type="float">
            <text:p>37.84</text:p>
          </table:table-cell>
        </table:table-row>
        <table:table-row table:style-name="ro2">
          <table:table-cell office:value-type="float" office:value="1008167" calcext:value-type="float">
            <text:p>1008167</text:p>
          </table:table-cell>
          <table:table-cell office:value-type="float" office:value="1025991" calcext:value-type="float">
            <text:p>1025991</text:p>
          </table:table-cell>
          <table:table-cell office:value-type="float" office:value="17825" calcext:value-type="float">
            <text:p>17825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2">
          <table:table-cell office:value-type="float" office:value="1025992" calcext:value-type="float">
            <text:p>1025992</text:p>
          </table:table-cell>
          <table:table-cell office:value-type="float" office:value="1033683" calcext:value-type="float">
            <text:p>1033683</text:p>
          </table:table-cell>
          <table:table-cell office:value-type="float" office:value="7692" calcext:value-type="float">
            <text:p>7692</text:p>
          </table:table-cell>
          <table:table-cell office:value-type="float" office:value="40.77" calcext:value-type="float">
            <text:p>40.77</text:p>
          </table:table-cell>
        </table:table-row>
        <table:table-row table:style-name="ro2">
          <table:table-cell office:value-type="float" office:value="1033684" calcext:value-type="float">
            <text:p>1033684</text:p>
          </table:table-cell>
          <table:table-cell office:value-type="float" office:value="1229589" calcext:value-type="float">
            <text:p>1229589</text:p>
          </table:table-cell>
          <table:table-cell office:value-type="float" office:value="195906" calcext:value-type="float">
            <text:p>195906</text:p>
          </table:table-cell>
          <table:table-cell office:value-type="float" office:value="36.3" calcext:value-type="float">
            <text:p>36.3</text:p>
          </table:table-cell>
        </table:table-row>
        <table:table-row table:style-name="ro2">
          <table:table-cell office:value-type="float" office:value="1229590" calcext:value-type="float">
            <text:p>1229590</text:p>
          </table:table-cell>
          <table:table-cell office:value-type="float" office:value="1251261" calcext:value-type="float">
            <text:p>1251261</text:p>
          </table:table-cell>
          <table:table-cell office:value-type="float" office:value="21672" calcext:value-type="float">
            <text:p>21672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2">
          <table:table-cell office:value-type="float" office:value="1251262" calcext:value-type="float">
            <text:p>1251262</text:p>
          </table:table-cell>
          <table:table-cell office:value-type="float" office:value="1252744" calcext:value-type="float">
            <text:p>1252744</text:p>
          </table:table-cell>
          <table:table-cell office:value-type="float" office:value="1483" calcext:value-type="float">
            <text:p>1483</text:p>
          </table:table-cell>
          <table:table-cell office:value-type="float" office:value="15.51" calcext:value-type="float">
            <text:p>15.51</text:p>
          </table:table-cell>
        </table:table-row>
        <table:table-row table:style-name="ro2">
          <table:table-cell office:value-type="float" office:value="1252745" calcext:value-type="float">
            <text:p>1252745</text:p>
          </table:table-cell>
          <table:table-cell office:value-type="float" office:value="4535311" calcext:value-type="float">
            <text:p>4535311</text:p>
          </table:table-cell>
          <table:table-cell office:value-type="float" office:value="3282567" calcext:value-type="float">
            <text:p>3282567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2">
          <table:table-cell office:value-type="float" office:value="4535312" calcext:value-type="float">
            <text:p>4535312</text:p>
          </table:table-cell>
          <table:table-cell office:value-type="float" office:value="4543724" calcext:value-type="float">
            <text:p>4543724</text:p>
          </table:table-cell>
          <table:table-cell office:value-type="float" office:value="8413" calcext:value-type="float">
            <text:p>8413</text:p>
          </table:table-cell>
          <table:table-cell office:value-type="float" office:value="46.8" calcext:value-type="float">
            <text:p>46.8</text:p>
          </table:table-cell>
        </table:table-row>
        <table:table-row table:style-name="ro2">
          <table:table-cell office:value-type="float" office:value="4543725" calcext:value-type="float">
            <text:p>4543725</text:p>
          </table:table-cell>
          <table:table-cell office:value-type="float" office:value="4552766" calcext:value-type="float">
            <text:p>4552766</text:p>
          </table:table-cell>
          <table:table-cell office:value-type="float" office:value="9042" calcext:value-type="float">
            <text:p>9042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2">
          <table:table-cell office:value-type="float" office:value="4552767" calcext:value-type="float">
            <text:p>4552767</text:p>
          </table:table-cell>
          <table:table-cell office:value-type="float" office:value="4765077" calcext:value-type="float">
            <text:p>4765077</text:p>
          </table:table-cell>
          <table:table-cell office:value-type="float" office:value="212311" calcext:value-type="float">
            <text:p>212311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2">
          <table:table-cell office:value-type="float" office:value="4765078" calcext:value-type="float">
            <text:p>4765078</text:p>
          </table:table-cell>
          <table:table-cell office:value-type="float" office:value="4781558" calcext:value-type="float">
            <text:p>4781558</text:p>
          </table:table-cell>
          <table:table-cell office:value-type="float" office:value="16481" calcext:value-type="float">
            <text:p>16481</text:p>
          </table:table-cell>
          <table:table-cell office:value-type="float" office:value="48.59" calcext:value-type="float">
            <text:p>48.59</text:p>
          </table:table-cell>
        </table:table-row>
        <table:table-row table:style-name="ro2">
          <table:table-cell office:value-type="float" office:value="4781559" calcext:value-type="float">
            <text:p>4781559</text:p>
          </table:table-cell>
          <table:table-cell office:value-type="float" office:value="6003105" calcext:value-type="float">
            <text:p>6003105</text:p>
          </table:table-cell>
          <table:table-cell office:value-type="float" office:value="1221547" calcext:value-type="float">
            <text:p>1221547</text:p>
          </table:table-cell>
          <table:table-cell office:value-type="float" office:value="36.29" calcext:value-type="float">
            <text:p>36.29</text:p>
          </table:table-cell>
        </table:table-row>
        <table:table-row table:style-name="ro2">
          <table:table-cell office:value-type="float" office:value="6003106" calcext:value-type="float">
            <text:p>6003106</text:p>
          </table:table-cell>
          <table:table-cell office:value-type="float" office:value="9688243" calcext:value-type="float">
            <text:p>9688243</text:p>
          </table:table-cell>
          <table:table-cell office:value-type="float" office:value="3685138" calcext:value-type="float">
            <text:p>3685138</text:p>
          </table:table-cell>
          <table:table-cell office:value-type="float" office:value="35.01" calcext:value-type="float">
            <text:p>35.01</text:p>
          </table:table-cell>
        </table:table-row>
      </table:table>
      <table:table table:name="chr22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21826" calcext:value-type="float">
            <text:p>121826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2">
          <table:table-cell office:value-type="float" office:value="121827" calcext:value-type="float">
            <text:p>121827</text:p>
          </table:table-cell>
          <table:table-cell office:value-type="float" office:value="133903" calcext:value-type="float">
            <text:p>133903</text:p>
          </table:table-cell>
          <table:table-cell office:value-type="float" office:value="12077" calcext:value-type="float">
            <text:p>12077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2">
          <table:table-cell office:value-type="float" office:value="133904" calcext:value-type="float">
            <text:p>133904</text:p>
          </table:table-cell>
          <table:table-cell office:value-type="float" office:value="152566" calcext:value-type="float">
            <text:p>152566</text:p>
          </table:table-cell>
          <table:table-cell office:value-type="float" office:value="18663" calcext:value-type="float">
            <text:p>18663</text:p>
          </table:table-cell>
          <table:table-cell office:value-type="float" office:value="38.15" calcext:value-type="float">
            <text:p>38.15</text:p>
          </table:table-cell>
        </table:table-row>
        <table:table-row table:style-name="ro2">
          <table:table-cell office:value-type="float" office:value="152567" calcext:value-type="float">
            <text:p>152567</text:p>
          </table:table-cell>
          <table:table-cell office:value-type="float" office:value="9084610" calcext:value-type="float">
            <text:p>9084610</text:p>
          </table:table-cell>
          <table:table-cell office:value-type="float" office:value="8932044" calcext:value-type="float">
            <text:p>8932044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2">
          <table:table-cell office:value-type="float" office:value="9084611" calcext:value-type="float">
            <text:p>9084611</text:p>
          </table:table-cell>
          <table:table-cell office:value-type="float" office:value="9113980" calcext:value-type="float">
            <text:p>9113980</text:p>
          </table:table-cell>
          <table:table-cell office:value-type="float" office:value="29370" calcext:value-type="float">
            <text:p>2937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113981" calcext:value-type="float">
            <text:p>9113981</text:p>
          </table:table-cell>
          <table:table-cell office:value-type="float" office:value="9150903" calcext:value-type="float">
            <text:p>9150903</text:p>
          </table:table-cell>
          <table:table-cell office:value-type="float" office:value="36923" calcext:value-type="float">
            <text:p>36923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2">
          <table:table-cell office:value-type="float" office:value="9150904" calcext:value-type="float">
            <text:p>9150904</text:p>
          </table:table-cell>
          <table:table-cell office:value-type="float" office:value="9159838" calcext:value-type="float">
            <text:p>9159838</text:p>
          </table:table-cell>
          <table:table-cell office:value-type="float" office:value="8935" calcext:value-type="float">
            <text:p>8935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2">
          <table:table-cell office:value-type="float" office:value="9159839" calcext:value-type="float">
            <text:p>9159839</text:p>
          </table:table-cell>
          <table:table-cell office:value-type="float" office:value="9169147" calcext:value-type="float">
            <text:p>9169147</text:p>
          </table:table-cell>
          <table:table-cell office:value-type="float" office:value="9309" calcext:value-type="float">
            <text:p>9309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2">
          <table:table-cell office:value-type="float" office:value="9169148" calcext:value-type="float">
            <text:p>9169148</text:p>
          </table:table-cell>
          <table:table-cell office:value-type="float" office:value="9338897" calcext:value-type="float">
            <text:p>9338897</text:p>
          </table:table-cell>
          <table:table-cell office:value-type="float" office:value="169750" calcext:value-type="float">
            <text:p>169750</text:p>
          </table:table-cell>
          <table:table-cell office:value-type="float" office:value="34.89" calcext:value-type="float">
            <text:p>34.89</text:p>
          </table:table-cell>
        </table:table-row>
        <table:table-row table:style-name="ro2">
          <table:table-cell office:value-type="float" office:value="9338898" calcext:value-type="float">
            <text:p>9338898</text:p>
          </table:table-cell>
          <table:table-cell office:value-type="float" office:value="9383920" calcext:value-type="float">
            <text:p>9383920</text:p>
          </table:table-cell>
          <table:table-cell office:value-type="float" office:value="45023" calcext:value-type="float">
            <text:p>45023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2">
          <table:table-cell office:value-type="float" office:value="9383921" calcext:value-type="float">
            <text:p>9383921</text:p>
          </table:table-cell>
          <table:table-cell office:value-type="float" office:value="9417832" calcext:value-type="float">
            <text:p>9417832</text:p>
          </table:table-cell>
          <table:table-cell office:value-type="float" office:value="33912" calcext:value-type="float">
            <text:p>33912</text:p>
          </table:table-cell>
          <table:table-cell office:value-type="float" office:value="36.69" calcext:value-type="float">
            <text:p>36.69</text:p>
          </table:table-cell>
        </table:table-row>
      </table:table>
      <table:table table:name="chr23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79890" calcext:value-type="float">
            <text:p>27989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79891" calcext:value-type="float">
            <text:p>279891</text:p>
          </table:table-cell>
          <table:table-cell office:value-type="float" office:value="1599648" calcext:value-type="float">
            <text:p>1599648</text:p>
          </table:table-cell>
          <table:table-cell office:value-type="float" office:value="1319758" calcext:value-type="float">
            <text:p>1319758</text:p>
          </table:table-cell>
          <table:table-cell office:value-type="float" office:value="34.62" calcext:value-type="float">
            <text:p>34.62</text:p>
          </table:table-cell>
        </table:table-row>
        <table:table-row table:style-name="ro2">
          <table:table-cell office:value-type="float" office:value="1599649" calcext:value-type="float">
            <text:p>1599649</text:p>
          </table:table-cell>
          <table:table-cell office:value-type="float" office:value="1602094" calcext:value-type="float">
            <text:p>1602094</text:p>
          </table:table-cell>
          <table:table-cell office:value-type="float" office:value="2446" calcext:value-type="float">
            <text:p>2446</text:p>
          </table:table-cell>
          <table:table-cell office:value-type="float" office:value="50.94" calcext:value-type="float">
            <text:p>50.94</text:p>
          </table:table-cell>
        </table:table-row>
        <table:table-row table:style-name="ro2">
          <table:table-cell office:value-type="float" office:value="1602095" calcext:value-type="float">
            <text:p>1602095</text:p>
          </table:table-cell>
          <table:table-cell office:value-type="float" office:value="1654376" calcext:value-type="float">
            <text:p>1654376</text:p>
          </table:table-cell>
          <table:table-cell office:value-type="float" office:value="52282" calcext:value-type="float">
            <text:p>52282</text:p>
          </table:table-cell>
          <table:table-cell office:value-type="float" office:value="34.98" calcext:value-type="float">
            <text:p>34.98</text:p>
          </table:table-cell>
        </table:table-row>
        <table:table-row table:style-name="ro2">
          <table:table-cell office:value-type="float" office:value="1654377" calcext:value-type="float">
            <text:p>1654377</text:p>
          </table:table-cell>
          <table:table-cell office:value-type="float" office:value="1672245" calcext:value-type="float">
            <text:p>1672245</text:p>
          </table:table-cell>
          <table:table-cell office:value-type="float" office:value="17869" calcext:value-type="float">
            <text:p>17869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2">
          <table:table-cell office:value-type="float" office:value="1672246" calcext:value-type="float">
            <text:p>1672246</text:p>
          </table:table-cell>
          <table:table-cell office:value-type="float" office:value="1978739" calcext:value-type="float">
            <text:p>1978739</text:p>
          </table:table-cell>
          <table:table-cell office:value-type="float" office:value="306494" calcext:value-type="float">
            <text:p>306494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2">
          <table:table-cell office:value-type="float" office:value="1978740" calcext:value-type="float">
            <text:p>1978740</text:p>
          </table:table-cell>
          <table:table-cell office:value-type="float" office:value="2001119" calcext:value-type="float">
            <text:p>2001119</text:p>
          </table:table-cell>
          <table:table-cell office:value-type="float" office:value="22380" calcext:value-type="float">
            <text:p>22380</text:p>
          </table:table-cell>
          <table:table-cell office:value-type="float" office:value="42.71" calcext:value-type="float">
            <text:p>42.71</text:p>
          </table:table-cell>
        </table:table-row>
        <table:table-row table:style-name="ro2">
          <table:table-cell office:value-type="float" office:value="2001120" calcext:value-type="float">
            <text:p>2001120</text:p>
          </table:table-cell>
          <table:table-cell office:value-type="float" office:value="2233534" calcext:value-type="float">
            <text:p>2233534</text:p>
          </table:table-cell>
          <table:table-cell office:value-type="float" office:value="232415" calcext:value-type="float">
            <text:p>232415</text:p>
          </table:table-cell>
          <table:table-cell office:value-type="float" office:value="35.29" calcext:value-type="float">
            <text:p>35.29</text:p>
          </table:table-cell>
        </table:table-row>
        <table:table-row table:style-name="ro2">
          <table:table-cell office:value-type="float" office:value="2233535" calcext:value-type="float">
            <text:p>2233535</text:p>
          </table:table-cell>
          <table:table-cell office:value-type="float" office:value="2247391" calcext:value-type="float">
            <text:p>2247391</text:p>
          </table:table-cell>
          <table:table-cell office:value-type="float" office:value="13857" calcext:value-type="float">
            <text:p>13857</text:p>
          </table:table-cell>
          <table:table-cell office:value-type="float" office:value="37.61" calcext:value-type="float">
            <text:p>37.61</text:p>
          </table:table-cell>
        </table:table-row>
        <table:table-row table:style-name="ro2">
          <table:table-cell office:value-type="float" office:value="2247392" calcext:value-type="float">
            <text:p>2247392</text:p>
          </table:table-cell>
          <table:table-cell office:value-type="float" office:value="2262278" calcext:value-type="float">
            <text:p>2262278</text:p>
          </table:table-cell>
          <table:table-cell office:value-type="float" office:value="14887" calcext:value-type="float">
            <text:p>14887</text:p>
          </table:table-cell>
          <table:table-cell office:value-type="float" office:value="53.13" calcext:value-type="float">
            <text:p>53.13</text:p>
          </table:table-cell>
        </table:table-row>
        <table:table-row table:style-name="ro2">
          <table:table-cell office:value-type="float" office:value="2262279" calcext:value-type="float">
            <text:p>2262279</text:p>
          </table:table-cell>
          <table:table-cell office:value-type="float" office:value="2872487" calcext:value-type="float">
            <text:p>2872487</text:p>
          </table:table-cell>
          <table:table-cell office:value-type="float" office:value="610209" calcext:value-type="float">
            <text:p>610209</text:p>
          </table:table-cell>
          <table:table-cell office:value-type="float" office:value="36.6" calcext:value-type="float">
            <text:p>36.6</text:p>
          </table:table-cell>
        </table:table-row>
        <table:table-row table:style-name="ro2">
          <table:table-cell office:value-type="float" office:value="2872488" calcext:value-type="float">
            <text:p>2872488</text:p>
          </table:table-cell>
          <table:table-cell office:value-type="float" office:value="2886420" calcext:value-type="float">
            <text:p>2886420</text:p>
          </table:table-cell>
          <table:table-cell office:value-type="float" office:value="13933" calcext:value-type="float">
            <text:p>13933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2">
          <table:table-cell office:value-type="float" office:value="2886421" calcext:value-type="float">
            <text:p>2886421</text:p>
          </table:table-cell>
          <table:table-cell office:value-type="float" office:value="2948539" calcext:value-type="float">
            <text:p>2948539</text:p>
          </table:table-cell>
          <table:table-cell office:value-type="float" office:value="62119" calcext:value-type="float">
            <text:p>62119</text:p>
          </table:table-cell>
          <table:table-cell office:value-type="float" office:value="36.4" calcext:value-type="float">
            <text:p>36.4</text:p>
          </table:table-cell>
        </table:table-row>
        <table:table-row table:style-name="ro2">
          <table:table-cell office:value-type="float" office:value="2948540" calcext:value-type="float">
            <text:p>2948540</text:p>
          </table:table-cell>
          <table:table-cell office:value-type="float" office:value="2960979" calcext:value-type="float">
            <text:p>2960979</text:p>
          </table:table-cell>
          <table:table-cell office:value-type="float" office:value="12440" calcext:value-type="float">
            <text:p>12440</text:p>
          </table:table-cell>
          <table:table-cell office:value-type="float" office:value="49.16" calcext:value-type="float">
            <text:p>49.16</text:p>
          </table:table-cell>
        </table:table-row>
        <table:table-row table:style-name="ro2">
          <table:table-cell office:value-type="float" office:value="2960980" calcext:value-type="float">
            <text:p>2960980</text:p>
          </table:table-cell>
          <table:table-cell office:value-type="float" office:value="2982394" calcext:value-type="float">
            <text:p>2982394</text:p>
          </table:table-cell>
          <table:table-cell office:value-type="float" office:value="21415" calcext:value-type="float">
            <text:p>21415</text:p>
          </table:table-cell>
          <table:table-cell office:value-type="float" office:value="38.62" calcext:value-type="float">
            <text:p>38.62</text:p>
          </table:table-cell>
        </table:table-row>
        <table:table-row table:style-name="ro2">
          <table:table-cell office:value-type="float" office:value="2982395" calcext:value-type="float">
            <text:p>2982395</text:p>
          </table:table-cell>
          <table:table-cell office:value-type="float" office:value="3799438" calcext:value-type="float">
            <text:p>3799438</text:p>
          </table:table-cell>
          <table:table-cell office:value-type="float" office:value="817044" calcext:value-type="float">
            <text:p>817044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float" office:value="3799439" calcext:value-type="float">
            <text:p>3799439</text:p>
          </table:table-cell>
          <table:table-cell office:value-type="float" office:value="3802627" calcext:value-type="float">
            <text:p>3802627</text:p>
          </table:table-cell>
          <table:table-cell office:value-type="float" office:value="3189" calcext:value-type="float">
            <text:p>3189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2">
          <table:table-cell office:value-type="float" office:value="3802628" calcext:value-type="float">
            <text:p>3802628</text:p>
          </table:table-cell>
          <table:table-cell office:value-type="float" office:value="3827245" calcext:value-type="float">
            <text:p>3827245</text:p>
          </table:table-cell>
          <table:table-cell office:value-type="float" office:value="24618" calcext:value-type="float">
            <text:p>24618</text:p>
          </table:table-cell>
          <table:table-cell office:value-type="float" office:value="34.43" calcext:value-type="float">
            <text:p>34.43</text:p>
          </table:table-cell>
        </table:table-row>
        <table:table-row table:style-name="ro2">
          <table:table-cell office:value-type="float" office:value="3827246" calcext:value-type="float">
            <text:p>3827246</text:p>
          </table:table-cell>
          <table:table-cell office:value-type="float" office:value="3837906" calcext:value-type="float">
            <text:p>3837906</text:p>
          </table:table-cell>
          <table:table-cell office:value-type="float" office:value="10661" calcext:value-type="float">
            <text:p>10661</text:p>
          </table:table-cell>
          <table:table-cell office:value-type="float" office:value="52.58" calcext:value-type="float">
            <text:p>52.58</text:p>
          </table:table-cell>
        </table:table-row>
        <table:table-row table:style-name="ro2">
          <table:table-cell office:value-type="float" office:value="3837907" calcext:value-type="float">
            <text:p>3837907</text:p>
          </table:table-cell>
          <table:table-cell office:value-type="float" office:value="3844775" calcext:value-type="float">
            <text:p>3844775</text:p>
          </table:table-cell>
          <table:table-cell office:value-type="float" office:value="6869" calcext:value-type="float">
            <text:p>6869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2">
          <table:table-cell office:value-type="float" office:value="3844776" calcext:value-type="float">
            <text:p>3844776</text:p>
          </table:table-cell>
          <table:table-cell office:value-type="float" office:value="5320356" calcext:value-type="float">
            <text:p>5320356</text:p>
          </table:table-cell>
          <table:table-cell office:value-type="float" office:value="1475581" calcext:value-type="float">
            <text:p>1475581</text:p>
          </table:table-cell>
          <table:table-cell office:value-type="float" office:value="35.62" calcext:value-type="float">
            <text:p>35.62</text:p>
          </table:table-cell>
        </table:table-row>
        <table:table-row table:style-name="ro2">
          <table:table-cell office:value-type="float" office:value="5320357" calcext:value-type="float">
            <text:p>5320357</text:p>
          </table:table-cell>
          <table:table-cell office:value-type="float" office:value="5332248" calcext:value-type="float">
            <text:p>5332248</text:p>
          </table:table-cell>
          <table:table-cell office:value-type="float" office:value="11892" calcext:value-type="float">
            <text:p>11892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2">
          <table:table-cell office:value-type="float" office:value="5332249" calcext:value-type="float">
            <text:p>5332249</text:p>
          </table:table-cell>
          <table:table-cell office:value-type="float" office:value="5345835" calcext:value-type="float">
            <text:p>5345835</text:p>
          </table:table-cell>
          <table:table-cell office:value-type="float" office:value="13587" calcext:value-type="float">
            <text:p>13587</text:p>
          </table:table-cell>
          <table:table-cell office:value-type="float" office:value="48.91" calcext:value-type="float">
            <text:p>48.91</text:p>
          </table:table-cell>
        </table:table-row>
        <table:table-row table:style-name="ro2">
          <table:table-cell office:value-type="float" office:value="5345836" calcext:value-type="float">
            <text:p>5345836</text:p>
          </table:table-cell>
          <table:table-cell office:value-type="float" office:value="5410977" calcext:value-type="float">
            <text:p>5410977</text:p>
          </table:table-cell>
          <table:table-cell office:value-type="float" office:value="65142" calcext:value-type="float">
            <text:p>65142</text:p>
          </table:table-cell>
          <table:table-cell office:value-type="float" office:value="36.31" calcext:value-type="float">
            <text:p>36.31</text:p>
          </table:table-cell>
        </table:table-row>
        <table:table-row table:style-name="ro2">
          <table:table-cell office:value-type="float" office:value="5410978" calcext:value-type="float">
            <text:p>5410978</text:p>
          </table:table-cell>
          <table:table-cell office:value-type="float" office:value="7790228" calcext:value-type="float">
            <text:p>7790228</text:p>
          </table:table-cell>
          <table:table-cell office:value-type="float" office:value="2379251" calcext:value-type="float">
            <text:p>2379251</text:p>
          </table:table-cell>
          <table:table-cell office:value-type="float" office:value="34.64" calcext:value-type="float">
            <text:p>34.64</text:p>
          </table:table-cell>
        </table:table-row>
        <table:table-row table:style-name="ro2">
          <table:table-cell office:value-type="float" office:value="7790229" calcext:value-type="float">
            <text:p>7790229</text:p>
          </table:table-cell>
          <table:table-cell office:value-type="float" office:value="7890326" calcext:value-type="float">
            <text:p>7890326</text:p>
          </table:table-cell>
          <table:table-cell office:value-type="float" office:value="100098" calcext:value-type="float">
            <text:p>10009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2">
          <table:table-cell office:value-type="float" office:value="7890327" calcext:value-type="float">
            <text:p>7890327</text:p>
          </table:table-cell>
          <table:table-cell office:value-type="float" office:value="8897588" calcext:value-type="float">
            <text:p>8897588</text:p>
          </table:table-cell>
          <table:table-cell office:value-type="float" office:value="1007262" calcext:value-type="float">
            <text:p>1007262</text:p>
          </table:table-cell>
          <table:table-cell office:value-type="float" office:value="35.59" calcext:value-type="float">
            <text:p>35.59</text:p>
          </table:table-cell>
        </table:table-row>
      </table:table>
      <table:table table:name="chr24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01973" calcext:value-type="float">
            <text:p>101973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float" office:value="101974" calcext:value-type="float">
            <text:p>101974</text:p>
          </table:table-cell>
          <table:table-cell office:value-type="float" office:value="8060300" calcext:value-type="float">
            <text:p>8060300</text:p>
          </table:table-cell>
          <table:table-cell office:value-type="float" office:value="7958327" calcext:value-type="float">
            <text:p>7958327</text:p>
          </table:table-cell>
          <table:table-cell office:value-type="float" office:value="34.58" calcext:value-type="float">
            <text:p>34.58</text:p>
          </table:table-cell>
        </table:table-row>
      </table:table>
      <table:table table:name="chr25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862462" calcext:value-type="float">
            <text:p>862462</text:p>
          </table:table-cell>
          <table:table-cell office:value-type="float" office:value="35.7" calcext:value-type="float">
            <text:p>35.7</text:p>
          </table:table-cell>
        </table:table-row>
        <table:table-row table:style-name="ro2">
          <table:table-cell office:value-type="float" office:value="862463" calcext:value-type="float">
            <text:p>862463</text:p>
          </table:table-cell>
          <table:table-cell office:value-type="float" office:value="917851" calcext:value-type="float">
            <text:p>917851</text:p>
          </table:table-cell>
          <table:table-cell office:value-type="float" office:value="55389" calcext:value-type="float">
            <text:p>55389</text:p>
          </table:table-cell>
          <table:table-cell office:value-type="float" office:value="39.9" calcext:value-type="float">
            <text:p>39.9</text:p>
          </table:table-cell>
        </table:table-row>
        <table:table-row table:style-name="ro2">
          <table:table-cell office:value-type="float" office:value="917852" calcext:value-type="float">
            <text:p>917852</text:p>
          </table:table-cell>
          <table:table-cell office:value-type="float" office:value="7854970" calcext:value-type="float">
            <text:p>7854970</text:p>
          </table:table-cell>
          <table:table-cell office:value-type="float" office:value="6937119" calcext:value-type="float">
            <text:p>6937119</text:p>
          </table:table-cell>
          <table:table-cell office:value-type="float" office:value="34.7" calcext:value-type="float">
            <text:p>34.7</text:p>
          </table:table-cell>
        </table:table-row>
      </table:table>
      <table:table table:name="chr26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9298" calcext:value-type="float">
            <text:p>19298</text:p>
          </table:table-cell>
          <table:table-cell office:value-type="float" office:value="43.06" calcext:value-type="float">
            <text:p>43.06</text:p>
          </table:table-cell>
        </table:table-row>
        <table:table-row table:style-name="ro2">
          <table:table-cell office:value-type="float" office:value="19299" calcext:value-type="float">
            <text:p>19299</text:p>
          </table:table-cell>
          <table:table-cell office:value-type="float" office:value="7537996" calcext:value-type="float">
            <text:p>7537996</text:p>
          </table:table-cell>
          <table:table-cell office:value-type="float" office:value="7518698" calcext:value-type="float">
            <text:p>7518698</text:p>
          </table:table-cell>
          <table:table-cell office:value-type="float" office:value="34.63" calcext:value-type="float">
            <text:p>34.63</text:p>
          </table:table-cell>
        </table:table-row>
        <table:table-row table:style-name="ro2">
          <table:table-cell office:value-type="float" office:value="7537997" calcext:value-type="float">
            <text:p>7537997</text:p>
          </table:table-cell>
          <table:table-cell office:value-type="float" office:value="7548760" calcext:value-type="float">
            <text:p>7548760</text:p>
          </table:table-cell>
          <table:table-cell office:value-type="float" office:value="10764" calcext:value-type="float">
            <text:p>10764</text:p>
          </table:table-cell>
          <table:table-cell office:value-type="float" office:value="52.51" calcext:value-type="float">
            <text:p>52.51</text:p>
          </table:table-cell>
        </table:table-row>
        <table:table-row table:style-name="ro2">
          <table:table-cell office:value-type="float" office:value="7548761" calcext:value-type="float">
            <text:p>7548761</text:p>
          </table:table-cell>
          <table:table-cell office:value-type="float" office:value="7556132" calcext:value-type="float">
            <text:p>7556132</text:p>
          </table:table-cell>
          <table:table-cell office:value-type="float" office:value="7372" calcext:value-type="float">
            <text:p>7372</text:p>
          </table:table-cell>
          <table:table-cell office:value-type="float" office:value="37.36" calcext:value-type="float">
            <text:p>37.36</text:p>
          </table:table-cell>
        </table:table-row>
      </table:table>
      <table:table table:name="chr27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63502" calcext:value-type="float">
            <text:p>63502</text:p>
          </table:table-cell>
          <table:table-cell office:value-type="float" office:value="35.73" calcext:value-type="float">
            <text:p>35.73</text:p>
          </table:table-cell>
        </table:table-row>
        <table:table-row table:style-name="ro2">
          <table:table-cell office:value-type="float" office:value="63503" calcext:value-type="float">
            <text:p>63503</text:p>
          </table:table-cell>
          <table:table-cell office:value-type="float" office:value="92275" calcext:value-type="float">
            <text:p>92275</text:p>
          </table:table-cell>
          <table:table-cell office:value-type="float" office:value="28773" calcext:value-type="float">
            <text:p>28773</text:p>
          </table:table-cell>
          <table:table-cell office:value-type="float" office:value="43.52" calcext:value-type="float">
            <text:p>43.52</text:p>
          </table:table-cell>
        </table:table-row>
        <table:table-row table:style-name="ro2">
          <table:table-cell office:value-type="float" office:value="92276" calcext:value-type="float">
            <text:p>92276</text:p>
          </table:table-cell>
          <table:table-cell office:value-type="float" office:value="117910" calcext:value-type="float">
            <text:p>117910</text:p>
          </table:table-cell>
          <table:table-cell office:value-type="float" office:value="25635" calcext:value-type="float">
            <text:p>25635</text:p>
          </table:table-cell>
          <table:table-cell office:value-type="float" office:value="34.5" calcext:value-type="float">
            <text:p>34.5</text:p>
          </table:table-cell>
        </table:table-row>
        <table:table-row table:style-name="ro2">
          <table:table-cell office:value-type="float" office:value="117911" calcext:value-type="float">
            <text:p>117911</text:p>
          </table:table-cell>
          <table:table-cell office:value-type="float" office:value="127809" calcext:value-type="float">
            <text:p>127809</text:p>
          </table:table-cell>
          <table:table-cell office:value-type="float" office:value="9899" calcext:value-type="float">
            <text:p>9899</text:p>
          </table:table-cell>
          <table:table-cell office:value-type="float" office:value="44.69" calcext:value-type="float">
            <text:p>44.69</text:p>
          </table:table-cell>
        </table:table-row>
        <table:table-row table:style-name="ro2">
          <table:table-cell office:value-type="float" office:value="127810" calcext:value-type="float">
            <text:p>127810</text:p>
          </table:table-cell>
          <table:table-cell office:value-type="float" office:value="6685342" calcext:value-type="float">
            <text:p>6685342</text:p>
          </table:table-cell>
          <table:table-cell office:value-type="float" office:value="6557533" calcext:value-type="float">
            <text:p>6557533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2">
          <table:table-cell office:value-type="float" office:value="6685343" calcext:value-type="float">
            <text:p>6685343</text:p>
          </table:table-cell>
          <table:table-cell office:value-type="float" office:value="6741492" calcext:value-type="float">
            <text:p>6741492</text:p>
          </table:table-cell>
          <table:table-cell office:value-type="float" office:value="56150" calcext:value-type="float">
            <text:p>56150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2">
          <table:table-cell office:value-type="float" office:value="6741493" calcext:value-type="float">
            <text:p>6741493</text:p>
          </table:table-cell>
          <table:table-cell office:value-type="float" office:value="6898947" calcext:value-type="float">
            <text:p>6898947</text:p>
          </table:table-cell>
          <table:table-cell office:value-type="float" office:value="157455" calcext:value-type="float">
            <text:p>15745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2">
          <table:table-cell office:value-type="float" office:value="6898948" calcext:value-type="float">
            <text:p>6898948</text:p>
          </table:table-cell>
          <table:table-cell office:value-type="float" office:value="7333124" calcext:value-type="float">
            <text:p>7333124</text:p>
          </table:table-cell>
          <table:table-cell office:value-type="float" office:value="434177" calcext:value-type="float">
            <text:p>434177</text:p>
          </table:table-cell>
          <table:table-cell office:value-type="float" office:value="36.6" calcext:value-type="float">
            <text:p>36.6</text:p>
          </table:table-cell>
        </table:table-row>
      </table:table>
      <table:table table:name="chr28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art (bp)</text:p>
          </table:table-cell>
          <table:table-cell table:style-name="ce1" office:value-type="string" calcext:value-type="string">
            <text:p>Stop (bp)</text:p>
          </table:table-cell>
          <table:table-cell table:style-name="ce1" office:value-type="string" calcext:value-type="string">
            <text:p>Length (bp)</text:p>
          </table:table-cell>
          <table:table-cell table:style-name="ce4" office:value-type="string" calcext:value-type="string">
            <text:p>GC content (％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526134" calcext:value-type="float">
            <text:p>3526134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2">
          <table:table-cell office:value-type="float" office:value="3526135" calcext:value-type="float">
            <text:p>3526135</text:p>
          </table:table-cell>
          <table:table-cell office:value-type="float" office:value="3582536" calcext:value-type="float">
            <text:p>3582536</text:p>
          </table:table-cell>
          <table:table-cell office:value-type="float" office:value="56402" calcext:value-type="float">
            <text:p>56402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2">
          <table:table-cell office:value-type="float" office:value="3582537" calcext:value-type="float">
            <text:p>3582537</text:p>
          </table:table-cell>
          <table:table-cell office:value-type="float" office:value="3602272" calcext:value-type="float">
            <text:p>3602272</text:p>
          </table:table-cell>
          <table:table-cell office:value-type="float" office:value="19736" calcext:value-type="float">
            <text:p>19736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2">
          <table:table-cell office:value-type="float" office:value="3602273" calcext:value-type="float">
            <text:p>3602273</text:p>
          </table:table-cell>
          <table:table-cell office:value-type="float" office:value="3837924" calcext:value-type="float">
            <text:p>3837924</text:p>
          </table:table-cell>
          <table:table-cell office:value-type="float" office:value="235652" calcext:value-type="float">
            <text:p>235652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3837925" calcext:value-type="float">
            <text:p>3837925</text:p>
          </table:table-cell>
          <table:table-cell office:value-type="float" office:value="3851959" calcext:value-type="float">
            <text:p>3851959</text:p>
          </table:table-cell>
          <table:table-cell office:value-type="float" office:value="14035" calcext:value-type="float">
            <text:p>14035</text:p>
          </table:table-cell>
          <table:table-cell office:value-type="float" office:value="40.96" calcext:value-type="float">
            <text:p>40.96</text:p>
          </table:table-cell>
        </table:table-row>
        <table:table-row table:style-name="ro2">
          <table:table-cell office:value-type="float" office:value="3851960" calcext:value-type="float">
            <text:p>3851960</text:p>
          </table:table-cell>
          <table:table-cell office:value-type="float" office:value="3922148" calcext:value-type="float">
            <text:p>3922148</text:p>
          </table:table-cell>
          <table:table-cell office:value-type="float" office:value="70189" calcext:value-type="float">
            <text:p>70189</text:p>
          </table:table-cell>
          <table:table-cell office:value-type="float" office:value="33.44" calcext:value-type="float">
            <text:p>33.44</text:p>
          </table:table-cell>
        </table:table-row>
        <table:table-row table:style-name="ro2">
          <table:table-cell office:value-type="float" office:value="3922149" calcext:value-type="float">
            <text:p>3922149</text:p>
          </table:table-cell>
          <table:table-cell office:value-type="float" office:value="3937730" calcext:value-type="float">
            <text:p>3937730</text:p>
          </table:table-cell>
          <table:table-cell office:value-type="float" office:value="15582" calcext:value-type="float">
            <text:p>15582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2">
          <table:table-cell office:value-type="float" office:value="3937731" calcext:value-type="float">
            <text:p>3937731</text:p>
          </table:table-cell>
          <table:table-cell office:value-type="float" office:value="3951201" calcext:value-type="float">
            <text:p>3951201</text:p>
          </table:table-cell>
          <table:table-cell office:value-type="float" office:value="13471" calcext:value-type="float">
            <text:p>13471</text:p>
          </table:table-cell>
          <table:table-cell office:value-type="float" office:value="39.69" calcext:value-type="float">
            <text:p>39.69</text:p>
          </table:table-cell>
        </table:table-row>
        <table:table-row table:style-name="ro2">
          <table:table-cell office:value-type="float" office:value="3951202" calcext:value-type="float">
            <text:p>3951202</text:p>
          </table:table-cell>
          <table:table-cell office:value-type="float" office:value="4008358" calcext:value-type="float">
            <text:p>4008358</text:p>
          </table:table-cell>
          <table:table-cell office:value-type="float" office:value="57157" calcext:value-type="float">
            <text:p>57157</text:p>
          </table:table-cell>
          <table:table-cell office:value-type="float" office:value="31.67" calcext:value-type="float">
            <text:p>31.67</text:p>
          </table:table-cell>
        </table:table-row>
        <table:table-row table:style-name="ro2">
          <table:table-cell office:value-type="float" office:value="4008359" calcext:value-type="float">
            <text:p>4008359</text:p>
          </table:table-cell>
          <table:table-cell office:value-type="float" office:value="4020986" calcext:value-type="float">
            <text:p>4020986</text:p>
          </table:table-cell>
          <table:table-cell office:value-type="float" office:value="12628" calcext:value-type="float">
            <text:p>12628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2">
          <table:table-cell office:value-type="float" office:value="4020987" calcext:value-type="float">
            <text:p>4020987</text:p>
          </table:table-cell>
          <table:table-cell office:value-type="float" office:value="4029438" calcext:value-type="float">
            <text:p>4029438</text:p>
          </table:table-cell>
          <table:table-cell office:value-type="float" office:value="8452" calcext:value-type="float">
            <text:p>8452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2">
          <table:table-cell office:value-type="float" office:value="4029439" calcext:value-type="float">
            <text:p>4029439</text:p>
          </table:table-cell>
          <table:table-cell office:value-type="float" office:value="5285253" calcext:value-type="float">
            <text:p>5285253</text:p>
          </table:table-cell>
          <table:table-cell office:value-type="float" office:value="1255815" calcext:value-type="float">
            <text:p>1255815</text:p>
          </table:table-cell>
          <table:table-cell office:value-type="float" office:value="34.92" calcext:value-type="float">
            <text:p>34.92</text:p>
          </table:table-cell>
        </table:table-row>
        <table:table-row table:style-name="ro2">
          <table:table-cell office:value-type="float" office:value="5285254" calcext:value-type="float">
            <text:p>5285254</text:p>
          </table:table-cell>
          <table:table-cell office:value-type="float" office:value="5303933" calcext:value-type="float">
            <text:p>5303933</text:p>
          </table:table-cell>
          <table:table-cell office:value-type="float" office:value="18680" calcext:value-type="float">
            <text:p>18680</text:p>
          </table:table-cell>
          <table:table-cell office:value-type="float" office:value="52.6" calcext:value-type="float">
            <text:p>52.6</text:p>
          </table:table-cell>
        </table:table-row>
        <table:table-row table:style-name="ro2">
          <table:table-cell office:value-type="float" office:value="5303934" calcext:value-type="float">
            <text:p>5303934</text:p>
          </table:table-cell>
          <table:table-cell office:value-type="float" office:value="5335223" calcext:value-type="float">
            <text:p>5335223</text:p>
          </table:table-cell>
          <table:table-cell office:value-type="float" office:value="31290" calcext:value-type="float">
            <text:p>31290</text:p>
          </table:table-cell>
          <table:table-cell office:value-type="float" office:value="34.88" calcext:value-type="float">
            <text:p>34.88</text:p>
          </table:table-cell>
        </table:table-row>
        <table:table-row table:style-name="ro2">
          <table:table-cell office:value-type="float" office:value="5335224" calcext:value-type="float">
            <text:p>5335224</text:p>
          </table:table-cell>
          <table:table-cell office:value-type="float" office:value="5353785" calcext:value-type="float">
            <text:p>5353785</text:p>
          </table:table-cell>
          <table:table-cell office:value-type="float" office:value="18562" calcext:value-type="float">
            <text:p>18562</text:p>
          </table:table-cell>
          <table:table-cell office:value-type="float" office:value="45.22" calcext:value-type="float">
            <text:p>45.22</text:p>
          </table:table-cell>
        </table:table-row>
        <table:table-row table:style-name="ro2">
          <table:table-cell office:value-type="float" office:value="5353786" calcext:value-type="float">
            <text:p>5353786</text:p>
          </table:table-cell>
          <table:table-cell office:value-type="float" office:value="5367515" calcext:value-type="float">
            <text:p>5367515</text:p>
          </table:table-cell>
          <table:table-cell office:value-type="float" office:value="13730" calcext:value-type="float">
            <text:p>13730</text:p>
          </table:table-cell>
          <table:table-cell office:value-type="float" office:value="33.88" calcext:value-type="float">
            <text:p>33.88</text:p>
          </table:table-cell>
        </table:table-row>
        <table:table-row table:style-name="ro2">
          <table:table-cell office:value-type="float" office:value="5367516" calcext:value-type="float">
            <text:p>5367516</text:p>
          </table:table-cell>
          <table:table-cell office:value-type="float" office:value="5373773" calcext:value-type="float">
            <text:p>5373773</text:p>
          </table:table-cell>
          <table:table-cell office:value-type="float" office:value="6258" calcext:value-type="float">
            <text:p>6258</text:p>
          </table:table-cell>
          <table:table-cell office:value-type="float" office:value="46.88" calcext:value-type="float">
            <text:p>46.88</text:p>
          </table:table-cell>
        </table:table-row>
        <table:table-row table:style-name="ro2">
          <table:table-cell office:value-type="float" office:value="5373774" calcext:value-type="float">
            <text:p>5373774</text:p>
          </table:table-cell>
          <table:table-cell office:value-type="float" office:value="5398645" calcext:value-type="float">
            <text:p>5398645</text:p>
          </table:table-cell>
          <table:table-cell office:value-type="float" office:value="24872" calcext:value-type="float">
            <text:p>24872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2">
          <table:table-cell office:value-type="float" office:value="5398646" calcext:value-type="float">
            <text:p>5398646</text:p>
          </table:table-cell>
          <table:table-cell office:value-type="float" office:value="5425866" calcext:value-type="float">
            <text:p>5425866</text:p>
          </table:table-cell>
          <table:table-cell office:value-type="float" office:value="27221" calcext:value-type="float">
            <text:p>27221</text:p>
          </table:table-cell>
          <table:table-cell office:value-type="float" office:value="48.77" calcext:value-type="float">
            <text:p>48.77</text:p>
          </table:table-cell>
        </table:table-row>
        <table:table-row table:style-name="ro2">
          <table:table-cell office:value-type="float" office:value="5425867" calcext:value-type="float">
            <text:p>5425867</text:p>
          </table:table-cell>
          <table:table-cell office:value-type="float" office:value="5552744" calcext:value-type="float">
            <text:p>5552744</text:p>
          </table:table-cell>
          <table:table-cell office:value-type="float" office:value="126878" calcext:value-type="float">
            <text:p>126878</text:p>
          </table:table-cell>
          <table:table-cell office:value-type="float" office:value="35.09" calcext:value-type="float">
            <text:p>35.09</text:p>
          </table:table-cell>
        </table:table-row>
        <table:table-row table:style-name="ro2">
          <table:table-cell office:value-type="float" office:value="5552745" calcext:value-type="float">
            <text:p>5552745</text:p>
          </table:table-cell>
          <table:table-cell office:value-type="float" office:value="5644257" calcext:value-type="float">
            <text:p>5644257</text:p>
          </table:table-cell>
          <table:table-cell office:value-type="float" office:value="91513" calcext:value-type="float">
            <text:p>91513</text:p>
          </table:table-cell>
          <table:table-cell office:value-type="float" office:value="38.72" calcext:value-type="float">
            <text:p>38.72</text:p>
          </table:table-cell>
        </table:table-row>
        <table:table-row table:style-name="ro2">
          <table:table-cell office:value-type="float" office:value="5644258" calcext:value-type="float">
            <text:p>5644258</text:p>
          </table:table-cell>
          <table:table-cell office:value-type="float" office:value="5660010" calcext:value-type="float">
            <text:p>5660010</text:p>
          </table:table-cell>
          <table:table-cell office:value-type="float" office:value="15753" calcext:value-type="float">
            <text:p>15753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2">
          <table:table-cell office:value-type="float" office:value="5660011" calcext:value-type="float">
            <text:p>5660011</text:p>
          </table:table-cell>
          <table:table-cell office:value-type="float" office:value="5663841" calcext:value-type="float">
            <text:p>5663841</text:p>
          </table:table-cell>
          <table:table-cell office:value-type="float" office:value="3831" calcext:value-type="float">
            <text:p>3831</text:p>
          </table:table-cell>
          <table:table-cell office:value-type="float" office:value="27.64" calcext:value-type="float">
            <text:p>27.64</text:p>
          </table:table-cell>
        </table:table-row>
      </table:table>
      <table:table table:name="chr29" table:style-name="ta1">
        <table:table-column table:style-name="co1" table:number-columns-repeated="3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Start (bp)</text:p>
          </table:table-cell>
          <table:table-cell office:value-type="string" calcext:value-type="string">
            <text:p>Stop (bp)</text:p>
          </table:table-cell>
          <table:table-cell office:value-type="string" calcext:value-type="string">
            <text:p>Length (bp)</text:p>
          </table:table-cell>
          <table:table-cell office:value-type="string" calcext:value-type="string">
            <text:p>GC content (％)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455929" calcext:value-type="float">
            <text:p>2455929</text:p>
          </table:table-cell>
          <table:table-cell table:style-name="ce2" office:value-type="float" office:value="35.96" calcext:value-type="float">
            <text:p>35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3:44:20.665056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3:05:23.455175151</meta:creation-date>
    <dc:date>2021-08-16T19:30:06.613180462</dc:date>
    <meta:editing-duration>PT2H54M5S</meta:editing-duration>
    <meta:editing-cycles>7</meta:editing-cycles>
    <meta:generator>LibreOffice/6.4.7.2$Linux_X86_64 LibreOffice_project/40$Build-2</meta:generator>
    <meta:document-statistic meta:table-count="29" meta:cell-count="2888" meta:object-count="0"/>
  </office:meta>
</office:document-meta>
</file>